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961in"/>
    </style:style>
    <style:style style:name="co2" style:family="table-column">
      <style:table-column-properties fo:break-before="auto" style:column-width="0.4701in"/>
    </style:style>
    <style:style style:name="co3" style:family="table-column">
      <style:table-column-properties fo:break-before="auto" style:column-width="0.5457in"/>
    </style:style>
    <style:style style:name="co4" style:family="table-column">
      <style:table-column-properties fo:break-before="auto" style:column-width="0.622in"/>
    </style:style>
    <style:style style:name="co5" style:family="table-column">
      <style:table-column-properties fo:break-before="auto" style:column-width="0.6661in"/>
    </style:style>
    <style:style style:name="co6" style:family="table-column">
      <style:table-column-properties fo:break-before="auto" style:column-width="0.5898in"/>
    </style:style>
    <style:style style:name="co7" style:family="table-column">
      <style:table-column-properties fo:break-before="auto" style:column-width="0.7638in"/>
    </style:style>
    <style:style style:name="co8" style:family="table-column">
      <style:table-column-properties fo:break-before="auto" style:column-width="0.8402in"/>
    </style:style>
    <style:style style:name="co9" style:family="table-column">
      <style:table-column-properties fo:break-before="auto" style:column-width="1.1118in"/>
    </style:style>
    <style:style style:name="co10" style:family="table-column">
      <style:table-column-properties fo:break-before="auto" style:column-width="0.7201in"/>
    </style:style>
    <style:style style:name="co11" style:family="table-column">
      <style:table-column-properties fo:break-before="auto" style:column-width="0.9484in"/>
    </style:style>
    <style:style style:name="co12" style:family="table-column">
      <style:table-column-properties fo:break-before="auto" style:column-width="1.0689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MT and error analysis" table:style-name="ta1">
        <table:shapes>
          <draw:frame draw:z-index="0" draw:style-name="gr1" svg:width="10.2571in" svg:height="4.5134in" svg:x="1.115in" svg:y="1.2406in">
            <draw:object draw:notify-on-update-of-ranges="'MT and error analysis'.B2:'MT and error analysis'.B86 'MT and error analysis'.G1:'MT and error analysis'.G1 'MT and error analysis'.G2:'MT and error analysis'.G86 'MT and error analysis'.B2:'MT and error analysis'.B86 'MT and error analysis'.H1:'MT and error analysis'.H1 'MT and error analysis'.H2:'MT and error analysis'.H86 'MT and error analysis'.B2:'MT and error analysis'.B86 'MT and error analysis'.I1:'MT and error analysis'.I1 'MT and error analysis'.I2:'MT and error analysis'.I8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0.2571in" svg:height="4.5134in" svg:x="11.6878in" svg:y="1.2299in">
            <draw:object draw:notify-on-update-of-ranges="'MT and error analysis'.B2:'MT and error analysis'.B86 'MT and error analysis'.J1:'MT and error analysis'.J1 'MT and error analysis'.J2:'MT and error analysis'.J8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default-cell-style-name="Default"/>
        <table:table-row table:style-name="ro1">
          <table:table-cell office:value-type="string">
            <text:p>Filename</text:p>
          </table:table-cell>
          <table:table-cell office:value-type="string">
            <text:p><text:s/>trial#</text:p>
          </table:table-cell>
          <table:table-cell office:value-type="string">
            <text:p><text:s/>TP</text:p>
          </table:table-cell>
          <table:table-cell office:value-type="string">
            <text:p><text:s/>IP</text:p>
          </table:table-cell>
          <table:table-cell office:value-type="string">
            <text:p><text:s/>Lin1</text:p>
          </table:table-cell>
          <table:table-cell office:value-type="string">
            <text:p><text:s/>Lin2</text:p>
          </table:table-cell>
          <table:table-cell office:value-type="string">
            <text:p><text:s/>ErrorRate</text:p>
          </table:table-cell>
          <table:table-cell office:value-type="string">
            <text:p><text:s/>outlierRate</text:p>
          </table:table-cell>
          <table:table-cell office:value-type="string">
            <text:p><text:s/>meanMovetime</text:p>
          </table:table-cell>
          <table:table-cell office:value-type="string">
            <text:p><text:s/>meanIDe</text:p>
          </table:table-cell>
          <table:table-cell office:value-type="string">
            <text:p><text:s/>participantID</text:p>
          </table:table-cell>
          <table:table-cell office:value-type="string">
            <text:p><text:s/>device</text:p>
          </table:table-cell>
          <table:table-cell/>
        </table:table-row>
        <table:table-row table:style-name="ro2">
          <table:table-cell office:value-type="string">
            <text:p>P32-data/Mouse/P32M1</text:p>
          </table:table-cell>
          <table:table-cell office:value-type="float" office:value="1">
            <text:p>1</text:p>
          </table:table-cell>
          <table:table-cell office:value-type="float" office:value="6.5175">
            <text:p>6.5175</text:p>
          </table:table-cell>
          <table:table-cell office:value-type="float" office:value="3.5958">
            <text:p>3.5958</text:p>
          </table:table-cell>
          <table:table-cell office:value-type="float" office:value="-0.6014">
            <text:p>-0.6014</text:p>
          </table:table-cell>
          <table:table-cell office:value-type="float" office:value="0.2781">
            <text:p>0.2781</text:p>
          </table:table-cell>
          <table:table-cell office:value-type="float" office:value="0.0933">
            <text:p>0.0933</text:p>
          </table:table-cell>
          <table:table-cell office:value-type="float" office:value="0.0133">
            <text:p>0.0133</text:p>
          </table:table-cell>
          <table:table-cell office:value-type="float" office:value="0.8341">
            <text:p>0.8341</text:p>
          </table:table-cell>
          <table:table-cell office:value-type="float" office:value="5.1724">
            <text:p>5.1724</text:p>
          </table:table-cell>
          <table:table-cell office:value-type="string">
            <text:p>P32</text:p>
          </table:table-cell>
          <table:table-cell office:value-type="string">
            <text:p>Mouse</text:p>
          </table:table-cell>
          <table:table-cell/>
        </table:table-row>
        <table:table-row table:style-name="ro2">
          <table:table-cell office:value-type="string">
            <text:p>P32-data/Mouse/P32M3</text:p>
          </table:table-cell>
          <table:table-cell office:value-type="float" office:value="3">
            <text:p>3</text:p>
          </table:table-cell>
          <table:table-cell office:value-type="float" office:value="6.1015">
            <text:p>6.1015</text:p>
          </table:table-cell>
          <table:table-cell office:value-type="float" office:value="3.4439">
            <text:p>3.4439</text:p>
          </table:table-cell>
          <table:table-cell office:value-type="float" office:value="-0.6151">
            <text:p>-0.6151</text:p>
          </table:table-cell>
          <table:table-cell office:value-type="float" office:value="0.2904">
            <text:p>0.2904</text:p>
          </table:table-cell>
          <table:table-cell office:value-type="float" office:value="0.1067">
            <text:p>0.1067</text:p>
          </table:table-cell>
          <table:table-cell office:value-type="float" office:value="0">
            <text:p>0</text:p>
          </table:table-cell>
          <table:table-cell office:value-type="float" office:value="0.8683">
            <text:p>0.8683</text:p>
          </table:table-cell>
          <table:table-cell office:value-type="float" office:value="5.1032">
            <text:p>5.1032</text:p>
          </table:table-cell>
          <table:table-cell office:value-type="string">
            <text:p>P32</text:p>
          </table:table-cell>
          <table:table-cell office:value-type="string">
            <text:p>Mouse</text:p>
          </table:table-cell>
          <table:table-cell/>
        </table:table-row>
        <table:table-row table:style-name="ro2">
          <table:table-cell office:value-type="string">
            <text:p>P32-data/Mouse/P32M2</text:p>
          </table:table-cell>
          <table:table-cell office:value-type="float" office:value="2">
            <text:p>2</text:p>
          </table:table-cell>
          <table:table-cell office:value-type="float" office:value="6.9035">
            <text:p>6.9035</text:p>
          </table:table-cell>
          <table:table-cell office:value-type="float" office:value="4.9198">
            <text:p>4.9198</text:p>
          </table:table-cell>
          <table:table-cell office:value-type="float" office:value="-0.2797">
            <text:p>-0.2797</text:p>
          </table:table-cell>
          <table:table-cell office:value-type="float" office:value="0.2033">
            <text:p>0.2033</text:p>
          </table:table-cell>
          <table:table-cell office:value-type="float" office:value="0.08">
            <text:p>0.08</text:p>
          </table:table-cell>
          <table:table-cell office:value-type="float" office:value="0.0267">
            <text:p>0.0267</text:p>
          </table:table-cell>
          <table:table-cell office:value-type="float" office:value="0.7449">
            <text:p>0.7449</text:p>
          </table:table-cell>
          <table:table-cell office:value-type="float" office:value="5.0345">
            <text:p>5.0345</text:p>
          </table:table-cell>
          <table:table-cell office:value-type="string">
            <text:p>P32</text:p>
          </table:table-cell>
          <table:table-cell office:value-type="string">
            <text:p>Mouse</text:p>
          </table:table-cell>
          <table:table-cell/>
        </table:table-row>
        <table:table-row table:style-name="ro2">
          <table:table-cell office:value-type="string">
            <text:p>P32-data/FR/P32FR3</text:p>
          </table:table-cell>
          <table:table-cell office:value-type="float" office:value="3">
            <text:p>3</text:p>
          </table:table-cell>
          <table:table-cell office:value-type="float" office:value="2.8453">
            <text:p>2.8453</text:p>
          </table:table-cell>
          <table:table-cell office:value-type="float" office:value="1.216">
            <text:p>1.216</text:p>
          </table:table-cell>
          <table:table-cell office:value-type="float" office:value="-2.2287">
            <text:p>-2.2287</text:p>
          </table:table-cell>
          <table:table-cell office:value-type="float" office:value="0.8223">
            <text:p>0.8223</text:p>
          </table:table-cell>
          <table:table-cell office:value-type="float" office:value="0.1067">
            <text:p>0.1067</text:p>
          </table:table-cell>
          <table:table-cell office:value-type="float" office:value="0.0267">
            <text:p>0.0267</text:p>
          </table:table-cell>
          <table:table-cell office:value-type="float" office:value="2.0378">
            <text:p>2.0378</text:p>
          </table:table-cell>
          <table:table-cell office:value-type="float" office:value="5.1816">
            <text:p>5.1816</text:p>
          </table:table-cell>
          <table:table-cell office:value-type="string">
            <text:p>P32</text:p>
          </table:table-cell>
          <table:table-cell office:value-type="string">
            <text:p>Fingers relative</text:p>
          </table:table-cell>
          <table:table-cell/>
        </table:table-row>
        <table:table-row table:style-name="ro2">
          <table:table-cell office:value-type="string">
            <text:p>P32-data/FR/P32FR2</text:p>
          </table:table-cell>
          <table:table-cell office:value-type="float" office:value="2">
            <text:p>2</text:p>
          </table:table-cell>
          <table:table-cell office:value-type="float" office:value="3.0832">
            <text:p>3.0832</text:p>
          </table:table-cell>
          <table:table-cell office:value-type="float" office:value="1.2366">
            <text:p>1.2366</text:p>
          </table:table-cell>
          <table:table-cell office:value-type="float" office:value="-2.3143">
            <text:p>-2.3143</text:p>
          </table:table-cell>
          <table:table-cell office:value-type="float" office:value="0.8087">
            <text:p>0.8087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1.8472">
            <text:p>1.8472</text:p>
          </table:table-cell>
          <table:table-cell office:value-type="float" office:value="5.1226">
            <text:p>5.1226</text:p>
          </table:table-cell>
          <table:table-cell office:value-type="string">
            <text:p>P32</text:p>
          </table:table-cell>
          <table:table-cell office:value-type="string">
            <text:p>Fingers relative</text:p>
          </table:table-cell>
          <table:table-cell/>
        </table:table-row>
        <table:table-row table:style-name="ro2">
          <table:table-cell office:value-type="string">
            <text:p>P32-data/FR/P32FR11</text:p>
          </table:table-cell>
          <table:table-cell office:value-type="float" office:value="1">
            <text:p>1</text:p>
          </table:table-cell>
          <table:table-cell office:value-type="float" office:value="2.4408">
            <text:p>2.4408</text:p>
          </table:table-cell>
          <table:table-cell office:value-type="float" office:value="1.7021">
            <text:p>1.7021</text:p>
          </table:table-cell>
          <table:table-cell office:value-type="float" office:value="-0.9206">
            <text:p>-0.9206</text:p>
          </table:table-cell>
          <table:table-cell office:value-type="float" office:value="0.5875">
            <text:p>0.5875</text:p>
          </table:table-cell>
          <table:table-cell office:value-type="float" office:value="0.1467">
            <text:p>0.1467</text:p>
          </table:table-cell>
          <table:table-cell office:value-type="float" office:value="0.0267">
            <text:p>0.0267</text:p>
          </table:table-cell>
          <table:table-cell office:value-type="float" office:value="2.2389">
            <text:p>2.2389</text:p>
          </table:table-cell>
          <table:table-cell office:value-type="float" office:value="5.3278">
            <text:p>5.3278</text:p>
          </table:table-cell>
          <table:table-cell office:value-type="string">
            <text:p>P32</text:p>
          </table:table-cell>
          <table:table-cell office:value-type="string">
            <text:p>Fingers relative</text:p>
          </table:table-cell>
          <table:table-cell/>
        </table:table-row>
        <table:table-row table:style-name="ro2">
          <table:table-cell office:value-type="string">
            <text:p>P32-data/FR/P32FR1</text:p>
          </table:table-cell>
          <table:table-cell office:value-type="float" office:value="1">
            <text:p>1</text:p>
          </table:table-cell>
          <table:table-cell office:value-type="float" office:value="3.0792">
            <text:p>3.0792</text:p>
          </table:table-cell>
          <table:table-cell office:value-type="float" office:value="0.9321">
            <text:p>0.9321</text:p>
          </table:table-cell>
          <table:table-cell office:value-type="float" office:value="-3.6193">
            <text:p>-3.6193</text:p>
          </table:table-cell>
          <table:table-cell office:value-type="float" office:value="1.0729">
            <text:p>1.0729</text:p>
          </table:table-cell>
          <table:table-cell office:value-type="float" office:value="0.2133">
            <text:p>0.2133</text:p>
          </table:table-cell>
          <table:table-cell office:value-type="float" office:value="0.0267">
            <text:p>0.0267</text:p>
          </table:table-cell>
          <table:table-cell office:value-type="float" office:value="1.8503">
            <text:p>1.8503</text:p>
          </table:table-cell>
          <table:table-cell office:value-type="float" office:value="5.0899">
            <text:p>5.0899</text:p>
          </table:table-cell>
          <table:table-cell office:value-type="string">
            <text:p>P32</text:p>
          </table:table-cell>
          <table:table-cell office:value-type="string">
            <text:p>Fingers relative</text:p>
          </table:table-cell>
          <table:table-cell/>
        </table:table-row>
        <table:table-row table:style-name="ro1">
          <table:table-cell office:value-type="string">
            <text:p>P32-data/Trackpad/P32T2</text:p>
          </table:table-cell>
          <table:table-cell office:value-type="float" office:value="2">
            <text:p>2</text:p>
          </table:table-cell>
          <table:table-cell office:value-type="float" office:value="4.0419">
            <text:p>4.0419</text:p>
          </table:table-cell>
          <table:table-cell office:value-type="float" office:value="2.2051">
            <text:p>2.2051</text:p>
          </table:table-cell>
          <table:table-cell office:value-type="float" office:value="-1.0419">
            <text:p>-1.0419</text:p>
          </table:table-cell>
          <table:table-cell office:value-type="float" office:value="0.4535">
            <text:p>0.4535</text:p>
          </table:table-cell>
          <table:table-cell office:value-type="float" office:value="0.0933">
            <text:p>0.0933</text:p>
          </table:table-cell>
          <table:table-cell office:value-type="float" office:value="0.0133">
            <text:p>0.0133</text:p>
          </table:table-cell>
          <table:table-cell office:value-type="float" office:value="1.3736">
            <text:p>1.3736</text:p>
          </table:table-cell>
          <table:table-cell office:value-type="float" office:value="5.3284">
            <text:p>5.3284</text:p>
          </table:table-cell>
          <table:table-cell office:value-type="string">
            <text:p>P32</text:p>
          </table:table-cell>
          <table:table-cell office:value-type="string">
            <text:p>Trackpad</text:p>
          </table:table-cell>
          <table:table-cell/>
        </table:table-row>
        <table:table-row table:style-name="ro1">
          <table:table-cell office:value-type="string">
            <text:p>P32-data/Trackpad/P32T1</text:p>
          </table:table-cell>
          <table:table-cell office:value-type="float" office:value="1">
            <text:p>1</text:p>
          </table:table-cell>
          <table:table-cell office:value-type="float" office:value="3.7094">
            <text:p>3.7094</text:p>
          </table:table-cell>
          <table:table-cell office:value-type="float" office:value="4.2768">
            <text:p>4.2768</text:p>
          </table:table-cell>
          <table:table-cell office:value-type="float" office:value="0.1949">
            <text:p>0.1949</text:p>
          </table:table-cell>
          <table:table-cell office:value-type="float" office:value="0.2338">
            <text:p>0.2338</text:p>
          </table:table-cell>
          <table:table-cell office:value-type="float" office:value="0.08">
            <text:p>0.08</text:p>
          </table:table-cell>
          <table:table-cell office:value-type="float" office:value="0.0133">
            <text:p>0.0133</text:p>
          </table:table-cell>
          <table:table-cell office:value-type="float" office:value="1.3959">
            <text:p>1.3959</text:p>
          </table:table-cell>
          <table:table-cell office:value-type="float" office:value="5.132">
            <text:p>5.132</text:p>
          </table:table-cell>
          <table:table-cell office:value-type="string">
            <text:p>P32</text:p>
          </table:table-cell>
          <table:table-cell office:value-type="string">
            <text:p>Trackpad</text:p>
          </table:table-cell>
          <table:table-cell/>
        </table:table-row>
        <table:table-row table:style-name="ro2">
          <table:table-cell office:value-type="string">
            <text:p>P32-data/FA/P32FA2</text:p>
          </table:table-cell>
          <table:table-cell office:value-type="float" office:value="2">
            <text:p>2</text:p>
          </table:table-cell>
          <table:table-cell office:value-type="float" office:value="3.0353">
            <text:p>3.0353</text:p>
          </table:table-cell>
          <table:table-cell office:value-type="float" office:value="1.4844">
            <text:p>1.4844</text:p>
          </table:table-cell>
          <table:table-cell office:value-type="float" office:value="-1.6178">
            <text:p>-1.6178</text:p>
          </table:table-cell>
          <table:table-cell office:value-type="float" office:value="0.6737">
            <text:p>0.6737</text:p>
          </table:table-cell>
          <table:table-cell office:value-type="float" office:value="0.28">
            <text:p>0.28</text:p>
          </table:table-cell>
          <table:table-cell office:value-type="float" office:value="0.0267">
            <text:p>0.0267</text:p>
          </table:table-cell>
          <table:table-cell office:value-type="float" office:value="1.7317">
            <text:p>1.7317</text:p>
          </table:table-cell>
          <table:table-cell office:value-type="float" office:value="4.9385">
            <text:p>4.9385</text:p>
          </table:table-cell>
          <table:table-cell office:value-type="string">
            <text:p>P32</text:p>
          </table:table-cell>
          <table:table-cell office:value-type="string">
            <text:p>Fingers absolute</text:p>
          </table:table-cell>
          <table:table-cell/>
        </table:table-row>
        <table:table-row table:style-name="ro2">
          <table:table-cell office:value-type="string">
            <text:p>P32-data/FA/P32FA1</text:p>
          </table:table-cell>
          <table:table-cell office:value-type="float" office:value="1">
            <text:p>1</text:p>
          </table:table-cell>
          <table:table-cell office:value-type="float" office:value="2.3767">
            <text:p>2.3767</text:p>
          </table:table-cell>
          <table:table-cell office:value-type="float" office:value="1.5263">
            <text:p>1.5263</text:p>
          </table:table-cell>
          <table:table-cell office:value-type="float" office:value="-1.0605">
            <text:p>-1.0605</text:p>
          </table:table-cell>
          <table:table-cell office:value-type="float" office:value="0.6552">
            <text:p>0.6552</text:p>
          </table:table-cell>
          <table:table-cell office:value-type="float" office:value="0.3867">
            <text:p>0.3867</text:p>
          </table:table-cell>
          <table:table-cell office:value-type="float" office:value="0.04">
            <text:p>0.04</text:p>
          </table:table-cell>
          <table:table-cell office:value-type="float" office:value="2.1726">
            <text:p>2.1726</text:p>
          </table:table-cell>
          <table:table-cell office:value-type="float" office:value="4.9459">
            <text:p>4.9459</text:p>
          </table:table-cell>
          <table:table-cell office:value-type="string">
            <text:p>P32</text:p>
          </table:table-cell>
          <table:table-cell office:value-type="string">
            <text:p>Fingers absolute</text:p>
          </table:table-cell>
          <table:table-cell/>
        </table:table-row>
        <table:table-row table:style-name="ro2">
          <table:table-cell office:value-type="string">
            <text:p>P32-data/FA/P32FA3</text:p>
          </table:table-cell>
          <table:table-cell office:value-type="float" office:value="3">
            <text:p>3</text:p>
          </table:table-cell>
          <table:table-cell office:value-type="float" office:value="2.7988">
            <text:p>2.7988</text:p>
          </table:table-cell>
          <table:table-cell office:value-type="float" office:value="1.8426">
            <text:p>1.8426</text:p>
          </table:table-cell>
          <table:table-cell office:value-type="float" office:value="-0.8593">
            <text:p>-0.8593</text:p>
          </table:table-cell>
          <table:table-cell office:value-type="float" office:value="0.5427">
            <text:p>0.5427</text:p>
          </table:table-cell>
          <table:table-cell office:value-type="float" office:value="0.36">
            <text:p>0.36</text:p>
          </table:table-cell>
          <table:table-cell office:value-type="float" office:value="0">
            <text:p>0</text:p>
          </table:table-cell>
          <table:table-cell office:value-type="float" office:value="1.8534">
            <text:p>1.8534</text:p>
          </table:table-cell>
          <table:table-cell office:value-type="float" office:value="4.9088">
            <text:p>4.9088</text:p>
          </table:table-cell>
          <table:table-cell office:value-type="string">
            <text:p>P32</text:p>
          </table:table-cell>
          <table:table-cell office:value-type="string">
            <text:p>Fingers absolute</text:p>
          </table:table-cell>
          <table:table-cell/>
        </table:table-row>
        <table:table-row table:style-name="ro2">
          <table:table-cell office:value-type="string">
            <text:p>P34-data/Mouse/P34M1</text:p>
          </table:table-cell>
          <table:table-cell office:value-type="float" office:value="1">
            <text:p>1</text:p>
          </table:table-cell>
          <table:table-cell office:value-type="float" office:value="5.9131">
            <text:p>5.9131</text:p>
          </table:table-cell>
          <table:table-cell office:value-type="float" office:value="7.2047">
            <text:p>7.2047</text:p>
          </table:table-cell>
          <table:table-cell office:value-type="float" office:value="0.1473">
            <text:p>0.1473</text:p>
          </table:table-cell>
          <table:table-cell office:value-type="float" office:value="0.1388">
            <text:p>0.1388</text:p>
          </table:table-cell>
          <table:table-cell office:value-type="float" office:value="0.0667">
            <text:p>0.0667</text:p>
          </table:table-cell>
          <table:table-cell office:value-type="float" office:value="0.0133">
            <text:p>0.0133</text:p>
          </table:table-cell>
          <table:table-cell office:value-type="float" office:value="0.8393">
            <text:p>0.8393</text:p>
          </table:table-cell>
          <table:table-cell office:value-type="float" office:value="4.9819">
            <text:p>4.9819</text:p>
          </table:table-cell>
          <table:table-cell office:value-type="string">
            <text:p>P34</text:p>
          </table:table-cell>
          <table:table-cell office:value-type="string">
            <text:p>Mouse</text:p>
          </table:table-cell>
          <table:table-cell/>
        </table:table-row>
        <table:table-row table:style-name="ro2">
          <table:table-cell office:value-type="string">
            <text:p>P34-data/Mouse/P34M3</text:p>
          </table:table-cell>
          <table:table-cell office:value-type="float" office:value="3">
            <text:p>3</text:p>
          </table:table-cell>
          <table:table-cell office:value-type="float" office:value="7.1917">
            <text:p>7.1917</text:p>
          </table:table-cell>
          <table:table-cell office:value-type="float" office:value="4.6788">
            <text:p>4.6788</text:p>
          </table:table-cell>
          <table:table-cell office:value-type="float" office:value="-0.3871">
            <text:p>-0.3871</text:p>
          </table:table-cell>
          <table:table-cell office:value-type="float" office:value="0.2137">
            <text:p>0.2137</text:p>
          </table:table-cell>
          <table:table-cell office:value-type="float" office:value="0.0533">
            <text:p>0.0533</text:p>
          </table:table-cell>
          <table:table-cell office:value-type="float" office:value="0">
            <text:p>0</text:p>
          </table:table-cell>
          <table:table-cell office:value-type="float" office:value="0.7798">
            <text:p>0.7798</text:p>
          </table:table-cell>
          <table:table-cell office:value-type="float" office:value="5.4584">
            <text:p>5.4584</text:p>
          </table:table-cell>
          <table:table-cell office:value-type="string">
            <text:p>P34</text:p>
          </table:table-cell>
          <table:table-cell office:value-type="string">
            <text:p>Mouse</text:p>
          </table:table-cell>
          <table:table-cell/>
        </table:table-row>
        <table:table-row table:style-name="ro2">
          <table:table-cell office:value-type="string">
            <text:p>P34-data/Mouse/P34M2</text:p>
          </table:table-cell>
          <table:table-cell office:value-type="float" office:value="2">
            <text:p>2</text:p>
          </table:table-cell>
          <table:table-cell office:value-type="float" office:value="6.9498">
            <text:p>6.9498</text:p>
          </table:table-cell>
          <table:table-cell office:value-type="float" office:value="4.5229">
            <text:p>4.5229</text:p>
          </table:table-cell>
          <table:table-cell office:value-type="float" office:value="-0.3952">
            <text:p>-0.3952</text:p>
          </table:table-cell>
          <table:table-cell office:value-type="float" office:value="0.2211">
            <text:p>0.2211</text:p>
          </table:table-cell>
          <table:table-cell office:value-type="float" office:value="0.04">
            <text:p>0.04</text:p>
          </table:table-cell>
          <table:table-cell office:value-type="float" office:value="0.0133">
            <text:p>0.0133</text:p>
          </table:table-cell>
          <table:table-cell office:value-type="float" office:value="0.7679">
            <text:p>0.7679</text:p>
          </table:table-cell>
          <table:table-cell office:value-type="float" office:value="5.2599">
            <text:p>5.2599</text:p>
          </table:table-cell>
          <table:table-cell office:value-type="string">
            <text:p>P34</text:p>
          </table:table-cell>
          <table:table-cell office:value-type="string">
            <text:p>Mouse</text:p>
          </table:table-cell>
          <table:table-cell/>
        </table:table-row>
        <table:table-row table:style-name="ro2">
          <table:table-cell office:value-type="string">
            <text:p>P34-data/FR/P34FR3</text:p>
          </table:table-cell>
          <table:table-cell office:value-type="float" office:value="3">
            <text:p>3</text:p>
          </table:table-cell>
          <table:table-cell office:value-type="float" office:value="2.8267">
            <text:p>2.8267</text:p>
          </table:table-cell>
          <table:table-cell office:value-type="float" office:value="0.3204">
            <text:p>0.3204</text:p>
          </table:table-cell>
          <table:table-cell office:value-type="float" office:value="-11.9619">
            <text:p>-11.9619</text:p>
          </table:table-cell>
          <table:table-cell office:value-type="float" office:value="3.1206">
            <text:p>3.1206</text:p>
          </table:table-cell>
          <table:table-cell office:value-type="float" office:value="0.4267">
            <text:p>0.4267</text:p>
          </table:table-cell>
          <table:table-cell office:value-type="float" office:value="0.0667">
            <text:p>0.0667</text:p>
          </table:table-cell>
          <table:table-cell office:value-type="float" office:value="2.8215">
            <text:p>2.8215</text:p>
          </table:table-cell>
          <table:table-cell office:value-type="float" office:value="4.6482">
            <text:p>4.6482</text:p>
          </table:table-cell>
          <table:table-cell office:value-type="string">
            <text:p>P34</text:p>
          </table:table-cell>
          <table:table-cell office:value-type="string">
            <text:p>Fingers relative</text:p>
          </table:table-cell>
          <table:table-cell/>
        </table:table-row>
        <table:table-row table:style-name="ro2">
          <table:table-cell office:value-type="string">
            <text:p>P34-data/FR/P34FR2</text:p>
          </table:table-cell>
          <table:table-cell office:value-type="float" office:value="2">
            <text:p>2</text:p>
          </table:table-cell>
          <table:table-cell office:value-type="float" office:value="3.0331">
            <text:p>3.0331</text:p>
          </table:table-cell>
          <table:table-cell office:value-type="float" office:value="2.3907">
            <text:p>2.3907</text:p>
          </table:table-cell>
          <table:table-cell office:value-type="float" office:value="-0.399">
            <text:p>-0.399</text:p>
          </table:table-cell>
          <table:table-cell office:value-type="float" office:value="0.4183">
            <text:p>0.4183</text:p>
          </table:table-cell>
          <table:table-cell office:value-type="float" office:value="0.5067">
            <text:p>0.5067</text:p>
          </table:table-cell>
          <table:table-cell office:value-type="float" office:value="0.0133">
            <text:p>0.0133</text:p>
          </table:table-cell>
          <table:table-cell office:value-type="float" office:value="1.555">
            <text:p>1.555</text:p>
          </table:table-cell>
          <table:table-cell office:value-type="float" office:value="4.6791">
            <text:p>4.6791</text:p>
          </table:table-cell>
          <table:table-cell office:value-type="string">
            <text:p>P34</text:p>
          </table:table-cell>
          <table:table-cell office:value-type="string">
            <text:p>Fingers relative</text:p>
          </table:table-cell>
          <table:table-cell/>
        </table:table-row>
        <table:table-row table:style-name="ro2">
          <table:table-cell office:value-type="string">
            <text:p>P34-data/FR/P34FR1</text:p>
          </table:table-cell>
          <table:table-cell office:value-type="float" office:value="1">
            <text:p>1</text:p>
          </table:table-cell>
          <table:table-cell office:value-type="float" office:value="2.6957">
            <text:p>2.6957</text:p>
          </table:table-cell>
          <table:table-cell office:value-type="float" office:value="0.9556">
            <text:p>0.9556</text:p>
          </table:table-cell>
          <table:table-cell office:value-type="float" office:value="-3.1513">
            <text:p>-3.1513</text:p>
          </table:table-cell>
          <table:table-cell office:value-type="float" office:value="1.0465">
            <text:p>1.0465</text:p>
          </table:table-cell>
          <table:table-cell office:value-type="float" office:value="0.3333">
            <text:p>0.3333</text:p>
          </table:table-cell>
          <table:table-cell office:value-type="float" office:value="0">
            <text:p>0</text:p>
          </table:table-cell>
          <table:table-cell office:value-type="float" office:value="2.338">
            <text:p>2.338</text:p>
          </table:table-cell>
          <table:table-cell office:value-type="float" office:value="4.9625">
            <text:p>4.9625</text:p>
          </table:table-cell>
          <table:table-cell office:value-type="string">
            <text:p>P34</text:p>
          </table:table-cell>
          <table:table-cell office:value-type="string">
            <text:p>Fingers relative</text:p>
          </table:table-cell>
          <table:table-cell/>
        </table:table-row>
        <table:table-row table:style-name="ro1">
          <table:table-cell office:value-type="string">
            <text:p>P34-data/Trackpad/P34T3</text:p>
          </table:table-cell>
          <table:table-cell office:value-type="float" office:value="3">
            <text:p>3</text:p>
          </table:table-cell>
          <table:table-cell office:value-type="float" office:value="3.6164">
            <text:p>3.6164</text:p>
          </table:table-cell>
          <table:table-cell office:value-type="float" office:value="4.5217">
            <text:p>4.5217</text:p>
          </table:table-cell>
          <table:table-cell office:value-type="float" office:value="0.2963">
            <text:p>0.2963</text:p>
          </table:table-cell>
          <table:table-cell office:value-type="float" office:value="0.2212">
            <text:p>0.2212</text:p>
          </table:table-cell>
          <table:table-cell table:number-columns-repeated="2" office:value-type="float" office:value="0.0133">
            <text:p>0.0133</text:p>
          </table:table-cell>
          <table:table-cell office:value-type="float" office:value="1.5191">
            <text:p>1.5191</text:p>
          </table:table-cell>
          <table:table-cell office:value-type="float" office:value="5.5283">
            <text:p>5.5283</text:p>
          </table:table-cell>
          <table:table-cell office:value-type="string">
            <text:p>P34</text:p>
          </table:table-cell>
          <table:table-cell office:value-type="string">
            <text:p>Trackpad</text:p>
          </table:table-cell>
          <table:table-cell/>
        </table:table-row>
        <table:table-row table:style-name="ro1">
          <table:table-cell office:value-type="string">
            <text:p>P34-data/Trackpad/P34T1</text:p>
          </table:table-cell>
          <table:table-cell office:value-type="float" office:value="1">
            <text:p>1</text:p>
          </table:table-cell>
          <table:table-cell office:value-type="float" office:value="3.2592">
            <text:p>3.2592</text:p>
          </table:table-cell>
          <table:table-cell office:value-type="float" office:value="3.592">
            <text:p>3.592</text:p>
          </table:table-cell>
          <table:table-cell office:value-type="float" office:value="0.15">
            <text:p>0.15</text:p>
          </table:table-cell>
          <table:table-cell office:value-type="float" office:value="0.2784">
            <text:p>0.2784</text:p>
          </table:table-cell>
          <table:table-cell office:value-type="float" office:value="0.0667">
            <text:p>0.0667</text:p>
          </table:table-cell>
          <table:table-cell office:value-type="float" office:value="0.0133">
            <text:p>0.0133</text:p>
          </table:table-cell>
          <table:table-cell office:value-type="float" office:value="1.6183">
            <text:p>1.6183</text:p>
          </table:table-cell>
          <table:table-cell office:value-type="float" office:value="5.2457">
            <text:p>5.2457</text:p>
          </table:table-cell>
          <table:table-cell office:value-type="string">
            <text:p>P34</text:p>
          </table:table-cell>
          <table:table-cell office:value-type="string">
            <text:p>Trackpad</text:p>
          </table:table-cell>
          <table:table-cell/>
        </table:table-row>
        <table:table-row table:style-name="ro1">
          <table:table-cell office:value-type="string">
            <text:p>P34-data/Trackpad/P34T2</text:p>
          </table:table-cell>
          <table:table-cell office:value-type="float" office:value="2">
            <text:p>2</text:p>
          </table:table-cell>
          <table:table-cell office:value-type="float" office:value="3.6674">
            <text:p>3.6674</text:p>
          </table:table-cell>
          <table:table-cell office:value-type="float" office:value="3.7804">
            <text:p>3.7804</text:p>
          </table:table-cell>
          <table:table-cell office:value-type="float" office:value="0.0475">
            <text:p>0.0475</text:p>
          </table:table-cell>
          <table:table-cell office:value-type="float" office:value="0.2645">
            <text:p>0.2645</text:p>
          </table:table-cell>
          <table:table-cell office:value-type="float" office:value="0.04">
            <text:p>0.04</text:p>
          </table:table-cell>
          <table:table-cell office:value-type="float" office:value="0.0133">
            <text:p>0.0133</text:p>
          </table:table-cell>
          <table:table-cell office:value-type="float" office:value="1.5547">
            <text:p>1.5547</text:p>
          </table:table-cell>
          <table:table-cell office:value-type="float" office:value="5.6959">
            <text:p>5.6959</text:p>
          </table:table-cell>
          <table:table-cell office:value-type="string">
            <text:p>P34</text:p>
          </table:table-cell>
          <table:table-cell office:value-type="string">
            <text:p>Trackpad</text:p>
          </table:table-cell>
          <table:table-cell/>
        </table:table-row>
        <table:table-row table:style-name="ro2">
          <table:table-cell office:value-type="string">
            <text:p>P34-data/FA/P34FA3</text:p>
          </table:table-cell>
          <table:table-cell office:value-type="float" office:value="3">
            <text:p>3</text:p>
          </table:table-cell>
          <table:table-cell office:value-type="float" office:value="3.7289">
            <text:p>3.7289</text:p>
          </table:table-cell>
          <table:table-cell office:value-type="float" office:value="3.9717">
            <text:p>3.9717</text:p>
          </table:table-cell>
          <table:table-cell office:value-type="float" office:value="0.0896">
            <text:p>0.0896</text:p>
          </table:table-cell>
          <table:table-cell office:value-type="float" office:value="0.2518">
            <text:p>0.2518</text:p>
          </table:table-cell>
          <table:table-cell office:value-type="float" office:value="0.24">
            <text:p>0.24</text:p>
          </table:table-cell>
          <table:table-cell office:value-type="float" office:value="0.0133">
            <text:p>0.0133</text:p>
          </table:table-cell>
          <table:table-cell office:value-type="float" office:value="1.3911">
            <text:p>1.3911</text:p>
          </table:table-cell>
          <table:table-cell office:value-type="float" office:value="5.195">
            <text:p>5.195</text:p>
          </table:table-cell>
          <table:table-cell office:value-type="string">
            <text:p>P34</text:p>
          </table:table-cell>
          <table:table-cell office:value-type="string">
            <text:p>Fingers absolute</text:p>
          </table:table-cell>
          <table:table-cell/>
        </table:table-row>
        <table:table-row table:style-name="ro2">
          <table:table-cell office:value-type="string">
            <text:p>P34-data/FA/P34FA1</text:p>
          </table:table-cell>
          <table:table-cell office:value-type="float" office:value="1">
            <text:p>1</text:p>
          </table:table-cell>
          <table:table-cell office:value-type="float" office:value="3.0064">
            <text:p>3.0064</text:p>
          </table:table-cell>
          <table:table-cell office:value-type="float" office:value="1.6509">
            <text:p>1.6509</text:p>
          </table:table-cell>
          <table:table-cell office:value-type="float" office:value="-1.197">
            <text:p>-1.197</text:p>
          </table:table-cell>
          <table:table-cell office:value-type="float" office:value="0.6057">
            <text:p>0.6057</text:p>
          </table:table-cell>
          <table:table-cell office:value-type="float" office:value="0.5733">
            <text:p>0.5733</text:p>
          </table:table-cell>
          <table:table-cell office:value-type="float" office:value="0.0133">
            <text:p>0.0133</text:p>
          </table:table-cell>
          <table:table-cell office:value-type="float" office:value="1.5132">
            <text:p>1.5132</text:p>
          </table:table-cell>
          <table:table-cell office:value-type="float" office:value="4.4411">
            <text:p>4.4411</text:p>
          </table:table-cell>
          <table:table-cell office:value-type="string">
            <text:p>P34</text:p>
          </table:table-cell>
          <table:table-cell office:value-type="string">
            <text:p>Fingers absolute</text:p>
          </table:table-cell>
          <table:table-cell/>
        </table:table-row>
        <table:table-row table:style-name="ro2">
          <table:table-cell office:value-type="string">
            <text:p>P34-data/FA/P34FA2</text:p>
          </table:table-cell>
          <table:table-cell office:value-type="float" office:value="2">
            <text:p>2</text:p>
          </table:table-cell>
          <table:table-cell office:value-type="float" office:value="4.068">
            <text:p>4.068</text:p>
          </table:table-cell>
          <table:table-cell office:value-type="float" office:value="5.2327">
            <text:p>5.2327</text:p>
          </table:table-cell>
          <table:table-cell office:value-type="float" office:value="0.3291">
            <text:p>0.3291</text:p>
          </table:table-cell>
          <table:table-cell office:value-type="float" office:value="0.1911">
            <text:p>0.1911</text:p>
          </table:table-cell>
          <table:table-cell office:value-type="float" office:value="0.5867">
            <text:p>0.5867</text:p>
          </table:table-cell>
          <table:table-cell office:value-type="float" office:value="0.0133">
            <text:p>0.0133</text:p>
          </table:table-cell>
          <table:table-cell office:value-type="float" office:value="1.4173">
            <text:p>1.4173</text:p>
          </table:table-cell>
          <table:table-cell office:value-type="float" office:value="5.8329">
            <text:p>5.8329</text:p>
          </table:table-cell>
          <table:table-cell office:value-type="string">
            <text:p>P34</text:p>
          </table:table-cell>
          <table:table-cell office:value-type="string">
            <text:p>Fingers absolute</text:p>
          </table:table-cell>
          <table:table-cell/>
        </table:table-row>
        <table:table-row table:style-name="ro2">
          <table:table-cell office:value-type="string">
            <text:p>11-data/Mouse/11p13</text:p>
          </table:table-cell>
          <table:table-cell office:value-type="float" office:value="3">
            <text:p>3</text:p>
          </table:table-cell>
          <table:table-cell office:value-type="float" office:value="5.808">
            <text:p>5.808</text:p>
          </table:table-cell>
          <table:table-cell office:value-type="float" office:value="4.1054">
            <text:p>4.1054</text:p>
          </table:table-cell>
          <table:table-cell office:value-type="float" office:value="-0.3631">
            <text:p>-0.3631</text:p>
          </table:table-cell>
          <table:table-cell office:value-type="float" office:value="0.2436">
            <text:p>0.2436</text:p>
          </table:table-cell>
          <table:table-cell office:value-type="float" office:value="0.1733">
            <text:p>0.1733</text:p>
          </table:table-cell>
          <table:table-cell office:value-type="float" office:value="0.0133">
            <text:p>0.0133</text:p>
          </table:table-cell>
          <table:table-cell office:value-type="float" office:value="0.9799">
            <text:p>0.9799</text:p>
          </table:table-cell>
          <table:table-cell office:value-type="float" office:value="5.3255">
            <text:p>5.3255</text:p>
          </table:table-cell>
          <table:table-cell office:value-type="float" office:value="11">
            <text:p>11</text:p>
          </table:table-cell>
          <table:table-cell office:value-type="string">
            <text:p>Mouse</text:p>
          </table:table-cell>
          <table:table-cell/>
        </table:table-row>
        <table:table-row table:style-name="ro2">
          <table:table-cell office:value-type="string">
            <text:p>11-data/Mouse/11p12</text:p>
          </table:table-cell>
          <table:table-cell office:value-type="float" office:value="2">
            <text:p>2</text:p>
          </table:table-cell>
          <table:table-cell office:value-type="float" office:value="5.9178">
            <text:p>5.9178</text:p>
          </table:table-cell>
          <table:table-cell office:value-type="float" office:value="4.4964">
            <text:p>4.4964</text:p>
          </table:table-cell>
          <table:table-cell office:value-type="float" office:value="-0.2908">
            <text:p>-0.2908</text:p>
          </table:table-cell>
          <table:table-cell office:value-type="float" office:value="0.2224">
            <text:p>0.2224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0.9707">
            <text:p>0.9707</text:p>
          </table:table-cell>
          <table:table-cell office:value-type="float" office:value="5.6717">
            <text:p>5.6717</text:p>
          </table:table-cell>
          <table:table-cell office:value-type="float" office:value="11">
            <text:p>11</text:p>
          </table:table-cell>
          <table:table-cell office:value-type="string">
            <text:p>Mouse</text:p>
          </table:table-cell>
          <table:table-cell/>
        </table:table-row>
        <table:table-row table:style-name="ro2">
          <table:table-cell office:value-type="string">
            <text:p>11-data/Mouse/11p11</text:p>
          </table:table-cell>
          <table:table-cell office:value-type="float" office:value="1">
            <text:p>1</text:p>
          </table:table-cell>
          <table:table-cell office:value-type="float" office:value="5.9537">
            <text:p>5.9537</text:p>
          </table:table-cell>
          <table:table-cell office:value-type="float" office:value="2.3162">
            <text:p>2.3162</text:p>
          </table:table-cell>
          <table:table-cell office:value-type="float" office:value="-1.29">
            <text:p>-1.29</text:p>
          </table:table-cell>
          <table:table-cell office:value-type="float" office:value="0.4317">
            <text:p>0.4317</text:p>
          </table:table-cell>
          <table:table-cell office:value-type="float" office:value="0.0267">
            <text:p>0.0267</text:p>
          </table:table-cell>
          <table:table-cell office:value-type="float" office:value="0.0133">
            <text:p>0.0133</text:p>
          </table:table-cell>
          <table:table-cell office:value-type="float" office:value="0.9149">
            <text:p>0.9149</text:p>
          </table:table-cell>
          <table:table-cell office:value-type="float" office:value="5.0991">
            <text:p>5.0991</text:p>
          </table:table-cell>
          <table:table-cell office:value-type="float" office:value="11">
            <text:p>11</text:p>
          </table:table-cell>
          <table:table-cell office:value-type="string">
            <text:p>Mouse</text:p>
          </table:table-cell>
          <table:table-cell/>
        </table:table-row>
        <table:table-row table:style-name="ro2">
          <table:table-cell office:value-type="string">
            <text:p>11-data/Mouse/11p14</text:p>
          </table:table-cell>
          <table:table-cell office:value-type="float" office:value="4">
            <text:p>4</text:p>
          </table:table-cell>
          <table:table-cell office:value-type="float" office:value="5.9624">
            <text:p>5.9624</text:p>
          </table:table-cell>
          <table:table-cell office:value-type="float" office:value="4.9404">
            <text:p>4.9404</text:p>
          </table:table-cell>
          <table:table-cell office:value-type="float" office:value="-0.177">
            <text:p>-0.177</text:p>
          </table:table-cell>
          <table:table-cell office:value-type="float" office:value="0.2024">
            <text:p>0.2024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0.9336">
            <text:p>0.9336</text:p>
          </table:table-cell>
          <table:table-cell office:value-type="float" office:value="5.4751">
            <text:p>5.4751</text:p>
          </table:table-cell>
          <table:table-cell office:value-type="float" office:value="11">
            <text:p>11</text:p>
          </table:table-cell>
          <table:table-cell office:value-type="string">
            <text:p>Mouse</text:p>
          </table:table-cell>
          <table:table-cell/>
        </table:table-row>
        <table:table-row table:style-name="ro2">
          <table:table-cell office:value-type="string">
            <text:p>11-data/FR/11p23</text:p>
          </table:table-cell>
          <table:table-cell office:value-type="float" office:value="3">
            <text:p>3</text:p>
          </table:table-cell>
          <table:table-cell office:value-type="float" office:value="3.7855">
            <text:p>3.7855</text:p>
          </table:table-cell>
          <table:table-cell office:value-type="float" office:value="0.9976">
            <text:p>0.9976</text:p>
          </table:table-cell>
          <table:table-cell office:value-type="float" office:value="-3.0768">
            <text:p>-3.0768</text:p>
          </table:table-cell>
          <table:table-cell office:value-type="float" office:value="1.0024">
            <text:p>1.0024</text:p>
          </table:table-cell>
          <table:table-cell office:value-type="float" office:value="0.08">
            <text:p>0.08</text:p>
          </table:table-cell>
          <table:table-cell office:value-type="float" office:value="0.0133">
            <text:p>0.0133</text:p>
          </table:table-cell>
          <table:table-cell office:value-type="float" office:value="2.0175">
            <text:p>2.0175</text:p>
          </table:table-cell>
          <table:table-cell office:value-type="float" office:value="5.0911">
            <text:p>5.0911</text:p>
          </table:table-cell>
          <table:table-cell office:value-type="float" office:value="11">
            <text:p>11</text:p>
          </table:table-cell>
          <table:table-cell office:value-type="string">
            <text:p>Fingers relative</text:p>
          </table:table-cell>
          <table:table-cell/>
        </table:table-row>
        <table:table-row table:style-name="ro2">
          <table:table-cell office:value-type="string">
            <text:p>11-data/FR/11p22</text:p>
          </table:table-cell>
          <table:table-cell office:value-type="float" office:value="2">
            <text:p>2</text:p>
          </table:table-cell>
          <table:table-cell office:value-type="float" office:value="2.8021">
            <text:p>2.8021</text:p>
          </table:table-cell>
          <table:table-cell office:value-type="float" office:value="1.159">
            <text:p>1.159</text:p>
          </table:table-cell>
          <table:table-cell office:value-type="float" office:value="-2.2787">
            <text:p>-2.2787</text:p>
          </table:table-cell>
          <table:table-cell office:value-type="float" office:value="0.8628">
            <text:p>0.8628</text:p>
          </table:table-cell>
          <table:table-cell office:value-type="float" office:value="0.0133">
            <text:p>0.0133</text:p>
          </table:table-cell>
          <table:table-cell office:value-type="float" office:value="0.0267">
            <text:p>0.0267</text:p>
          </table:table-cell>
          <table:table-cell office:value-type="float" office:value="1.7829">
            <text:p>1.7829</text:p>
          </table:table-cell>
          <table:table-cell office:value-type="float" office:value="4.7194">
            <text:p>4.7194</text:p>
          </table:table-cell>
          <table:table-cell office:value-type="float" office:value="11">
            <text:p>11</text:p>
          </table:table-cell>
          <table:table-cell office:value-type="string">
            <text:p>Fingers relative</text:p>
          </table:table-cell>
          <table:table-cell/>
        </table:table-row>
        <table:table-row table:style-name="ro2">
          <table:table-cell office:value-type="string">
            <text:p>11-data/FR/11p24</text:p>
          </table:table-cell>
          <table:table-cell office:value-type="float" office:value="4">
            <text:p>4</text:p>
          </table:table-cell>
          <table:table-cell office:value-type="float" office:value="2.6339">
            <text:p>2.6339</text:p>
          </table:table-cell>
          <table:table-cell office:value-type="float" office:value="1.1569">
            <text:p>1.1569</text:p>
          </table:table-cell>
          <table:table-cell office:value-type="float" office:value="-2.6857">
            <text:p>-2.6857</text:p>
          </table:table-cell>
          <table:table-cell office:value-type="float" office:value="0.8644">
            <text:p>0.8644</text:p>
          </table:table-cell>
          <table:table-cell office:value-type="float" office:value="0.1333">
            <text:p>0.1333</text:p>
          </table:table-cell>
          <table:table-cell office:value-type="float" office:value="0.0533">
            <text:p>0.0533</text:p>
          </table:table-cell>
          <table:table-cell office:value-type="float" office:value="2.2676">
            <text:p>2.2676</text:p>
          </table:table-cell>
          <table:table-cell office:value-type="float" office:value="5.7302">
            <text:p>5.7302</text:p>
          </table:table-cell>
          <table:table-cell office:value-type="float" office:value="11">
            <text:p>11</text:p>
          </table:table-cell>
          <table:table-cell office:value-type="string">
            <text:p>Fingers relative</text:p>
          </table:table-cell>
          <table:table-cell/>
        </table:table-row>
        <table:table-row table:style-name="ro2">
          <table:table-cell office:value-type="string">
            <text:p>11-data/FR/11p21</text:p>
          </table:table-cell>
          <table:table-cell office:value-type="float" office:value="1">
            <text:p>1</text:p>
          </table:table-cell>
          <table:table-cell office:value-type="float" office:value="2.6074">
            <text:p>2.6074</text:p>
          </table:table-cell>
          <table:table-cell office:value-type="float" office:value="0.6865">
            <text:p>0.6865</text:p>
          </table:table-cell>
          <table:table-cell office:value-type="float" office:value="-5.2338">
            <text:p>-5.2338</text:p>
          </table:table-cell>
          <table:table-cell office:value-type="float" office:value="1.4567">
            <text:p>1.4567</text:p>
          </table:table-cell>
          <table:table-cell office:value-type="float" office:value="0.1733">
            <text:p>0.1733</text:p>
          </table:table-cell>
          <table:table-cell office:value-type="float" office:value="0.0133">
            <text:p>0.0133</text:p>
          </table:table-cell>
          <table:table-cell office:value-type="float" office:value="2.5898">
            <text:p>2.5898</text:p>
          </table:table-cell>
          <table:table-cell office:value-type="float" office:value="5.3702">
            <text:p>5.3702</text:p>
          </table:table-cell>
          <table:table-cell office:value-type="float" office:value="11">
            <text:p>11</text:p>
          </table:table-cell>
          <table:table-cell office:value-type="string">
            <text:p>Fingers relative</text:p>
          </table:table-cell>
          <table:table-cell/>
        </table:table-row>
        <table:table-row table:style-name="ro1">
          <table:table-cell office:value-type="string">
            <text:p>11-data/Trackpad/11p34</text:p>
          </table:table-cell>
          <table:table-cell office:value-type="float" office:value="4">
            <text:p>4</text:p>
          </table:table-cell>
          <table:table-cell office:value-type="float" office:value="3.3203">
            <text:p>3.3203</text:p>
          </table:table-cell>
          <table:table-cell office:value-type="float" office:value="7.3886">
            <text:p>7.3886</text:p>
          </table:table-cell>
          <table:table-cell office:value-type="float" office:value="0.8454">
            <text:p>0.8454</text:p>
          </table:table-cell>
          <table:table-cell office:value-type="float" office:value="0.1353">
            <text:p>0.1353</text:p>
          </table:table-cell>
          <table:table-cell office:value-type="float" office:value="0.04">
            <text:p>0.04</text:p>
          </table:table-cell>
          <table:table-cell office:value-type="float" office:value="0.0267">
            <text:p>0.0267</text:p>
          </table:table-cell>
          <table:table-cell office:value-type="float" office:value="1.504">
            <text:p>1.504</text:p>
          </table:table-cell>
          <table:table-cell office:value-type="float" office:value="4.8748">
            <text:p>4.8748</text:p>
          </table:table-cell>
          <table:table-cell office:value-type="float" office:value="11">
            <text:p>11</text:p>
          </table:table-cell>
          <table:table-cell office:value-type="string">
            <text:p>Trackpad</text:p>
          </table:table-cell>
          <table:table-cell/>
        </table:table-row>
        <table:table-row table:style-name="ro1">
          <table:table-cell office:value-type="string">
            <text:p>11-data/Trackpad/11p31</text:p>
          </table:table-cell>
          <table:table-cell office:value-type="float" office:value="1">
            <text:p>1</text:p>
          </table:table-cell>
          <table:table-cell office:value-type="float" office:value="3.7047">
            <text:p>3.7047</text:p>
          </table:table-cell>
          <table:table-cell office:value-type="float" office:value="3.509">
            <text:p>3.509</text:p>
          </table:table-cell>
          <table:table-cell office:value-type="float" office:value="-0.0602">
            <text:p>-0.0602</text:p>
          </table:table-cell>
          <table:table-cell office:value-type="float" office:value="0.285">
            <text:p>0.285</text:p>
          </table:table-cell>
          <table:table-cell office:value-type="float" office:value="0.0667">
            <text:p>0.0667</text:p>
          </table:table-cell>
          <table:table-cell office:value-type="float" office:value="0">
            <text:p>0</text:p>
          </table:table-cell>
          <table:table-cell office:value-type="float" office:value="1.4161">
            <text:p>1.4161</text:p>
          </table:table-cell>
          <table:table-cell office:value-type="float" office:value="5.159">
            <text:p>5.159</text:p>
          </table:table-cell>
          <table:table-cell office:value-type="float" office:value="11">
            <text:p>11</text:p>
          </table:table-cell>
          <table:table-cell office:value-type="string">
            <text:p>Trackpad</text:p>
          </table:table-cell>
          <table:table-cell/>
        </table:table-row>
        <table:table-row table:style-name="ro1">
          <table:table-cell office:value-type="string">
            <text:p>11-data/Trackpad/11p33</text:p>
          </table:table-cell>
          <table:table-cell office:value-type="float" office:value="3">
            <text:p>3</text:p>
          </table:table-cell>
          <table:table-cell office:value-type="float" office:value="4.2921">
            <text:p>4.2921</text:p>
          </table:table-cell>
          <table:table-cell office:value-type="float" office:value="3.8238">
            <text:p>3.8238</text:p>
          </table:table-cell>
          <table:table-cell office:value-type="float" office:value="-0.1368">
            <text:p>-0.1368</text:p>
          </table:table-cell>
          <table:table-cell office:value-type="float" office:value="0.2615">
            <text:p>0.2615</text:p>
          </table:table-cell>
          <table:table-cell table:number-columns-repeated="2" office:value-type="float" office:value="0.0133">
            <text:p>0.0133</text:p>
          </table:table-cell>
          <table:table-cell office:value-type="float" office:value="1.221">
            <text:p>1.221</text:p>
          </table:table-cell>
          <table:table-cell office:value-type="float" office:value="5.1968">
            <text:p>5.1968</text:p>
          </table:table-cell>
          <table:table-cell office:value-type="float" office:value="11">
            <text:p>11</text:p>
          </table:table-cell>
          <table:table-cell office:value-type="string">
            <text:p>Trackpad</text:p>
          </table:table-cell>
          <table:table-cell/>
        </table:table-row>
        <table:table-row table:style-name="ro1">
          <table:table-cell office:value-type="string">
            <text:p>11-data/Trackpad/11p32</text:p>
          </table:table-cell>
          <table:table-cell office:value-type="float" office:value="2">
            <text:p>2</text:p>
          </table:table-cell>
          <table:table-cell office:value-type="float" office:value="4.2627">
            <text:p>4.2627</text:p>
          </table:table-cell>
          <table:table-cell office:value-type="float" office:value="3.7708">
            <text:p>3.7708</text:p>
          </table:table-cell>
          <table:table-cell office:value-type="float" office:value="-0.1756">
            <text:p>-0.1756</text:p>
          </table:table-cell>
          <table:table-cell office:value-type="float" office:value="0.2652">
            <text:p>0.2652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1.3599">
            <text:p>1.3599</text:p>
          </table:table-cell>
          <table:table-cell office:value-type="float" office:value="5.7875">
            <text:p>5.7875</text:p>
          </table:table-cell>
          <table:table-cell office:value-type="float" office:value="11">
            <text:p>11</text:p>
          </table:table-cell>
          <table:table-cell office:value-type="string">
            <text:p>Trackpad</text:p>
          </table:table-cell>
          <table:table-cell/>
        </table:table-row>
        <table:table-row table:style-name="ro2">
          <table:table-cell office:value-type="string">
            <text:p>11-data/FA/11p41</text:p>
          </table:table-cell>
          <table:table-cell office:value-type="float" office:value="1">
            <text:p>1</text:p>
          </table:table-cell>
          <table:table-cell office:value-type="float" office:value="3.5529">
            <text:p>3.5529</text:p>
          </table:table-cell>
          <table:table-cell office:value-type="float" office:value="2.2159">
            <text:p>2.2159</text:p>
          </table:table-cell>
          <table:table-cell office:value-type="float" office:value="-0.7741">
            <text:p>-0.7741</text:p>
          </table:table-cell>
          <table:table-cell office:value-type="float" office:value="0.4513">
            <text:p>0.4513</text:p>
          </table:table-cell>
          <table:table-cell office:value-type="float" office:value="0.0933">
            <text:p>0.0933</text:p>
          </table:table-cell>
          <table:table-cell office:value-type="float" office:value="0.0267">
            <text:p>0.0267</text:p>
          </table:table-cell>
          <table:table-cell office:value-type="float" office:value="1.4581">
            <text:p>1.4581</text:p>
          </table:table-cell>
          <table:table-cell office:value-type="float" office:value="4.9334">
            <text:p>4.9334</text:p>
          </table:table-cell>
          <table:table-cell office:value-type="float" office:value="11">
            <text:p>11</text:p>
          </table:table-cell>
          <table:table-cell office:value-type="string">
            <text:p>Fingers absolute</text:p>
          </table:table-cell>
          <table:table-cell/>
        </table:table-row>
        <table:table-row table:style-name="ro2">
          <table:table-cell office:value-type="string">
            <text:p>11-data/FA/11p43</text:p>
          </table:table-cell>
          <table:table-cell office:value-type="float" office:value="3">
            <text:p>3</text:p>
          </table:table-cell>
          <table:table-cell office:value-type="float" office:value="3.6072">
            <text:p>3.6072</text:p>
          </table:table-cell>
          <table:table-cell office:value-type="float" office:value="5.6994">
            <text:p>5.6994</text:p>
          </table:table-cell>
          <table:table-cell office:value-type="float" office:value="0.549">
            <text:p>0.549</text:p>
          </table:table-cell>
          <table:table-cell office:value-type="float" office:value="0.1755">
            <text:p>0.1755</text:p>
          </table:table-cell>
          <table:table-cell office:value-type="float" office:value="0.1733">
            <text:p>0.1733</text:p>
          </table:table-cell>
          <table:table-cell office:value-type="float" office:value="0.0533">
            <text:p>0.0533</text:p>
          </table:table-cell>
          <table:table-cell office:value-type="float" office:value="1.4856">
            <text:p>1.4856</text:p>
          </table:table-cell>
          <table:table-cell office:value-type="float" office:value="5.3588">
            <text:p>5.3588</text:p>
          </table:table-cell>
          <table:table-cell office:value-type="float" office:value="11">
            <text:p>11</text:p>
          </table:table-cell>
          <table:table-cell office:value-type="string">
            <text:p>Fingers absolute</text:p>
          </table:table-cell>
          <table:table-cell/>
        </table:table-row>
        <table:table-row table:style-name="ro2">
          <table:table-cell office:value-type="string">
            <text:p>11-data/FA/11p42</text:p>
          </table:table-cell>
          <table:table-cell office:value-type="float" office:value="2">
            <text:p>2</text:p>
          </table:table-cell>
          <table:table-cell office:value-type="float" office:value="3.9443">
            <text:p>3.9443</text:p>
          </table:table-cell>
          <table:table-cell office:value-type="float" office:value="2.2125">
            <text:p>2.2125</text:p>
          </table:table-cell>
          <table:table-cell office:value-type="float" office:value="-0.9233">
            <text:p>-0.9233</text:p>
          </table:table-cell>
          <table:table-cell office:value-type="float" office:value="0.452">
            <text:p>0.452</text:p>
          </table:table-cell>
          <table:table-cell office:value-type="float" office:value="0.0667">
            <text:p>0.0667</text:p>
          </table:table-cell>
          <table:table-cell office:value-type="float" office:value="0.0133">
            <text:p>0.0133</text:p>
          </table:table-cell>
          <table:table-cell office:value-type="float" office:value="1.2861">
            <text:p>1.2861</text:p>
          </table:table-cell>
          <table:table-cell office:value-type="float" office:value="4.8769">
            <text:p>4.8769</text:p>
          </table:table-cell>
          <table:table-cell office:value-type="float" office:value="11">
            <text:p>11</text:p>
          </table:table-cell>
          <table:table-cell office:value-type="string">
            <text:p>Fingers absolute</text:p>
          </table:table-cell>
          <table:table-cell/>
        </table:table-row>
        <table:table-row table:style-name="ro2">
          <table:table-cell office:value-type="string">
            <text:p>11-data/FA/11p44</text:p>
          </table:table-cell>
          <table:table-cell office:value-type="float" office:value="4">
            <text:p>4</text:p>
          </table:table-cell>
          <table:table-cell office:value-type="float" office:value="4.0196">
            <text:p>4.0196</text:p>
          </table:table-cell>
          <table:table-cell office:value-type="float" office:value="3.4644">
            <text:p>3.4644</text:p>
          </table:table-cell>
          <table:table-cell office:value-type="float" office:value="-0.1845">
            <text:p>-0.1845</text:p>
          </table:table-cell>
          <table:table-cell office:value-type="float" office:value="0.2886">
            <text:p>0.2886</text:p>
          </table:table-cell>
          <table:table-cell office:value-type="float" office:value="0.12">
            <text:p>0.12</text:p>
          </table:table-cell>
          <table:table-cell office:value-type="float" office:value="0.0133">
            <text:p>0.0133</text:p>
          </table:table-cell>
          <table:table-cell office:value-type="float" office:value="1.1844">
            <text:p>1.1844</text:p>
          </table:table-cell>
          <table:table-cell office:value-type="float" office:value="4.7477">
            <text:p>4.7477</text:p>
          </table:table-cell>
          <table:table-cell office:value-type="float" office:value="11">
            <text:p>11</text:p>
          </table:table-cell>
          <table:table-cell office:value-type="string">
            <text:p>Fingers absolute</text:p>
          </table:table-cell>
          <table:table-cell/>
        </table:table-row>
        <table:table-row table:style-name="ro1">
          <table:table-cell office:value-type="string">
            <text:p>divya-data/Mouse/divya723</text:p>
          </table:table-cell>
          <table:table-cell office:value-type="float" office:value="3">
            <text:p>3</text:p>
          </table:table-cell>
          <table:table-cell office:value-type="float" office:value="4.8556">
            <text:p>4.8556</text:p>
          </table:table-cell>
          <table:table-cell office:value-type="float" office:value="2.4118">
            <text:p>2.4118</text:p>
          </table:table-cell>
          <table:table-cell office:value-type="float" office:value="-1.029">
            <text:p>-1.029</text:p>
          </table:table-cell>
          <table:table-cell office:value-type="float" office:value="0.4146">
            <text:p>0.4146</text:p>
          </table:table-cell>
          <table:table-cell office:value-type="float" office:value="0.12">
            <text:p>0.12</text:p>
          </table:table-cell>
          <table:table-cell office:value-type="float" office:value="0.0133">
            <text:p>0.0133</text:p>
          </table:table-cell>
          <table:table-cell office:value-type="float" office:value="1.168">
            <text:p>1.168</text:p>
          </table:table-cell>
          <table:table-cell office:value-type="float" office:value="5.2878">
            <text:p>5.2878</text:p>
          </table:table-cell>
          <table:table-cell office:value-type="string">
            <text:p>divya</text:p>
          </table:table-cell>
          <table:table-cell office:value-type="string">
            <text:p>Mouse</text:p>
          </table:table-cell>
          <table:table-cell/>
        </table:table-row>
        <table:table-row table:style-name="ro1">
          <table:table-cell office:value-type="string">
            <text:p>divya-data/Mouse/divya722</text:p>
          </table:table-cell>
          <table:table-cell office:value-type="float" office:value="2">
            <text:p>2</text:p>
          </table:table-cell>
          <table:table-cell office:value-type="float" office:value="5.1893">
            <text:p>5.1893</text:p>
          </table:table-cell>
          <table:table-cell office:value-type="float" office:value="3.0298">
            <text:p>3.0298</text:p>
          </table:table-cell>
          <table:table-cell office:value-type="float" office:value="-0.7933">
            <text:p>-0.7933</text:p>
          </table:table-cell>
          <table:table-cell office:value-type="float" office:value="0.3301">
            <text:p>0.3301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1.1296">
            <text:p>1.1296</text:p>
          </table:table-cell>
          <table:table-cell office:value-type="float" office:value="5.826">
            <text:p>5.826</text:p>
          </table:table-cell>
          <table:table-cell office:value-type="string">
            <text:p>divya</text:p>
          </table:table-cell>
          <table:table-cell office:value-type="string">
            <text:p>Mouse</text:p>
          </table:table-cell>
          <table:table-cell/>
        </table:table-row>
        <table:table-row table:style-name="ro1">
          <table:table-cell office:value-type="string">
            <text:p>divya-data/Mouse/divya724</text:p>
          </table:table-cell>
          <table:table-cell office:value-type="float" office:value="4">
            <text:p>4</text:p>
          </table:table-cell>
          <table:table-cell office:value-type="float" office:value="6.0273">
            <text:p>6.0273</text:p>
          </table:table-cell>
          <table:table-cell office:value-type="float" office:value="3.2739">
            <text:p>3.2739</text:p>
          </table:table-cell>
          <table:table-cell office:value-type="float" office:value="-0.667">
            <text:p>-0.667</text:p>
          </table:table-cell>
          <table:table-cell office:value-type="float" office:value="0.3054">
            <text:p>0.3054</text:p>
          </table:table-cell>
          <table:table-cell office:value-type="float" office:value="0.1467">
            <text:p>0.1467</text:p>
          </table:table-cell>
          <table:table-cell office:value-type="float" office:value="0.0133">
            <text:p>0.0133</text:p>
          </table:table-cell>
          <table:table-cell office:value-type="float" office:value="0.895">
            <text:p>0.895</text:p>
          </table:table-cell>
          <table:table-cell office:value-type="float" office:value="5.1139">
            <text:p>5.1139</text:p>
          </table:table-cell>
          <table:table-cell office:value-type="string">
            <text:p>divya</text:p>
          </table:table-cell>
          <table:table-cell office:value-type="string">
            <text:p>Mouse</text:p>
          </table:table-cell>
          <table:table-cell/>
        </table:table-row>
        <table:table-row table:style-name="ro1">
          <table:table-cell office:value-type="string">
            <text:p>divya-data/Mouse/divya721</text:p>
          </table:table-cell>
          <table:table-cell office:value-type="float" office:value="1">
            <text:p>1</text:p>
          </table:table-cell>
          <table:table-cell office:value-type="float" office:value="5.3571">
            <text:p>5.3571</text:p>
          </table:table-cell>
          <table:table-cell office:value-type="float" office:value="4.021">
            <text:p>4.021</text:p>
          </table:table-cell>
          <table:table-cell office:value-type="float" office:value="-0.2715">
            <text:p>-0.2715</text:p>
          </table:table-cell>
          <table:table-cell office:value-type="float" office:value="0.2487">
            <text:p>0.2487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0.8736">
            <text:p>0.8736</text:p>
          </table:table-cell>
          <table:table-cell office:value-type="float" office:value="4.5958">
            <text:p>4.5958</text:p>
          </table:table-cell>
          <table:table-cell office:value-type="string">
            <text:p>divya</text:p>
          </table:table-cell>
          <table:table-cell office:value-type="string">
            <text:p>Mouse</text:p>
          </table:table-cell>
          <table:table-cell/>
        </table:table-row>
        <table:table-row table:style-name="ro1">
          <table:table-cell office:value-type="string">
            <text:p>divya-data/FR/divya732</text:p>
          </table:table-cell>
          <table:table-cell office:value-type="float" office:value="2">
            <text:p>2</text:p>
          </table:table-cell>
          <table:table-cell office:value-type="float" office:value="3.4046">
            <text:p>3.4046</text:p>
          </table:table-cell>
          <table:table-cell office:value-type="float" office:value="3.4766">
            <text:p>3.4766</text:p>
          </table:table-cell>
          <table:table-cell office:value-type="float" office:value="0.0856">
            <text:p>0.0856</text:p>
          </table:table-cell>
          <table:table-cell office:value-type="float" office:value="0.2876">
            <text:p>0.2876</text:p>
          </table:table-cell>
          <table:table-cell office:value-type="float" office:value="0.2">
            <text:p>0.2</text:p>
          </table:table-cell>
          <table:table-cell office:value-type="float" office:value="0.0267">
            <text:p>0.0267</text:p>
          </table:table-cell>
          <table:table-cell office:value-type="float" office:value="1.8291">
            <text:p>1.8291</text:p>
          </table:table-cell>
          <table:table-cell office:value-type="float" office:value="5.812">
            <text:p>5.812</text:p>
          </table:table-cell>
          <table:table-cell office:value-type="string">
            <text:p>divya</text:p>
          </table:table-cell>
          <table:table-cell office:value-type="string">
            <text:p>Fingers relative</text:p>
          </table:table-cell>
          <table:table-cell/>
        </table:table-row>
        <table:table-row table:style-name="ro1">
          <table:table-cell office:value-type="string">
            <text:p>divya-data/FR/divya731</text:p>
          </table:table-cell>
          <table:table-cell office:value-type="float" office:value="1">
            <text:p>1</text:p>
          </table:table-cell>
          <table:table-cell office:value-type="float" office:value="2.8332">
            <text:p>2.8332</text:p>
          </table:table-cell>
          <table:table-cell office:value-type="float" office:value="1.4584">
            <text:p>1.4584</text:p>
          </table:table-cell>
          <table:table-cell office:value-type="float" office:value="-1.65">
            <text:p>-1.65</text:p>
          </table:table-cell>
          <table:table-cell office:value-type="float" office:value="0.6857">
            <text:p>0.6857</text:p>
          </table:table-cell>
          <table:table-cell office:value-type="float" office:value="0.16">
            <text:p>0.16</text:p>
          </table:table-cell>
          <table:table-cell office:value-type="float" office:value="0.0533">
            <text:p>0.0533</text:p>
          </table:table-cell>
          <table:table-cell office:value-type="float" office:value="1.9835">
            <text:p>1.9835</text:p>
          </table:table-cell>
          <table:table-cell office:value-type="float" office:value="5.264">
            <text:p>5.264</text:p>
          </table:table-cell>
          <table:table-cell office:value-type="string">
            <text:p>divya</text:p>
          </table:table-cell>
          <table:table-cell office:value-type="string">
            <text:p>Fingers relative</text:p>
          </table:table-cell>
          <table:table-cell/>
        </table:table-row>
        <table:table-row table:style-name="ro1">
          <table:table-cell office:value-type="string">
            <text:p>divya-data/FR/divya734</text:p>
          </table:table-cell>
          <table:table-cell office:value-type="float" office:value="4">
            <text:p>4</text:p>
          </table:table-cell>
          <table:table-cell office:value-type="float" office:value="2.653">
            <text:p>2.653</text:p>
          </table:table-cell>
          <table:table-cell office:value-type="float" office:value="5.017">
            <text:p>5.017</text:p>
          </table:table-cell>
          <table:table-cell office:value-type="float" office:value="0.9867">
            <text:p>0.9867</text:p>
          </table:table-cell>
          <table:table-cell office:value-type="float" office:value="0.1993">
            <text:p>0.1993</text:p>
          </table:table-cell>
          <table:table-cell office:value-type="float" office:value="0.0933">
            <text:p>0.0933</text:p>
          </table:table-cell>
          <table:table-cell office:value-type="float" office:value="0.0267">
            <text:p>0.0267</text:p>
          </table:table-cell>
          <table:table-cell office:value-type="float" office:value="2.0976">
            <text:p>2.0976</text:p>
          </table:table-cell>
          <table:table-cell office:value-type="float" office:value="5.5771">
            <text:p>5.5771</text:p>
          </table:table-cell>
          <table:table-cell office:value-type="string">
            <text:p>divya</text:p>
          </table:table-cell>
          <table:table-cell office:value-type="string">
            <text:p>Fingers relative</text:p>
          </table:table-cell>
          <table:table-cell/>
        </table:table-row>
        <table:table-row table:style-name="ro1">
          <table:table-cell office:value-type="string">
            <text:p>divya-data/FR/divya733</text:p>
          </table:table-cell>
          <table:table-cell office:value-type="float" office:value="3">
            <text:p>3</text:p>
          </table:table-cell>
          <table:table-cell office:value-type="float" office:value="3.4205">
            <text:p>3.4205</text:p>
          </table:table-cell>
          <table:table-cell office:value-type="float" office:value="2.2581">
            <text:p>2.2581</text:p>
          </table:table-cell>
          <table:table-cell office:value-type="float" office:value="-0.6855">
            <text:p>-0.6855</text:p>
          </table:table-cell>
          <table:table-cell office:value-type="float" office:value="0.4429">
            <text:p>0.4429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1.4478">
            <text:p>1.4478</text:p>
          </table:table-cell>
          <table:table-cell office:value-type="float" office:value="4.8159">
            <text:p>4.8159</text:p>
          </table:table-cell>
          <table:table-cell office:value-type="string">
            <text:p>divya</text:p>
          </table:table-cell>
          <table:table-cell office:value-type="string">
            <text:p>Fingers relative</text:p>
          </table:table-cell>
          <table:table-cell/>
        </table:table-row>
        <table:table-row table:style-name="ro1">
          <table:table-cell office:value-type="string">
            <text:p>divya-data/Trackpad/divya741</text:p>
          </table:table-cell>
          <table:table-cell office:value-type="float" office:value="1">
            <text:p>1</text:p>
          </table:table-cell>
          <table:table-cell office:value-type="float" office:value="4.754">
            <text:p>4.754</text:p>
          </table:table-cell>
          <table:table-cell office:value-type="float" office:value="11.4676">
            <text:p>11.4676</text:p>
          </table:table-cell>
          <table:table-cell office:value-type="float" office:value="0.7306">
            <text:p>0.7306</text:p>
          </table:table-cell>
          <table:table-cell office:value-type="float" office:value="0.0872">
            <text:p>0.0872</text:p>
          </table:table-cell>
          <table:table-cell office:value-type="float" office:value="0.0133">
            <text:p>0.0133</text:p>
          </table:table-cell>
          <table:table-cell office:value-type="float" office:value="0">
            <text:p>0</text:p>
          </table:table-cell>
          <table:table-cell office:value-type="float" office:value="1.1891">
            <text:p>1.1891</text:p>
          </table:table-cell>
          <table:table-cell office:value-type="float" office:value="5.1698">
            <text:p>5.1698</text:p>
          </table:table-cell>
          <table:table-cell office:value-type="string">
            <text:p>divya</text:p>
          </table:table-cell>
          <table:table-cell office:value-type="string">
            <text:p>Trackpad</text:p>
          </table:table-cell>
          <table:table-cell/>
        </table:table-row>
        <table:table-row table:style-name="ro1">
          <table:table-cell office:value-type="string">
            <text:p>divya-data/Trackpad/Divya742</text:p>
          </table:table-cell>
          <table:table-cell office:value-type="float" office:value="2">
            <text:p>2</text:p>
          </table:table-cell>
          <table:table-cell office:value-type="float" office:value="5.5825">
            <text:p>5.5825</text:p>
          </table:table-cell>
          <table:table-cell office:value-type="float" office:value="3.4359">
            <text:p>3.4359</text:p>
          </table:table-cell>
          <table:table-cell office:value-type="float" office:value="-0.615">
            <text:p>-0.615</text:p>
          </table:table-cell>
          <table:table-cell office:value-type="float" office:value="0.291">
            <text:p>0.291</text:p>
          </table:table-cell>
          <table:table-cell office:value-type="float" office:value="0.0533">
            <text:p>0.0533</text:p>
          </table:table-cell>
          <table:table-cell office:value-type="float" office:value="0">
            <text:p>0</text:p>
          </table:table-cell>
          <table:table-cell office:value-type="float" office:value="1.0077">
            <text:p>1.0077</text:p>
          </table:table-cell>
          <table:table-cell office:value-type="float" office:value="5.5678">
            <text:p>5.5678</text:p>
          </table:table-cell>
          <table:table-cell office:value-type="string">
            <text:p>divya</text:p>
          </table:table-cell>
          <table:table-cell office:value-type="string">
            <text:p>Trackpad</text:p>
          </table:table-cell>
          <table:table-cell/>
        </table:table-row>
        <table:table-row table:style-name="ro1">
          <table:table-cell office:value-type="string">
            <text:p>divya-data/Trackpad/divya743</text:p>
          </table:table-cell>
          <table:table-cell office:value-type="float" office:value="3">
            <text:p>3</text:p>
          </table:table-cell>
          <table:table-cell office:value-type="float" office:value="4.4795">
            <text:p>4.4795</text:p>
          </table:table-cell>
          <table:table-cell office:value-type="float" office:value="1.6702">
            <text:p>1.6702</text:p>
          </table:table-cell>
          <table:table-cell office:value-type="float" office:value="-1.8307">
            <text:p>-1.8307</text:p>
          </table:table-cell>
          <table:table-cell office:value-type="float" office:value="0.5987">
            <text:p>0.5987</text:p>
          </table:table-cell>
          <table:table-cell office:value-type="float" office:value="0.1333">
            <text:p>0.1333</text:p>
          </table:table-cell>
          <table:table-cell office:value-type="float" office:value="0">
            <text:p>0</text:p>
          </table:table-cell>
          <table:table-cell office:value-type="float" office:value="1.368">
            <text:p>1.368</text:p>
          </table:table-cell>
          <table:table-cell office:value-type="float" office:value="5.3436">
            <text:p>5.3436</text:p>
          </table:table-cell>
          <table:table-cell office:value-type="string">
            <text:p>divya</text:p>
          </table:table-cell>
          <table:table-cell office:value-type="string">
            <text:p>Trackpad</text:p>
          </table:table-cell>
          <table:table-cell/>
        </table:table-row>
        <table:table-row table:style-name="ro1">
          <table:table-cell office:value-type="string">
            <text:p>divya-data/Trackpad/divya744</text:p>
          </table:table-cell>
          <table:table-cell office:value-type="float" office:value="4">
            <text:p>4</text:p>
          </table:table-cell>
          <table:table-cell office:value-type="float" office:value="3.2584">
            <text:p>3.2584</text:p>
          </table:table-cell>
          <table:table-cell office:value-type="float" office:value="3.6215">
            <text:p>3.6215</text:p>
          </table:table-cell>
          <table:table-cell office:value-type="float" office:value="0.1437">
            <text:p>0.1437</text:p>
          </table:table-cell>
          <table:table-cell office:value-type="float" office:value="0.2761">
            <text:p>0.2761</text:p>
          </table:table-cell>
          <table:table-cell office:value-type="float" office:value="0.0267">
            <text:p>0.0267</text:p>
          </table:table-cell>
          <table:table-cell office:value-type="float" office:value="0">
            <text:p>0</text:p>
          </table:table-cell>
          <table:table-cell office:value-type="float" office:value="1.5039">
            <text:p>1.5039</text:p>
          </table:table-cell>
          <table:table-cell office:value-type="float" office:value="4.926">
            <text:p>4.926</text:p>
          </table:table-cell>
          <table:table-cell office:value-type="string">
            <text:p>divya</text:p>
          </table:table-cell>
          <table:table-cell office:value-type="string">
            <text:p>Trackpad</text:p>
          </table:table-cell>
          <table:table-cell/>
        </table:table-row>
        <table:table-row table:style-name="ro1">
          <table:table-cell office:value-type="string">
            <text:p>divya-data/FA/divya713</text:p>
          </table:table-cell>
          <table:table-cell office:value-type="float" office:value="3">
            <text:p>3</text:p>
          </table:table-cell>
          <table:table-cell office:value-type="float" office:value="3.4124">
            <text:p>3.4124</text:p>
          </table:table-cell>
          <table:table-cell office:value-type="float" office:value="1.9452">
            <text:p>1.9452</text:p>
          </table:table-cell>
          <table:table-cell office:value-type="float" office:value="-1.0743">
            <text:p>-1.0743</text:p>
          </table:table-cell>
          <table:table-cell office:value-type="float" office:value="0.5141">
            <text:p>0.5141</text:p>
          </table:table-cell>
          <table:table-cell office:value-type="float" office:value="0.1333">
            <text:p>0.1333</text:p>
          </table:table-cell>
          <table:table-cell office:value-type="float" office:value="0.0133">
            <text:p>0.0133</text:p>
          </table:table-cell>
          <table:table-cell office:value-type="float" office:value="1.5512">
            <text:p>1.5512</text:p>
          </table:table-cell>
          <table:table-cell office:value-type="float" office:value="5.0644">
            <text:p>5.0644</text:p>
          </table:table-cell>
          <table:table-cell office:value-type="string">
            <text:p>divya</text:p>
          </table:table-cell>
          <table:table-cell office:value-type="string">
            <text:p>Fingers absolute</text:p>
          </table:table-cell>
          <table:table-cell/>
        </table:table-row>
        <table:table-row table:style-name="ro1">
          <table:table-cell office:value-type="string">
            <text:p>divya-data/FA/divya714</text:p>
          </table:table-cell>
          <table:table-cell office:value-type="float" office:value="4">
            <text:p>4</text:p>
          </table:table-cell>
          <table:table-cell office:value-type="float" office:value="3.086">
            <text:p>3.086</text:p>
          </table:table-cell>
          <table:table-cell office:value-type="float" office:value="2.3129">
            <text:p>2.3129</text:p>
          </table:table-cell>
          <table:table-cell office:value-type="float" office:value="-0.5394">
            <text:p>-0.5394</text:p>
          </table:table-cell>
          <table:table-cell office:value-type="float" office:value="0.4324">
            <text:p>0.4324</text:p>
          </table:table-cell>
          <table:table-cell office:value-type="float" office:value="0.12">
            <text:p>0.12</text:p>
          </table:table-cell>
          <table:table-cell office:value-type="float" office:value="0.0267">
            <text:p>0.0267</text:p>
          </table:table-cell>
          <table:table-cell office:value-type="float" office:value="1.762">
            <text:p>1.762</text:p>
          </table:table-cell>
          <table:table-cell office:value-type="float" office:value="5.3301">
            <text:p>5.3301</text:p>
          </table:table-cell>
          <table:table-cell office:value-type="string">
            <text:p>divya</text:p>
          </table:table-cell>
          <table:table-cell office:value-type="string">
            <text:p>Fingers absolute</text:p>
          </table:table-cell>
          <table:table-cell/>
        </table:table-row>
        <table:table-row table:style-name="ro1">
          <table:table-cell office:value-type="string">
            <text:p>divya-data/FA/divya712</text:p>
          </table:table-cell>
          <table:table-cell office:value-type="float" office:value="2">
            <text:p>2</text:p>
          </table:table-cell>
          <table:table-cell office:value-type="float" office:value="2.8401">
            <text:p>2.8401</text:p>
          </table:table-cell>
          <table:table-cell office:value-type="float" office:value="1.7708">
            <text:p>1.7708</text:p>
          </table:table-cell>
          <table:table-cell office:value-type="float" office:value="-1.1223">
            <text:p>-1.1223</text:p>
          </table:table-cell>
          <table:table-cell office:value-type="float" office:value="0.5647">
            <text:p>0.5647</text:p>
          </table:table-cell>
          <table:table-cell office:value-type="float" office:value="0.1867">
            <text:p>0.1867</text:p>
          </table:table-cell>
          <table:table-cell office:value-type="float" office:value="0.0267">
            <text:p>0.0267</text:p>
          </table:table-cell>
          <table:table-cell office:value-type="float" office:value="1.946">
            <text:p>1.946</text:p>
          </table:table-cell>
          <table:table-cell office:value-type="float" office:value="5.4112">
            <text:p>5.4112</text:p>
          </table:table-cell>
          <table:table-cell office:value-type="string">
            <text:p>divya</text:p>
          </table:table-cell>
          <table:table-cell office:value-type="string">
            <text:p>Fingers absolute</text:p>
          </table:table-cell>
          <table:table-cell/>
        </table:table-row>
        <table:table-row table:style-name="ro2">
          <table:table-cell office:value-type="string">
            <text:p>P33-data/Mouse/P33M3</text:p>
          </table:table-cell>
          <table:table-cell office:value-type="float" office:value="3">
            <text:p>3</text:p>
          </table:table-cell>
          <table:table-cell office:value-type="float" office:value="5.5367">
            <text:p>5.5367</text:p>
          </table:table-cell>
          <table:table-cell office:value-type="float" office:value="-7.3428">
            <text:p>-7.3428</text:p>
          </table:table-cell>
          <table:table-cell office:value-type="float" office:value="1.5522">
            <text:p>1.5522</text:p>
          </table:table-cell>
          <table:table-cell office:value-type="float" office:value="-0.1362">
            <text:p>-0.1362</text:p>
          </table:table-cell>
          <table:table-cell office:value-type="float" office:value="0.0667">
            <text:p>0.0667</text:p>
          </table:table-cell>
          <table:table-cell office:value-type="float" office:value="0">
            <text:p>0</text:p>
          </table:table-cell>
          <table:table-cell office:value-type="float" office:value="0.9654">
            <text:p>0.9654</text:p>
          </table:table-cell>
          <table:table-cell office:value-type="float" office:value="4.3983">
            <text:p>4.3983</text:p>
          </table:table-cell>
          <table:table-cell office:value-type="string">
            <text:p>P33</text:p>
          </table:table-cell>
          <table:table-cell office:value-type="string">
            <text:p>Mouse</text:p>
          </table:table-cell>
          <table:table-cell/>
        </table:table-row>
        <table:table-row table:style-name="ro2">
          <table:table-cell office:value-type="string">
            <text:p>P33-data/Mouse/P33M1</text:p>
          </table:table-cell>
          <table:table-cell office:value-type="float" office:value="1">
            <text:p>1</text:p>
          </table:table-cell>
          <table:table-cell office:value-type="float" office:value="6.9446">
            <text:p>6.9446</text:p>
          </table:table-cell>
          <table:table-cell office:value-type="float" office:value="2.4679">
            <text:p>2.4679</text:p>
          </table:table-cell>
          <table:table-cell office:value-type="float" office:value="-1.4725">
            <text:p>-1.4725</text:p>
          </table:table-cell>
          <table:table-cell office:value-type="float" office:value="0.4052">
            <text:p>0.4052</text:p>
          </table:table-cell>
          <table:table-cell office:value-type="float" office:value="0.12">
            <text:p>0.12</text:p>
          </table:table-cell>
          <table:table-cell office:value-type="float" office:value="0.0133">
            <text:p>0.0133</text:p>
          </table:table-cell>
          <table:table-cell office:value-type="float" office:value="0.8723">
            <text:p>0.8723</text:p>
          </table:table-cell>
          <table:table-cell office:value-type="float" office:value="5.7953">
            <text:p>5.7953</text:p>
          </table:table-cell>
          <table:table-cell office:value-type="string">
            <text:p>P33</text:p>
          </table:table-cell>
          <table:table-cell office:value-type="string">
            <text:p>Mouse</text:p>
          </table:table-cell>
          <table:table-cell/>
        </table:table-row>
        <table:table-row table:style-name="ro2">
          <table:table-cell office:value-type="string">
            <text:p>P33-data/Mouse/P33M2</text:p>
          </table:table-cell>
          <table:table-cell office:value-type="float" office:value="2">
            <text:p>2</text:p>
          </table:table-cell>
          <table:table-cell office:value-type="float" office:value="6.4387">
            <text:p>6.4387</text:p>
          </table:table-cell>
          <table:table-cell office:value-type="float" office:value="3.1289">
            <text:p>3.1289</text:p>
          </table:table-cell>
          <table:table-cell office:value-type="float" office:value="-0.7491">
            <text:p>-0.7491</text:p>
          </table:table-cell>
          <table:table-cell office:value-type="float" office:value="0.3196">
            <text:p>0.3196</text:p>
          </table:table-cell>
          <table:table-cell office:value-type="float" office:value="0.08">
            <text:p>0.08</text:p>
          </table:table-cell>
          <table:table-cell office:value-type="float" office:value="0.0133">
            <text:p>0.0133</text:p>
          </table:table-cell>
          <table:table-cell office:value-type="float" office:value="0.7805">
            <text:p>0.7805</text:p>
          </table:table-cell>
          <table:table-cell office:value-type="float" office:value="4.7788">
            <text:p>4.7788</text:p>
          </table:table-cell>
          <table:table-cell office:value-type="string">
            <text:p>P33</text:p>
          </table:table-cell>
          <table:table-cell office:value-type="string">
            <text:p>Mouse</text:p>
          </table:table-cell>
          <table:table-cell/>
        </table:table-row>
        <table:table-row table:style-name="ro2">
          <table:table-cell office:value-type="string">
            <text:p>P33-data/FR/P33FR1</text:p>
          </table:table-cell>
          <table:table-cell office:value-type="float" office:value="1">
            <text:p>1</text:p>
          </table:table-cell>
          <table:table-cell office:value-type="float" office:value="5.0071">
            <text:p>5.0071</text:p>
          </table:table-cell>
          <table:table-cell office:value-type="float" office:value="-8.8412">
            <text:p>-8.8412</text:p>
          </table:table-cell>
          <table:table-cell office:value-type="float" office:value="1.6402">
            <text:p>1.6402</text:p>
          </table:table-cell>
          <table:table-cell office:value-type="float" office:value="-0.1131">
            <text:p>-0.1131</text:p>
          </table:table-cell>
          <table:table-cell office:value-type="float" office:value="0.16">
            <text:p>0.16</text:p>
          </table:table-cell>
          <table:table-cell office:value-type="float" office:value="0.0133">
            <text:p>0.0133</text:p>
          </table:table-cell>
          <table:table-cell office:value-type="float" office:value="1.0605">
            <text:p>1.0605</text:p>
          </table:table-cell>
          <table:table-cell office:value-type="float" office:value="5.0216">
            <text:p>5.0216</text:p>
          </table:table-cell>
          <table:table-cell office:value-type="string">
            <text:p>P33</text:p>
          </table:table-cell>
          <table:table-cell office:value-type="string">
            <text:p>Fingers relative</text:p>
          </table:table-cell>
          <table:table-cell/>
        </table:table-row>
        <table:table-row table:style-name="ro2">
          <table:table-cell office:value-type="string">
            <text:p>P33-data/FR/P33FR11</text:p>
          </table:table-cell>
          <table:table-cell office:value-type="float" office:value="1">
            <text:p>1</text:p>
          </table:table-cell>
          <table:table-cell office:value-type="float" office:value="2.5697">
            <text:p>2.5697</text:p>
          </table:table-cell>
          <table:table-cell office:value-type="float" office:value="0.8256">
            <text:p>0.8256</text:p>
          </table:table-cell>
          <table:table-cell office:value-type="float" office:value="-4.6368">
            <text:p>-4.6368</text:p>
          </table:table-cell>
          <table:table-cell office:value-type="float" office:value="1.2112">
            <text:p>1.2112</text:p>
          </table:table-cell>
          <table:table-cell office:value-type="float" office:value="0.2933">
            <text:p>0.2933</text:p>
          </table:table-cell>
          <table:table-cell office:value-type="float" office:value="0.0133">
            <text:p>0.0133</text:p>
          </table:table-cell>
          <table:table-cell office:value-type="float" office:value="2.5525">
            <text:p>2.5525</text:p>
          </table:table-cell>
          <table:table-cell office:value-type="float" office:value="5.9194">
            <text:p>5.9194</text:p>
          </table:table-cell>
          <table:table-cell office:value-type="string">
            <text:p>P33</text:p>
          </table:table-cell>
          <table:table-cell office:value-type="string">
            <text:p>Fingers relative</text:p>
          </table:table-cell>
          <table:table-cell/>
        </table:table-row>
        <table:table-row table:style-name="ro2">
          <table:table-cell office:value-type="string">
            <text:p>P33-data/FR/P33FR31</text:p>
          </table:table-cell>
          <table:table-cell office:value-type="float" office:value="1">
            <text:p>1</text:p>
          </table:table-cell>
          <table:table-cell office:value-type="float" office:value="2.6697">
            <text:p>2.6697</text:p>
          </table:table-cell>
          <table:table-cell office:value-type="float" office:value="1.9874">
            <text:p>1.9874</text:p>
          </table:table-cell>
          <table:table-cell office:value-type="float" office:value="-0.6345">
            <text:p>-0.6345</text:p>
          </table:table-cell>
          <table:table-cell office:value-type="float" office:value="0.5032">
            <text:p>0.5032</text:p>
          </table:table-cell>
          <table:table-cell office:value-type="float" office:value="0.3467">
            <text:p>0.3467</text:p>
          </table:table-cell>
          <table:table-cell office:value-type="float" office:value="0.0267">
            <text:p>0.0267</text:p>
          </table:table-cell>
          <table:table-cell office:value-type="float" office:value="1.9856">
            <text:p>1.9856</text:p>
          </table:table-cell>
          <table:table-cell office:value-type="float" office:value="5.21">
            <text:p>5.21</text:p>
          </table:table-cell>
          <table:table-cell office:value-type="string">
            <text:p>P33</text:p>
          </table:table-cell>
          <table:table-cell office:value-type="string">
            <text:p>Fingers relative</text:p>
          </table:table-cell>
          <table:table-cell/>
        </table:table-row>
        <table:table-row table:style-name="ro2">
          <table:table-cell office:value-type="string">
            <text:p>P33-data/FR/P33FR3</text:p>
          </table:table-cell>
          <table:table-cell office:value-type="float" office:value="3">
            <text:p>3</text:p>
          </table:table-cell>
          <table:table-cell office:value-type="float" office:value="3.7541">
            <text:p>3.7541</text:p>
          </table:table-cell>
          <table:table-cell office:value-type="float" office:value="2.1188">
            <text:p>2.1188</text:p>
          </table:table-cell>
          <table:table-cell office:value-type="float" office:value="-0.9379">
            <text:p>-0.9379</text:p>
          </table:table-cell>
          <table:table-cell office:value-type="float" office:value="0.472">
            <text:p>0.472</text:p>
          </table:table-cell>
          <table:table-cell office:value-type="float" office:value="0.1067">
            <text:p>0.1067</text:p>
          </table:table-cell>
          <table:table-cell office:value-type="float" office:value="0.0533">
            <text:p>0.0533</text:p>
          </table:table-cell>
          <table:table-cell office:value-type="float" office:value="1.2935">
            <text:p>1.2935</text:p>
          </table:table-cell>
          <table:table-cell office:value-type="float" office:value="4.7278">
            <text:p>4.7278</text:p>
          </table:table-cell>
          <table:table-cell office:value-type="string">
            <text:p>P33</text:p>
          </table:table-cell>
          <table:table-cell office:value-type="string">
            <text:p>Fingers relative</text:p>
          </table:table-cell>
          <table:table-cell/>
        </table:table-row>
        <table:table-row table:style-name="ro2">
          <table:table-cell office:value-type="string">
            <text:p>P33-data/FR/P33FR21</text:p>
          </table:table-cell>
          <table:table-cell office:value-type="float" office:value="1">
            <text:p>1</text:p>
          </table:table-cell>
          <table:table-cell office:value-type="float" office:value="3.2117">
            <text:p>3.2117</text:p>
          </table:table-cell>
          <table:table-cell office:value-type="float" office:value="3.8399">
            <text:p>3.8399</text:p>
          </table:table-cell>
          <table:table-cell office:value-type="float" office:value="0.2912">
            <text:p>0.2912</text:p>
          </table:table-cell>
          <table:table-cell office:value-type="float" office:value="0.2604">
            <text:p>0.2604</text:p>
          </table:table-cell>
          <table:table-cell office:value-type="float" office:value="0.2133">
            <text:p>0.2133</text:p>
          </table:table-cell>
          <table:table-cell office:value-type="float" office:value="0.0533">
            <text:p>0.0533</text:p>
          </table:table-cell>
          <table:table-cell office:value-type="float" office:value="1.5393">
            <text:p>1.5393</text:p>
          </table:table-cell>
          <table:table-cell office:value-type="float" office:value="4.8099">
            <text:p>4.8099</text:p>
          </table:table-cell>
          <table:table-cell office:value-type="string">
            <text:p>P33</text:p>
          </table:table-cell>
          <table:table-cell office:value-type="string">
            <text:p>Fingers relative</text:p>
          </table:table-cell>
          <table:table-cell/>
        </table:table-row>
        <table:table-row table:style-name="ro2">
          <table:table-cell office:value-type="string">
            <text:p>P33-data/FR/P33FR2</text:p>
          </table:table-cell>
          <table:table-cell office:value-type="float" office:value="2">
            <text:p>2</text:p>
          </table:table-cell>
          <table:table-cell office:value-type="float" office:value="2.5181">
            <text:p>2.5181</text:p>
          </table:table-cell>
          <table:table-cell office:value-type="float" office:value="0.3866">
            <text:p>0.3866</text:p>
          </table:table-cell>
          <table:table-cell office:value-type="float" office:value="-10.8107">
            <text:p>-10.8107</text:p>
          </table:table-cell>
          <table:table-cell office:value-type="float" office:value="2.5865">
            <text:p>2.5865</text:p>
          </table:table-cell>
          <table:table-cell office:value-type="float" office:value="0.32">
            <text:p>0.32</text:p>
          </table:table-cell>
          <table:table-cell office:value-type="float" office:value="0.0133">
            <text:p>0.0133</text:p>
          </table:table-cell>
          <table:table-cell office:value-type="float" office:value="2.5904">
            <text:p>2.5904</text:p>
          </table:table-cell>
          <table:table-cell office:value-type="float" office:value="5.1701">
            <text:p>5.1701</text:p>
          </table:table-cell>
          <table:table-cell office:value-type="string">
            <text:p>P33</text:p>
          </table:table-cell>
          <table:table-cell office:value-type="string">
            <text:p>Fingers relative</text:p>
          </table:table-cell>
          <table:table-cell/>
        </table:table-row>
        <table:table-row table:style-name="ro1">
          <table:table-cell office:value-type="string">
            <text:p>P33-data/Trackpad/P33T1</text:p>
          </table:table-cell>
          <table:table-cell office:value-type="float" office:value="1">
            <text:p>1</text:p>
          </table:table-cell>
          <table:table-cell office:value-type="float" office:value="3.6457">
            <text:p>3.6457</text:p>
          </table:table-cell>
          <table:table-cell office:value-type="float" office:value="2.1732">
            <text:p>2.1732</text:p>
          </table:table-cell>
          <table:table-cell office:value-type="float" office:value="-0.9874">
            <text:p>-0.9874</text:p>
          </table:table-cell>
          <table:table-cell office:value-type="float" office:value="0.4602">
            <text:p>0.4602</text:p>
          </table:table-cell>
          <table:table-cell office:value-type="float" office:value="0.16">
            <text:p>0.16</text:p>
          </table:table-cell>
          <table:table-cell office:value-type="float" office:value="0.0267">
            <text:p>0.0267</text:p>
          </table:table-cell>
          <table:table-cell office:value-type="float" office:value="1.6291">
            <text:p>1.6291</text:p>
          </table:table-cell>
          <table:table-cell office:value-type="float" office:value="5.6113">
            <text:p>5.6113</text:p>
          </table:table-cell>
          <table:table-cell office:value-type="string">
            <text:p>P33</text:p>
          </table:table-cell>
          <table:table-cell office:value-type="string">
            <text:p>Trackpad</text:p>
          </table:table-cell>
          <table:table-cell/>
        </table:table-row>
        <table:table-row table:style-name="ro1">
          <table:table-cell office:value-type="string">
            <text:p>P33-data/Trackpad/P33T3</text:p>
          </table:table-cell>
          <table:table-cell office:value-type="float" office:value="3">
            <text:p>3</text:p>
          </table:table-cell>
          <table:table-cell office:value-type="float" office:value="3.7112">
            <text:p>3.7112</text:p>
          </table:table-cell>
          <table:table-cell office:value-type="float" office:value="3.5085">
            <text:p>3.5085</text:p>
          </table:table-cell>
          <table:table-cell office:value-type="float" office:value="-0.0669">
            <text:p>-0.0669</text:p>
          </table:table-cell>
          <table:table-cell office:value-type="float" office:value="0.285">
            <text:p>0.285</text:p>
          </table:table-cell>
          <table:table-cell office:value-type="float" office:value="0.08">
            <text:p>0.08</text:p>
          </table:table-cell>
          <table:table-cell office:value-type="float" office:value="0.0267">
            <text:p>0.0267</text:p>
          </table:table-cell>
          <table:table-cell office:value-type="float" office:value="1.1884">
            <text:p>1.1884</text:p>
          </table:table-cell>
          <table:table-cell office:value-type="float" office:value="4.4069">
            <text:p>4.4069</text:p>
          </table:table-cell>
          <table:table-cell office:value-type="string">
            <text:p>P33</text:p>
          </table:table-cell>
          <table:table-cell office:value-type="string">
            <text:p>Trackpad</text:p>
          </table:table-cell>
          <table:table-cell/>
        </table:table-row>
        <table:table-row table:style-name="ro1">
          <table:table-cell office:value-type="string">
            <text:p>P33-data/Trackpad/P33T2</text:p>
          </table:table-cell>
          <table:table-cell office:value-type="float" office:value="2">
            <text:p>2</text:p>
          </table:table-cell>
          <table:table-cell office:value-type="float" office:value="4.2954">
            <text:p>4.2954</text:p>
          </table:table-cell>
          <table:table-cell office:value-type="float" office:value="3.5578">
            <text:p>3.5578</text:p>
          </table:table-cell>
          <table:table-cell office:value-type="float" office:value="-0.2876">
            <text:p>-0.2876</text:p>
          </table:table-cell>
          <table:table-cell office:value-type="float" office:value="0.2811">
            <text:p>0.2811</text:p>
          </table:table-cell>
          <table:table-cell office:value-type="float" office:value="0.04">
            <text:p>0.04</text:p>
          </table:table-cell>
          <table:table-cell office:value-type="float" office:value="0.0133">
            <text:p>0.0133</text:p>
          </table:table-cell>
          <table:table-cell office:value-type="float" office:value="1.4157">
            <text:p>1.4157</text:p>
          </table:table-cell>
          <table:table-cell office:value-type="float" office:value="6.0593">
            <text:p>6.0593</text:p>
          </table:table-cell>
          <table:table-cell office:value-type="string">
            <text:p>P33</text:p>
          </table:table-cell>
          <table:table-cell office:value-type="string">
            <text:p>Trackpad</text:p>
          </table:table-cell>
          <table:table-cell/>
        </table:table-row>
        <table:table-row table:style-name="ro2">
          <table:table-cell office:value-type="string">
            <text:p>P33-data/FA/P33FA3</text:p>
          </table:table-cell>
          <table:table-cell office:value-type="float" office:value="3">
            <text:p>3</text:p>
          </table:table-cell>
          <table:table-cell office:value-type="float" office:value="3.4441">
            <text:p>3.4441</text:p>
          </table:table-cell>
          <table:table-cell office:value-type="float" office:value="3.5328">
            <text:p>3.5328</text:p>
          </table:table-cell>
          <table:table-cell office:value-type="float" office:value="-0.0088">
            <text:p>-0.0088</text:p>
          </table:table-cell>
          <table:table-cell office:value-type="float" office:value="0.2831">
            <text:p>0.2831</text:p>
          </table:table-cell>
          <table:table-cell office:value-type="float" office:value="0.2533">
            <text:p>0.2533</text:p>
          </table:table-cell>
          <table:table-cell office:value-type="float" office:value="0.0133">
            <text:p>0.0133</text:p>
          </table:table-cell>
          <table:table-cell office:value-type="float" office:value="1.5337">
            <text:p>1.5337</text:p>
          </table:table-cell>
          <table:table-cell office:value-type="float" office:value="5.2023">
            <text:p>5.2023</text:p>
          </table:table-cell>
          <table:table-cell office:value-type="string">
            <text:p>P33</text:p>
          </table:table-cell>
          <table:table-cell office:value-type="string">
            <text:p>Fingers absolute</text:p>
          </table:table-cell>
          <table:table-cell/>
        </table:table-row>
        <table:table-row table:style-name="ro2">
          <table:table-cell office:value-type="string">
            <text:p>P33-data/FA/P33FA11</text:p>
          </table:table-cell>
          <table:table-cell office:value-type="float" office:value="1">
            <text:p>1</text:p>
          </table:table-cell>
          <table:table-cell office:value-type="float" office:value="3.2154">
            <text:p>3.2154</text:p>
          </table:table-cell>
          <table:table-cell office:value-type="float" office:value="1.9458">
            <text:p>1.9458</text:p>
          </table:table-cell>
          <table:table-cell office:value-type="float" office:value="-0.8648">
            <text:p>-0.8648</text:p>
          </table:table-cell>
          <table:table-cell office:value-type="float" office:value="0.5139">
            <text:p>0.5139</text:p>
          </table:table-cell>
          <table:table-cell office:value-type="float" office:value="0.52">
            <text:p>0.52</text:p>
          </table:table-cell>
          <table:table-cell office:value-type="float" office:value="0">
            <text:p>0</text:p>
          </table:table-cell>
          <table:table-cell office:value-type="float" office:value="1.3751">
            <text:p>1.3751</text:p>
          </table:table-cell>
          <table:table-cell office:value-type="float" office:value="4.3181">
            <text:p>4.3181</text:p>
          </table:table-cell>
          <table:table-cell office:value-type="string">
            <text:p>P33</text:p>
          </table:table-cell>
          <table:table-cell office:value-type="string">
            <text:p>Fingers absolute</text:p>
          </table:table-cell>
          <table:table-cell/>
        </table:table-row>
        <table:table-row table:style-name="ro2">
          <table:table-cell office:value-type="string">
            <text:p>P33-data/FA/P33FA31</text:p>
          </table:table-cell>
          <table:table-cell office:value-type="float" office:value="1">
            <text:p>1</text:p>
          </table:table-cell>
          <table:table-cell office:value-type="float" office:value="3.4156">
            <text:p>3.4156</text:p>
          </table:table-cell>
          <table:table-cell office:value-type="float" office:value="2.8231">
            <text:p>2.8231</text:p>
          </table:table-cell>
          <table:table-cell office:value-type="float" office:value="-0.3127">
            <text:p>-0.3127</text:p>
          </table:table-cell>
          <table:table-cell office:value-type="float" office:value="0.3542">
            <text:p>0.3542</text:p>
          </table:table-cell>
          <table:table-cell office:value-type="float" office:value="0.5333">
            <text:p>0.5333</text:p>
          </table:table-cell>
          <table:table-cell office:value-type="float" office:value="0">
            <text:p>0</text:p>
          </table:table-cell>
          <table:table-cell office:value-type="float" office:value="1.529">
            <text:p>1.529</text:p>
          </table:table-cell>
          <table:table-cell office:value-type="float" office:value="5.1056">
            <text:p>5.1056</text:p>
          </table:table-cell>
          <table:table-cell office:value-type="string">
            <text:p>P33</text:p>
          </table:table-cell>
          <table:table-cell office:value-type="string">
            <text:p>Fingers absolute</text:p>
          </table:table-cell>
          <table:table-cell/>
        </table:table-row>
        <table:table-row table:style-name="ro2">
          <table:table-cell office:value-type="string">
            <text:p>P33-data/FA/P33FA2</text:p>
          </table:table-cell>
          <table:table-cell office:value-type="float" office:value="2">
            <text:p>2</text:p>
          </table:table-cell>
          <table:table-cell office:value-type="float" office:value="3.269">
            <text:p>3.269</text:p>
          </table:table-cell>
          <table:table-cell office:value-type="float" office:value="1.8224">
            <text:p>1.8224</text:p>
          </table:table-cell>
          <table:table-cell office:value-type="float" office:value="-1.2326">
            <text:p>-1.2326</text:p>
          </table:table-cell>
          <table:table-cell office:value-type="float" office:value="0.5487">
            <text:p>0.5487</text:p>
          </table:table-cell>
          <table:table-cell office:value-type="float" office:value="0.48">
            <text:p>0.48</text:p>
          </table:table-cell>
          <table:table-cell office:value-type="float" office:value="0.0133">
            <text:p>0.0133</text:p>
          </table:table-cell>
          <table:table-cell office:value-type="float" office:value="1.7921">
            <text:p>1.7921</text:p>
          </table:table-cell>
          <table:table-cell office:value-type="float" office:value="5.4094">
            <text:p>5.4094</text:p>
          </table:table-cell>
          <table:table-cell office:value-type="string">
            <text:p>P33</text:p>
          </table:table-cell>
          <table:table-cell office:value-type="string">
            <text:p>Fingers absolute</text:p>
          </table:table-cell>
          <table:table-cell/>
        </table:table-row>
        <table:table-row table:style-name="ro2">
          <table:table-cell office:value-type="string">
            <text:p>P33-data/FA/P33FA1</text:p>
          </table:table-cell>
          <table:table-cell office:value-type="float" office:value="1">
            <text:p>1</text:p>
          </table:table-cell>
          <table:table-cell office:value-type="float" office:value="2.8499">
            <text:p>2.8499</text:p>
          </table:table-cell>
          <table:table-cell office:value-type="float" office:value="1.5195">
            <text:p>1.5195</text:p>
          </table:table-cell>
          <table:table-cell office:value-type="float" office:value="-1.4225">
            <text:p>-1.4225</text:p>
          </table:table-cell>
          <table:table-cell office:value-type="float" office:value="0.6581">
            <text:p>0.6581</text:p>
          </table:table-cell>
          <table:table-cell office:value-type="float" office:value="0.4533">
            <text:p>0.4533</text:p>
          </table:table-cell>
          <table:table-cell office:value-type="float" office:value="0.0267">
            <text:p>0.0267</text:p>
          </table:table-cell>
          <table:table-cell office:value-type="float" office:value="1.7064">
            <text:p>1.7064</text:p>
          </table:table-cell>
          <table:table-cell office:value-type="float" office:value="4.74">
            <text:p>4.74</text:p>
          </table:table-cell>
          <table:table-cell office:value-type="string">
            <text:p>P33</text:p>
          </table:table-cell>
          <table:table-cell office:value-type="string">
            <text:p>Fingers absolute</text:p>
          </table:table-cell>
          <table:table-cell/>
        </table:table-row>
        <table:table-row table:style-name="ro2">
          <table:table-cell office:value-type="string">
            <text:p>P33-data/FA/P33FA21</text:p>
          </table:table-cell>
          <table:table-cell office:value-type="float" office:value="1">
            <text:p>1</text:p>
          </table:table-cell>
          <table:table-cell office:value-type="float" office:value="3.1598">
            <text:p>3.1598</text:p>
          </table:table-cell>
          <table:table-cell office:value-type="float" office:value="2.6423">
            <text:p>2.6423</text:p>
          </table:table-cell>
          <table:table-cell office:value-type="float" office:value="-0.2692">
            <text:p>-0.2692</text:p>
          </table:table-cell>
          <table:table-cell office:value-type="float" office:value="0.3785">
            <text:p>0.3785</text:p>
          </table:table-cell>
          <table:table-cell office:value-type="float" office:value="0.5867">
            <text:p>0.5867</text:p>
          </table:table-cell>
          <table:table-cell office:value-type="float" office:value="0.0133">
            <text:p>0.0133</text:p>
          </table:table-cell>
          <table:table-cell office:value-type="float" office:value="1.3821">
            <text:p>1.3821</text:p>
          </table:table-cell>
          <table:table-cell office:value-type="float" office:value="4.3439">
            <text:p>4.3439</text:p>
          </table:table-cell>
          <table:table-cell office:value-type="string">
            <text:p>P33</text:p>
          </table:table-cell>
          <table:table-cell office:value-type="string">
            <text:p>Fingers absolute</text:p>
          </table:table-cell>
          <table:table-cell/>
        </table:table-row>
        <table:table-row table:style-name="ro2">
          <table:table-cell office:value-type="string">
            <text:p>P31-data/Mouse/P31M2</text:p>
          </table:table-cell>
          <table:table-cell office:value-type="float" office:value="2">
            <text:p>2</text:p>
          </table:table-cell>
          <table:table-cell office:value-type="float" office:value="4.8493">
            <text:p>4.8493</text:p>
          </table:table-cell>
          <table:table-cell office:value-type="float" office:value="-4.4848">
            <text:p>-4.4848</text:p>
          </table:table-cell>
          <table:table-cell office:value-type="float" office:value="2.0372">
            <text:p>2.0372</text:p>
          </table:table-cell>
          <table:table-cell office:value-type="float" office:value="-0.223">
            <text:p>-0.223</text:p>
          </table:table-cell>
          <table:table-cell office:value-type="float" office:value="0.3467">
            <text:p>0.3467</text:p>
          </table:table-cell>
          <table:table-cell office:value-type="float" office:value="0.0133">
            <text:p>0.0133</text:p>
          </table:table-cell>
          <table:table-cell office:value-type="float" office:value="1.2101">
            <text:p>1.2101</text:p>
          </table:table-cell>
          <table:table-cell office:value-type="float" office:value="4.7186">
            <text:p>4.7186</text:p>
          </table:table-cell>
          <table:table-cell office:value-type="string">
            <text:p>P31</text:p>
          </table:table-cell>
          <table:table-cell office:value-type="string">
            <text:p>Mouse</text:p>
          </table:table-cell>
          <table:table-cell/>
        </table:table-row>
        <table:table-row table:style-name="ro2">
          <table:table-cell office:value-type="string">
            <text:p>P31-data/Mouse/P31M1</text:p>
          </table:table-cell>
          <table:table-cell office:value-type="float" office:value="1">
            <text:p>1</text:p>
          </table:table-cell>
          <table:table-cell office:value-type="float" office:value="6.5544">
            <text:p>6.5544</text:p>
          </table:table-cell>
          <table:table-cell office:value-type="float" office:value="6.5571">
            <text:p>6.5571</text:p>
          </table:table-cell>
          <table:table-cell office:value-type="float" office:value="0.0009">
            <text:p>0.0009</text:p>
          </table:table-cell>
          <table:table-cell office:value-type="float" office:value="0.1525">
            <text:p>0.1525</text:p>
          </table:table-cell>
          <table:table-cell office:value-type="float" office:value="0.2">
            <text:p>0.2</text:p>
          </table:table-cell>
          <table:table-cell office:value-type="float" office:value="0.0133">
            <text:p>0.0133</text:p>
          </table:table-cell>
          <table:table-cell office:value-type="float" office:value="0.8212">
            <text:p>0.8212</text:p>
          </table:table-cell>
          <table:table-cell office:value-type="float" office:value="5.3829">
            <text:p>5.3829</text:p>
          </table:table-cell>
          <table:table-cell office:value-type="string">
            <text:p>P31</text:p>
          </table:table-cell>
          <table:table-cell office:value-type="string">
            <text:p>Mouse</text:p>
          </table:table-cell>
          <table:table-cell/>
        </table:table-row>
        <table:table-row table:style-name="ro2">
          <table:table-cell office:value-type="string">
            <text:p>P31-data/Mouse/P31M3</text:p>
          </table:table-cell>
          <table:table-cell office:value-type="float" office:value="3">
            <text:p>3</text:p>
          </table:table-cell>
          <table:table-cell office:value-type="float" office:value="8.0128">
            <text:p>8.0128</text:p>
          </table:table-cell>
          <table:table-cell office:value-type="float" office:value="7.7388">
            <text:p>7.7388</text:p>
          </table:table-cell>
          <table:table-cell office:value-type="float" office:value="-0.0204">
            <text:p>-0.0204</text:p>
          </table:table-cell>
          <table:table-cell office:value-type="float" office:value="0.1292">
            <text:p>0.1292</text:p>
          </table:table-cell>
          <table:table-cell office:value-type="float" office:value="0.0533">
            <text:p>0.0533</text:p>
          </table:table-cell>
          <table:table-cell office:value-type="float" office:value="0.0133">
            <text:p>0.0133</text:p>
          </table:table-cell>
          <table:table-cell office:value-type="float" office:value="0.5983">
            <text:p>0.5983</text:p>
          </table:table-cell>
          <table:table-cell office:value-type="float" office:value="4.79">
            <text:p>4.79</text:p>
          </table:table-cell>
          <table:table-cell office:value-type="string">
            <text:p>P31</text:p>
          </table:table-cell>
          <table:table-cell office:value-type="string">
            <text:p>Mouse</text:p>
          </table:table-cell>
          <table:table-cell/>
        </table:table-row>
        <table:table-row table:style-name="ro2">
          <table:table-cell office:value-type="string">
            <text:p>P31-data/FR/P31FR1</text:p>
          </table:table-cell>
          <table:table-cell office:value-type="float" office:value="1">
            <text:p>1</text:p>
          </table:table-cell>
          <table:table-cell office:value-type="float" office:value="6.1554">
            <text:p>6.1554</text:p>
          </table:table-cell>
          <table:table-cell office:value-type="float" office:value="14.6611">
            <text:p>14.6611</text:p>
          </table:table-cell>
          <table:table-cell office:value-type="float" office:value="0.51">
            <text:p>0.51</text:p>
          </table:table-cell>
          <table:table-cell office:value-type="float" office:value="0.0682">
            <text:p>0.0682</text:p>
          </table:table-cell>
          <table:table-cell office:value-type="float" office:value="0.16">
            <text:p>0.16</text:p>
          </table:table-cell>
          <table:table-cell office:value-type="float" office:value="0.0133">
            <text:p>0.0133</text:p>
          </table:table-cell>
          <table:table-cell office:value-type="float" office:value="0.8748">
            <text:p>0.8748</text:p>
          </table:table-cell>
          <table:table-cell office:value-type="float" office:value="4.9662">
            <text:p>4.9662</text:p>
          </table:table-cell>
          <table:table-cell office:value-type="string">
            <text:p>P31</text:p>
          </table:table-cell>
          <table:table-cell office:value-type="string">
            <text:p>Fingers relative</text:p>
          </table:table-cell>
          <table:table-cell/>
        </table:table-row>
        <table:table-row table:style-name="ro2">
          <table:table-cell office:value-type="string">
            <text:p>P31-data/FR/P31FR2</text:p>
          </table:table-cell>
          <table:table-cell office:value-type="float" office:value="2">
            <text:p>2</text:p>
          </table:table-cell>
          <table:table-cell office:value-type="float" office:value="2.8838">
            <text:p>2.8838</text:p>
          </table:table-cell>
          <table:table-cell office:value-type="float" office:value="1.1686">
            <text:p>1.1686</text:p>
          </table:table-cell>
          <table:table-cell office:value-type="float" office:value="-2.6844">
            <text:p>-2.6844</text:p>
          </table:table-cell>
          <table:table-cell office:value-type="float" office:value="0.8557">
            <text:p>0.8557</text:p>
          </table:table-cell>
          <table:table-cell office:value-type="float" office:value="0.2933">
            <text:p>0.2933</text:p>
          </table:table-cell>
          <table:table-cell office:value-type="float" office:value="0.04">
            <text:p>0.04</text:p>
          </table:table-cell>
          <table:table-cell office:value-type="float" office:value="1.9363">
            <text:p>1.9363</text:p>
          </table:table-cell>
          <table:table-cell office:value-type="float" office:value="5.4043">
            <text:p>5.4043</text:p>
          </table:table-cell>
          <table:table-cell office:value-type="string">
            <text:p>P31</text:p>
          </table:table-cell>
          <table:table-cell office:value-type="string">
            <text:p>Fingers relative</text:p>
          </table:table-cell>
          <table:table-cell/>
        </table:table-row>
        <table:table-row table:style-name="ro2">
          <table:table-cell office:value-type="string">
            <text:p>P31-data/FR/P31FR3</text:p>
          </table:table-cell>
          <table:table-cell office:value-type="float" office:value="3">
            <text:p>3</text:p>
          </table:table-cell>
          <table:table-cell office:value-type="float" office:value="3.42">
            <text:p>3.42</text:p>
          </table:table-cell>
          <table:table-cell office:value-type="float" office:value="2.557">
            <text:p>2.557</text:p>
          </table:table-cell>
          <table:table-cell office:value-type="float" office:value="-0.4847">
            <text:p>-0.4847</text:p>
          </table:table-cell>
          <table:table-cell office:value-type="float" office:value="0.3911">
            <text:p>0.3911</text:p>
          </table:table-cell>
          <table:table-cell office:value-type="float" office:value="0.2">
            <text:p>0.2</text:p>
          </table:table-cell>
          <table:table-cell office:value-type="float" office:value="0.0533">
            <text:p>0.0533</text:p>
          </table:table-cell>
          <table:table-cell office:value-type="float" office:value="1.5958">
            <text:p>1.5958</text:p>
          </table:table-cell>
          <table:table-cell office:value-type="float" office:value="5.3249">
            <text:p>5.3249</text:p>
          </table:table-cell>
          <table:table-cell office:value-type="string">
            <text:p>P31</text:p>
          </table:table-cell>
          <table:table-cell office:value-type="string">
            <text:p>Fingers relative</text:p>
          </table:table-cell>
          <table:table-cell/>
        </table:table-row>
        <table:table-row table:style-name="ro1">
          <table:table-cell office:value-type="string">
            <text:p>P31-data/Trackpad/P31T2</text:p>
          </table:table-cell>
          <table:table-cell office:value-type="float" office:value="2">
            <text:p>2</text:p>
          </table:table-cell>
          <table:table-cell office:value-type="float" office:value="4.0177">
            <text:p>4.0177</text:p>
          </table:table-cell>
          <table:table-cell office:value-type="float" office:value="3.0634">
            <text:p>3.0634</text:p>
          </table:table-cell>
          <table:table-cell office:value-type="float" office:value="-0.3538">
            <text:p>-0.3538</text:p>
          </table:table-cell>
          <table:table-cell office:value-type="float" office:value="0.3264">
            <text:p>0.3264</text:p>
          </table:table-cell>
          <table:table-cell office:value-type="float" office:value="0.1067">
            <text:p>0.1067</text:p>
          </table:table-cell>
          <table:table-cell office:value-type="float" office:value="0.04">
            <text:p>0.04</text:p>
          </table:table-cell>
          <table:table-cell office:value-type="float" office:value="1.2235">
            <text:p>1.2235</text:p>
          </table:table-cell>
          <table:table-cell office:value-type="float" office:value="4.832">
            <text:p>4.832</text:p>
          </table:table-cell>
          <table:table-cell office:value-type="string">
            <text:p>P31</text:p>
          </table:table-cell>
          <table:table-cell office:value-type="string">
            <text:p>Trackpad</text:p>
          </table:table-cell>
          <table:table-cell/>
        </table:table-row>
        <table:table-row table:style-name="ro1">
          <table:table-cell office:value-type="string">
            <text:p>P31-data/Trackpad/P31T1</text:p>
          </table:table-cell>
          <table:table-cell office:value-type="float" office:value="1">
            <text:p>1</text:p>
          </table:table-cell>
          <table:table-cell office:value-type="float" office:value="3.8816">
            <text:p>3.8816</text:p>
          </table:table-cell>
          <table:table-cell office:value-type="float" office:value="3.5511">
            <text:p>3.5511</text:p>
          </table:table-cell>
          <table:table-cell office:value-type="float" office:value="-0.1342">
            <text:p>-0.1342</text:p>
          </table:table-cell>
          <table:table-cell office:value-type="float" office:value="0.2816">
            <text:p>0.2816</text:p>
          </table:table-cell>
          <table:table-cell office:value-type="float" office:value="0.2267">
            <text:p>0.2267</text:p>
          </table:table-cell>
          <table:table-cell office:value-type="float" office:value="0">
            <text:p>0</text:p>
          </table:table-cell>
          <table:table-cell office:value-type="float" office:value="1.4718">
            <text:p>1.4718</text:p>
          </table:table-cell>
          <table:table-cell office:value-type="float" office:value="5.7069">
            <text:p>5.7069</text:p>
          </table:table-cell>
          <table:table-cell office:value-type="string">
            <text:p>P31</text:p>
          </table:table-cell>
          <table:table-cell office:value-type="string">
            <text:p>Trackpad</text:p>
          </table:table-cell>
          <table:table-cell/>
        </table:table-row>
        <table:table-row table:style-name="ro1">
          <table:table-cell office:value-type="string">
            <text:p>P31-data/Trackpad/P31T3</text:p>
          </table:table-cell>
          <table:table-cell office:value-type="float" office:value="3">
            <text:p>3</text:p>
          </table:table-cell>
          <table:table-cell office:value-type="float" office:value="3.6009">
            <text:p>3.6009</text:p>
          </table:table-cell>
          <table:table-cell office:value-type="float" office:value="4.7008">
            <text:p>4.7008</text:p>
          </table:table-cell>
          <table:table-cell office:value-type="float" office:value="0.2936">
            <text:p>0.2936</text:p>
          </table:table-cell>
          <table:table-cell office:value-type="float" office:value="0.2127">
            <text:p>0.2127</text:p>
          </table:table-cell>
          <table:table-cell office:value-type="float" office:value="0.0533">
            <text:p>0.0533</text:p>
          </table:table-cell>
          <table:table-cell office:value-type="float" office:value="0.0267">
            <text:p>0.0267</text:p>
          </table:table-cell>
          <table:table-cell office:value-type="float" office:value="1.264">
            <text:p>1.264</text:p>
          </table:table-cell>
          <table:table-cell office:value-type="float" office:value="4.5488">
            <text:p>4.5488</text:p>
          </table:table-cell>
          <table:table-cell office:value-type="string">
            <text:p>P31</text:p>
          </table:table-cell>
          <table:table-cell office:value-type="string">
            <text:p>Trackpad</text:p>
          </table:table-cell>
          <table:table-cell/>
        </table:table-row>
        <table:table-row table:style-name="ro2">
          <table:table-cell office:value-type="string">
            <text:p>P31-data/FA/P31FA1</text:p>
          </table:table-cell>
          <table:table-cell office:value-type="float" office:value="1">
            <text:p>1</text:p>
          </table:table-cell>
          <table:table-cell office:value-type="float" office:value="3.7445">
            <text:p>3.7445</text:p>
          </table:table-cell>
          <table:table-cell office:value-type="float" office:value="4.8168">
            <text:p>4.8168</text:p>
          </table:table-cell>
          <table:table-cell office:value-type="float" office:value="0.2644">
            <text:p>0.2644</text:p>
          </table:table-cell>
          <table:table-cell office:value-type="float" office:value="0.2076">
            <text:p>0.2076</text:p>
          </table:table-cell>
          <table:table-cell office:value-type="float" office:value="0.2533">
            <text:p>0.2533</text:p>
          </table:table-cell>
          <table:table-cell office:value-type="float" office:value="0.0133">
            <text:p>0.0133</text:p>
          </table:table-cell>
          <table:table-cell office:value-type="float" office:value="1.2742">
            <text:p>1.2742</text:p>
          </table:table-cell>
          <table:table-cell office:value-type="float" office:value="4.7441">
            <text:p>4.7441</text:p>
          </table:table-cell>
          <table:table-cell office:value-type="string">
            <text:p>P31</text:p>
          </table:table-cell>
          <table:table-cell office:value-type="string">
            <text:p>Fingers absolute</text:p>
          </table:table-cell>
          <table:table-cell/>
        </table:table-row>
        <table:table-row table:style-name="ro2">
          <table:table-cell office:value-type="string">
            <text:p>P31-data/FA/P31FA2</text:p>
          </table:table-cell>
          <table:table-cell office:value-type="float" office:value="2">
            <text:p>2</text:p>
          </table:table-cell>
          <table:table-cell office:value-type="float" office:value="3.414">
            <text:p>3.414</text:p>
          </table:table-cell>
          <table:table-cell office:value-type="float" office:value="5.9518">
            <text:p>5.9518</text:p>
          </table:table-cell>
          <table:table-cell office:value-type="float" office:value="0.8279">
            <text:p>0.8279</text:p>
          </table:table-cell>
          <table:table-cell office:value-type="float" office:value="0.168">
            <text:p>0.168</text:p>
          </table:table-cell>
          <table:table-cell office:value-type="float" office:value="0.7467">
            <text:p>0.7467</text:p>
          </table:table-cell>
          <table:table-cell office:value-type="float" office:value="0">
            <text:p>0</text:p>
          </table:table-cell>
          <table:table-cell office:value-type="float" office:value="1.9267">
            <text:p>1.9267</text:p>
          </table:table-cell>
          <table:table-cell office:value-type="float" office:value="6.6938">
            <text:p>6.6938</text:p>
          </table:table-cell>
          <table:table-cell office:value-type="string">
            <text:p>P31</text:p>
          </table:table-cell>
          <table:table-cell office:value-type="string">
            <text:p>Fingers absolute</text:p>
          </table:table-cell>
          <table:table-cell/>
        </table:table-row>
        <table:table-row table:style-name="ro2">
          <table:table-cell office:value-type="string">
            <text:p>P31-data/FA/P31FA3</text:p>
          </table:table-cell>
          <table:table-cell office:value-type="float" office:value="3">
            <text:p>3</text:p>
          </table:table-cell>
          <table:table-cell office:value-type="float" office:value="3.4703">
            <text:p>3.4703</text:p>
          </table:table-cell>
          <table:table-cell office:value-type="float" office:value="4.4883">
            <text:p>4.4883</text:p>
          </table:table-cell>
          <table:table-cell office:value-type="float" office:value="0.3077">
            <text:p>0.3077</text:p>
          </table:table-cell>
          <table:table-cell office:value-type="float" office:value="0.2228">
            <text:p>0.2228</text:p>
          </table:table-cell>
          <table:table-cell office:value-type="float" office:value="0.3333">
            <text:p>0.3333</text:p>
          </table:table-cell>
          <table:table-cell office:value-type="float" office:value="0.04">
            <text:p>0.04</text:p>
          </table:table-cell>
          <table:table-cell office:value-type="float" office:value="1.343">
            <text:p>1.343</text:p>
          </table:table-cell>
          <table:table-cell office:value-type="float" office:value="4.531">
            <text:p>4.531</text:p>
          </table:table-cell>
          <table:table-cell office:value-type="string">
            <text:p>P31</text:p>
          </table:table-cell>
          <table:table-cell office:value-type="string">
            <text:p>Fingers absolute</text:p>
          </table:table-cell>
          <table:table-cell/>
        </table:table-row>
        <table:table-row table:style-name="ro2" table:number-rows-repeated="1048489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MT" table:style-name="ta1">
        <table:shapes>
          <draw:frame draw:z-index="0" draw:style-name="gr1" svg:width="6.2988in" svg:height="3.5429in" svg:x="1.3972in" svg:y="0.7528in">
            <draw:object draw:notify-on-update-of-ranges="MT.I1:MT.I1 MT.J2:MT.J86 MT.J1:MT.J1 MT.I2:MT.I8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3" table:number-columns-repeated="12" table:default-cell-style-name="Default"/>
        <table:table-row table:style-name="ro1">
          <table:table-cell office:value-type="string">
            <text:p>Filename</text:p>
          </table:table-cell>
          <table:table-cell office:value-type="string">
            <text:p><text:s/>trial#</text:p>
          </table:table-cell>
          <table:table-cell office:value-type="string">
            <text:p><text:s/>TP</text:p>
          </table:table-cell>
          <table:table-cell office:value-type="string">
            <text:p><text:s/>IP</text:p>
          </table:table-cell>
          <table:table-cell office:value-type="string">
            <text:p><text:s/>Lin1</text:p>
          </table:table-cell>
          <table:table-cell office:value-type="string">
            <text:p><text:s/>Lin2</text:p>
          </table:table-cell>
          <table:table-cell office:value-type="string">
            <text:p><text:s/>ErrorRate</text:p>
          </table:table-cell>
          <table:table-cell office:value-type="string">
            <text:p><text:s/>outlierRate</text:p>
          </table:table-cell>
          <table:table-cell office:value-type="string">
            <text:p><text:s/>meanMovetime</text:p>
          </table:table-cell>
          <table:table-cell office:value-type="string">
            <text:p><text:s/>meanIDe</text:p>
          </table:table-cell>
          <table:table-cell office:value-type="string">
            <text:p><text:s/>participantID</text:p>
          </table:table-cell>
          <table:table-cell office:value-type="string">
            <text:p><text:s/>device</text:p>
          </table:table-cell>
        </table:table-row>
        <table:table-row table:style-name="ro2" table:visibility="filter">
          <table:table-cell office:value-type="string">
            <text:p>P32-data/Mouse/P32M1</text:p>
          </table:table-cell>
          <table:table-cell office:value-type="float" office:value="1">
            <text:p>1</text:p>
          </table:table-cell>
          <table:table-cell office:value-type="float" office:value="6.5175">
            <text:p>6.5175</text:p>
          </table:table-cell>
          <table:table-cell office:value-type="float" office:value="3.5958">
            <text:p>3.5958</text:p>
          </table:table-cell>
          <table:table-cell office:value-type="float" office:value="-0.6014">
            <text:p>-0.6014</text:p>
          </table:table-cell>
          <table:table-cell office:value-type="float" office:value="0.2781">
            <text:p>0.2781</text:p>
          </table:table-cell>
          <table:table-cell office:value-type="float" office:value="0.0933">
            <text:p>0.0933</text:p>
          </table:table-cell>
          <table:table-cell office:value-type="float" office:value="0.0133">
            <text:p>0.0133</text:p>
          </table:table-cell>
          <table:table-cell office:value-type="float" office:value="0.8341">
            <text:p>0.8341</text:p>
          </table:table-cell>
          <table:table-cell office:value-type="float" office:value="5.1724">
            <text:p>5.1724</text:p>
          </table:table-cell>
          <table:table-cell office:value-type="string">
            <text:p>P32</text:p>
          </table:table-cell>
          <table:table-cell office:value-type="string">
            <text:p>Mouse</text:p>
          </table:table-cell>
        </table:table-row>
        <table:table-row table:style-name="ro2" table:visibility="filter">
          <table:table-cell office:value-type="string">
            <text:p>P32-data/Mouse/P32M3</text:p>
          </table:table-cell>
          <table:table-cell office:value-type="float" office:value="3">
            <text:p>3</text:p>
          </table:table-cell>
          <table:table-cell office:value-type="float" office:value="6.1015">
            <text:p>6.1015</text:p>
          </table:table-cell>
          <table:table-cell office:value-type="float" office:value="3.4439">
            <text:p>3.4439</text:p>
          </table:table-cell>
          <table:table-cell office:value-type="float" office:value="-0.6151">
            <text:p>-0.6151</text:p>
          </table:table-cell>
          <table:table-cell office:value-type="float" office:value="0.2904">
            <text:p>0.2904</text:p>
          </table:table-cell>
          <table:table-cell office:value-type="float" office:value="0.1067">
            <text:p>0.1067</text:p>
          </table:table-cell>
          <table:table-cell office:value-type="float" office:value="0">
            <text:p>0</text:p>
          </table:table-cell>
          <table:table-cell office:value-type="float" office:value="0.8683">
            <text:p>0.8683</text:p>
          </table:table-cell>
          <table:table-cell office:value-type="float" office:value="5.1032">
            <text:p>5.1032</text:p>
          </table:table-cell>
          <table:table-cell office:value-type="string">
            <text:p>P32</text:p>
          </table:table-cell>
          <table:table-cell office:value-type="string">
            <text:p>Mouse</text:p>
          </table:table-cell>
        </table:table-row>
        <table:table-row table:style-name="ro2" table:visibility="filter">
          <table:table-cell office:value-type="string">
            <text:p>P32-data/Mouse/P32M2</text:p>
          </table:table-cell>
          <table:table-cell office:value-type="float" office:value="2">
            <text:p>2</text:p>
          </table:table-cell>
          <table:table-cell office:value-type="float" office:value="6.9035">
            <text:p>6.9035</text:p>
          </table:table-cell>
          <table:table-cell office:value-type="float" office:value="4.9198">
            <text:p>4.9198</text:p>
          </table:table-cell>
          <table:table-cell office:value-type="float" office:value="-0.2797">
            <text:p>-0.2797</text:p>
          </table:table-cell>
          <table:table-cell office:value-type="float" office:value="0.2033">
            <text:p>0.2033</text:p>
          </table:table-cell>
          <table:table-cell office:value-type="float" office:value="0.08">
            <text:p>0.08</text:p>
          </table:table-cell>
          <table:table-cell office:value-type="float" office:value="0.0267">
            <text:p>0.0267</text:p>
          </table:table-cell>
          <table:table-cell office:value-type="float" office:value="0.7449">
            <text:p>0.7449</text:p>
          </table:table-cell>
          <table:table-cell office:value-type="float" office:value="5.0345">
            <text:p>5.0345</text:p>
          </table:table-cell>
          <table:table-cell office:value-type="string">
            <text:p>P32</text:p>
          </table:table-cell>
          <table:table-cell office:value-type="string">
            <text:p>Mouse</text:p>
          </table:table-cell>
        </table:table-row>
        <table:table-row table:style-name="ro2" table:visibility="filter">
          <table:table-cell office:value-type="string">
            <text:p>P32-data/FR/P32FR3</text:p>
          </table:table-cell>
          <table:table-cell office:value-type="float" office:value="3">
            <text:p>3</text:p>
          </table:table-cell>
          <table:table-cell office:value-type="float" office:value="2.8453">
            <text:p>2.8453</text:p>
          </table:table-cell>
          <table:table-cell office:value-type="float" office:value="1.216">
            <text:p>1.216</text:p>
          </table:table-cell>
          <table:table-cell office:value-type="float" office:value="-2.2287">
            <text:p>-2.2287</text:p>
          </table:table-cell>
          <table:table-cell office:value-type="float" office:value="0.8223">
            <text:p>0.8223</text:p>
          </table:table-cell>
          <table:table-cell office:value-type="float" office:value="0.1067">
            <text:p>0.1067</text:p>
          </table:table-cell>
          <table:table-cell office:value-type="float" office:value="0.0267">
            <text:p>0.0267</text:p>
          </table:table-cell>
          <table:table-cell office:value-type="float" office:value="2.0378">
            <text:p>2.0378</text:p>
          </table:table-cell>
          <table:table-cell office:value-type="float" office:value="5.1816">
            <text:p>5.1816</text:p>
          </table:table-cell>
          <table:table-cell office:value-type="string">
            <text:p>P32</text:p>
          </table:table-cell>
          <table:table-cell office:value-type="string">
            <text:p>Fingers relative</text:p>
          </table:table-cell>
        </table:table-row>
        <table:table-row table:style-name="ro2" table:visibility="filter">
          <table:table-cell office:value-type="string">
            <text:p>P32-data/FR/P32FR2</text:p>
          </table:table-cell>
          <table:table-cell office:value-type="float" office:value="2">
            <text:p>2</text:p>
          </table:table-cell>
          <table:table-cell office:value-type="float" office:value="3.0832">
            <text:p>3.0832</text:p>
          </table:table-cell>
          <table:table-cell office:value-type="float" office:value="1.2366">
            <text:p>1.2366</text:p>
          </table:table-cell>
          <table:table-cell office:value-type="float" office:value="-2.3143">
            <text:p>-2.3143</text:p>
          </table:table-cell>
          <table:table-cell office:value-type="float" office:value="0.8087">
            <text:p>0.8087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1.8472">
            <text:p>1.8472</text:p>
          </table:table-cell>
          <table:table-cell office:value-type="float" office:value="5.1226">
            <text:p>5.1226</text:p>
          </table:table-cell>
          <table:table-cell office:value-type="string">
            <text:p>P32</text:p>
          </table:table-cell>
          <table:table-cell office:value-type="string">
            <text:p>Fingers relative</text:p>
          </table:table-cell>
        </table:table-row>
        <table:table-row table:style-name="ro2" table:visibility="filter">
          <table:table-cell office:value-type="string">
            <text:p>P32-data/FR/P32FR11</text:p>
          </table:table-cell>
          <table:table-cell office:value-type="float" office:value="1">
            <text:p>1</text:p>
          </table:table-cell>
          <table:table-cell office:value-type="float" office:value="2.4408">
            <text:p>2.4408</text:p>
          </table:table-cell>
          <table:table-cell office:value-type="float" office:value="1.7021">
            <text:p>1.7021</text:p>
          </table:table-cell>
          <table:table-cell office:value-type="float" office:value="-0.9206">
            <text:p>-0.9206</text:p>
          </table:table-cell>
          <table:table-cell office:value-type="float" office:value="0.5875">
            <text:p>0.5875</text:p>
          </table:table-cell>
          <table:table-cell office:value-type="float" office:value="0.1467">
            <text:p>0.1467</text:p>
          </table:table-cell>
          <table:table-cell office:value-type="float" office:value="0.0267">
            <text:p>0.0267</text:p>
          </table:table-cell>
          <table:table-cell office:value-type="float" office:value="2.2389">
            <text:p>2.2389</text:p>
          </table:table-cell>
          <table:table-cell office:value-type="float" office:value="5.3278">
            <text:p>5.3278</text:p>
          </table:table-cell>
          <table:table-cell office:value-type="string">
            <text:p>P32</text:p>
          </table:table-cell>
          <table:table-cell office:value-type="string">
            <text:p>Fingers relative</text:p>
          </table:table-cell>
        </table:table-row>
        <table:table-row table:style-name="ro2" table:visibility="filter">
          <table:table-cell office:value-type="string">
            <text:p>P32-data/FR/P32FR1</text:p>
          </table:table-cell>
          <table:table-cell office:value-type="float" office:value="1">
            <text:p>1</text:p>
          </table:table-cell>
          <table:table-cell office:value-type="float" office:value="3.0792">
            <text:p>3.0792</text:p>
          </table:table-cell>
          <table:table-cell office:value-type="float" office:value="0.9321">
            <text:p>0.9321</text:p>
          </table:table-cell>
          <table:table-cell office:value-type="float" office:value="-3.6193">
            <text:p>-3.6193</text:p>
          </table:table-cell>
          <table:table-cell office:value-type="float" office:value="1.0729">
            <text:p>1.0729</text:p>
          </table:table-cell>
          <table:table-cell office:value-type="float" office:value="0.2133">
            <text:p>0.2133</text:p>
          </table:table-cell>
          <table:table-cell office:value-type="float" office:value="0.0267">
            <text:p>0.0267</text:p>
          </table:table-cell>
          <table:table-cell office:value-type="float" office:value="1.8503">
            <text:p>1.8503</text:p>
          </table:table-cell>
          <table:table-cell office:value-type="float" office:value="5.0899">
            <text:p>5.0899</text:p>
          </table:table-cell>
          <table:table-cell office:value-type="string">
            <text:p>P32</text:p>
          </table:table-cell>
          <table:table-cell office:value-type="string">
            <text:p>Fingers relative</text:p>
          </table:table-cell>
        </table:table-row>
        <table:table-row table:style-name="ro1" table:visibility="filter">
          <table:table-cell office:value-type="string">
            <text:p>P32-data/Trackpad/P32T2</text:p>
          </table:table-cell>
          <table:table-cell office:value-type="float" office:value="2">
            <text:p>2</text:p>
          </table:table-cell>
          <table:table-cell office:value-type="float" office:value="4.0419">
            <text:p>4.0419</text:p>
          </table:table-cell>
          <table:table-cell office:value-type="float" office:value="2.2051">
            <text:p>2.2051</text:p>
          </table:table-cell>
          <table:table-cell office:value-type="float" office:value="-1.0419">
            <text:p>-1.0419</text:p>
          </table:table-cell>
          <table:table-cell office:value-type="float" office:value="0.4535">
            <text:p>0.4535</text:p>
          </table:table-cell>
          <table:table-cell office:value-type="float" office:value="0.0933">
            <text:p>0.0933</text:p>
          </table:table-cell>
          <table:table-cell office:value-type="float" office:value="0.0133">
            <text:p>0.0133</text:p>
          </table:table-cell>
          <table:table-cell office:value-type="float" office:value="1.3736">
            <text:p>1.3736</text:p>
          </table:table-cell>
          <table:table-cell office:value-type="float" office:value="5.3284">
            <text:p>5.3284</text:p>
          </table:table-cell>
          <table:table-cell office:value-type="string">
            <text:p>P32</text:p>
          </table:table-cell>
          <table:table-cell office:value-type="string">
            <text:p>Trackpad</text:p>
          </table:table-cell>
        </table:table-row>
        <table:table-row table:style-name="ro1" table:visibility="filter">
          <table:table-cell office:value-type="string">
            <text:p>P32-data/Trackpad/P32T1</text:p>
          </table:table-cell>
          <table:table-cell office:value-type="float" office:value="1">
            <text:p>1</text:p>
          </table:table-cell>
          <table:table-cell office:value-type="float" office:value="3.7094">
            <text:p>3.7094</text:p>
          </table:table-cell>
          <table:table-cell office:value-type="float" office:value="4.2768">
            <text:p>4.2768</text:p>
          </table:table-cell>
          <table:table-cell office:value-type="float" office:value="0.1949">
            <text:p>0.1949</text:p>
          </table:table-cell>
          <table:table-cell office:value-type="float" office:value="0.2338">
            <text:p>0.2338</text:p>
          </table:table-cell>
          <table:table-cell office:value-type="float" office:value="0.08">
            <text:p>0.08</text:p>
          </table:table-cell>
          <table:table-cell office:value-type="float" office:value="0.0133">
            <text:p>0.0133</text:p>
          </table:table-cell>
          <table:table-cell office:value-type="float" office:value="1.3959">
            <text:p>1.3959</text:p>
          </table:table-cell>
          <table:table-cell office:value-type="float" office:value="5.132">
            <text:p>5.132</text:p>
          </table:table-cell>
          <table:table-cell office:value-type="string">
            <text:p>P32</text:p>
          </table:table-cell>
          <table:table-cell office:value-type="string">
            <text:p>Trackpad</text:p>
          </table:table-cell>
        </table:table-row>
        <table:table-row table:style-name="ro2">
          <table:table-cell office:value-type="string">
            <text:p>P32-data/FA/P32FA2</text:p>
          </table:table-cell>
          <table:table-cell office:value-type="float" office:value="2">
            <text:p>2</text:p>
          </table:table-cell>
          <table:table-cell office:value-type="float" office:value="3.0353">
            <text:p>3.0353</text:p>
          </table:table-cell>
          <table:table-cell office:value-type="float" office:value="1.4844">
            <text:p>1.4844</text:p>
          </table:table-cell>
          <table:table-cell office:value-type="float" office:value="-1.6178">
            <text:p>-1.6178</text:p>
          </table:table-cell>
          <table:table-cell office:value-type="float" office:value="0.6737">
            <text:p>0.6737</text:p>
          </table:table-cell>
          <table:table-cell office:value-type="float" office:value="0.28">
            <text:p>0.28</text:p>
          </table:table-cell>
          <table:table-cell office:value-type="float" office:value="0.0267">
            <text:p>0.0267</text:p>
          </table:table-cell>
          <table:table-cell office:value-type="float" office:value="1.7317">
            <text:p>1.7317</text:p>
          </table:table-cell>
          <table:table-cell office:value-type="float" office:value="4.9385">
            <text:p>4.9385</text:p>
          </table:table-cell>
          <table:table-cell office:value-type="string">
            <text:p>P32</text:p>
          </table:table-cell>
          <table:table-cell office:value-type="string">
            <text:p>Fingers absolute</text:p>
          </table:table-cell>
        </table:table-row>
        <table:table-row table:style-name="ro2">
          <table:table-cell office:value-type="string">
            <text:p>P32-data/FA/P32FA1</text:p>
          </table:table-cell>
          <table:table-cell office:value-type="float" office:value="1">
            <text:p>1</text:p>
          </table:table-cell>
          <table:table-cell office:value-type="float" office:value="2.3767">
            <text:p>2.3767</text:p>
          </table:table-cell>
          <table:table-cell office:value-type="float" office:value="1.5263">
            <text:p>1.5263</text:p>
          </table:table-cell>
          <table:table-cell office:value-type="float" office:value="-1.0605">
            <text:p>-1.0605</text:p>
          </table:table-cell>
          <table:table-cell office:value-type="float" office:value="0.6552">
            <text:p>0.6552</text:p>
          </table:table-cell>
          <table:table-cell office:value-type="float" office:value="0.3867">
            <text:p>0.3867</text:p>
          </table:table-cell>
          <table:table-cell office:value-type="float" office:value="0.04">
            <text:p>0.04</text:p>
          </table:table-cell>
          <table:table-cell office:value-type="float" office:value="2.1726">
            <text:p>2.1726</text:p>
          </table:table-cell>
          <table:table-cell office:value-type="float" office:value="4.9459">
            <text:p>4.9459</text:p>
          </table:table-cell>
          <table:table-cell office:value-type="string">
            <text:p>P32</text:p>
          </table:table-cell>
          <table:table-cell office:value-type="string">
            <text:p>Fingers absolute</text:p>
          </table:table-cell>
        </table:table-row>
        <table:table-row table:style-name="ro2">
          <table:table-cell office:value-type="string">
            <text:p>P32-data/FA/P32FA3</text:p>
          </table:table-cell>
          <table:table-cell office:value-type="float" office:value="3">
            <text:p>3</text:p>
          </table:table-cell>
          <table:table-cell office:value-type="float" office:value="2.7988">
            <text:p>2.7988</text:p>
          </table:table-cell>
          <table:table-cell office:value-type="float" office:value="1.8426">
            <text:p>1.8426</text:p>
          </table:table-cell>
          <table:table-cell office:value-type="float" office:value="-0.8593">
            <text:p>-0.8593</text:p>
          </table:table-cell>
          <table:table-cell office:value-type="float" office:value="0.5427">
            <text:p>0.5427</text:p>
          </table:table-cell>
          <table:table-cell office:value-type="float" office:value="0.36">
            <text:p>0.36</text:p>
          </table:table-cell>
          <table:table-cell office:value-type="float" office:value="0">
            <text:p>0</text:p>
          </table:table-cell>
          <table:table-cell office:value-type="float" office:value="1.8534">
            <text:p>1.8534</text:p>
          </table:table-cell>
          <table:table-cell office:value-type="float" office:value="4.9088">
            <text:p>4.9088</text:p>
          </table:table-cell>
          <table:table-cell office:value-type="string">
            <text:p>P32</text:p>
          </table:table-cell>
          <table:table-cell office:value-type="string">
            <text:p>Fingers absolute</text:p>
          </table:table-cell>
        </table:table-row>
        <table:table-row table:style-name="ro2" table:visibility="filter">
          <table:table-cell office:value-type="string">
            <text:p>P34-data/Mouse/P34M1</text:p>
          </table:table-cell>
          <table:table-cell office:value-type="float" office:value="1">
            <text:p>1</text:p>
          </table:table-cell>
          <table:table-cell office:value-type="float" office:value="5.9131">
            <text:p>5.9131</text:p>
          </table:table-cell>
          <table:table-cell office:value-type="float" office:value="7.2047">
            <text:p>7.2047</text:p>
          </table:table-cell>
          <table:table-cell office:value-type="float" office:value="0.1473">
            <text:p>0.1473</text:p>
          </table:table-cell>
          <table:table-cell office:value-type="float" office:value="0.1388">
            <text:p>0.1388</text:p>
          </table:table-cell>
          <table:table-cell office:value-type="float" office:value="0.0667">
            <text:p>0.0667</text:p>
          </table:table-cell>
          <table:table-cell office:value-type="float" office:value="0.0133">
            <text:p>0.0133</text:p>
          </table:table-cell>
          <table:table-cell office:value-type="float" office:value="0.8393">
            <text:p>0.8393</text:p>
          </table:table-cell>
          <table:table-cell office:value-type="float" office:value="4.9819">
            <text:p>4.9819</text:p>
          </table:table-cell>
          <table:table-cell office:value-type="string">
            <text:p>P34</text:p>
          </table:table-cell>
          <table:table-cell office:value-type="string">
            <text:p>Mouse</text:p>
          </table:table-cell>
        </table:table-row>
        <table:table-row table:style-name="ro2" table:visibility="filter">
          <table:table-cell office:value-type="string">
            <text:p>P34-data/Mouse/P34M3</text:p>
          </table:table-cell>
          <table:table-cell office:value-type="float" office:value="3">
            <text:p>3</text:p>
          </table:table-cell>
          <table:table-cell office:value-type="float" office:value="7.1917">
            <text:p>7.1917</text:p>
          </table:table-cell>
          <table:table-cell office:value-type="float" office:value="4.6788">
            <text:p>4.6788</text:p>
          </table:table-cell>
          <table:table-cell office:value-type="float" office:value="-0.3871">
            <text:p>-0.3871</text:p>
          </table:table-cell>
          <table:table-cell office:value-type="float" office:value="0.2137">
            <text:p>0.2137</text:p>
          </table:table-cell>
          <table:table-cell office:value-type="float" office:value="0.0533">
            <text:p>0.0533</text:p>
          </table:table-cell>
          <table:table-cell office:value-type="float" office:value="0">
            <text:p>0</text:p>
          </table:table-cell>
          <table:table-cell office:value-type="float" office:value="0.7798">
            <text:p>0.7798</text:p>
          </table:table-cell>
          <table:table-cell office:value-type="float" office:value="5.4584">
            <text:p>5.4584</text:p>
          </table:table-cell>
          <table:table-cell office:value-type="string">
            <text:p>P34</text:p>
          </table:table-cell>
          <table:table-cell office:value-type="string">
            <text:p>Mouse</text:p>
          </table:table-cell>
        </table:table-row>
        <table:table-row table:style-name="ro2" table:visibility="filter">
          <table:table-cell office:value-type="string">
            <text:p>P34-data/Mouse/P34M2</text:p>
          </table:table-cell>
          <table:table-cell office:value-type="float" office:value="2">
            <text:p>2</text:p>
          </table:table-cell>
          <table:table-cell office:value-type="float" office:value="6.9498">
            <text:p>6.9498</text:p>
          </table:table-cell>
          <table:table-cell office:value-type="float" office:value="4.5229">
            <text:p>4.5229</text:p>
          </table:table-cell>
          <table:table-cell office:value-type="float" office:value="-0.3952">
            <text:p>-0.3952</text:p>
          </table:table-cell>
          <table:table-cell office:value-type="float" office:value="0.2211">
            <text:p>0.2211</text:p>
          </table:table-cell>
          <table:table-cell office:value-type="float" office:value="0.04">
            <text:p>0.04</text:p>
          </table:table-cell>
          <table:table-cell office:value-type="float" office:value="0.0133">
            <text:p>0.0133</text:p>
          </table:table-cell>
          <table:table-cell office:value-type="float" office:value="0.7679">
            <text:p>0.7679</text:p>
          </table:table-cell>
          <table:table-cell office:value-type="float" office:value="5.2599">
            <text:p>5.2599</text:p>
          </table:table-cell>
          <table:table-cell office:value-type="string">
            <text:p>P34</text:p>
          </table:table-cell>
          <table:table-cell office:value-type="string">
            <text:p>Mouse</text:p>
          </table:table-cell>
        </table:table-row>
        <table:table-row table:style-name="ro2" table:visibility="filter">
          <table:table-cell office:value-type="string">
            <text:p>P34-data/FR/P34FR3</text:p>
          </table:table-cell>
          <table:table-cell office:value-type="float" office:value="3">
            <text:p>3</text:p>
          </table:table-cell>
          <table:table-cell office:value-type="float" office:value="2.8267">
            <text:p>2.8267</text:p>
          </table:table-cell>
          <table:table-cell office:value-type="float" office:value="0.3204">
            <text:p>0.3204</text:p>
          </table:table-cell>
          <table:table-cell office:value-type="float" office:value="-11.9619">
            <text:p>-11.9619</text:p>
          </table:table-cell>
          <table:table-cell office:value-type="float" office:value="3.1206">
            <text:p>3.1206</text:p>
          </table:table-cell>
          <table:table-cell office:value-type="float" office:value="0.4267">
            <text:p>0.4267</text:p>
          </table:table-cell>
          <table:table-cell office:value-type="float" office:value="0.0667">
            <text:p>0.0667</text:p>
          </table:table-cell>
          <table:table-cell office:value-type="float" office:value="2.8215">
            <text:p>2.8215</text:p>
          </table:table-cell>
          <table:table-cell office:value-type="float" office:value="4.6482">
            <text:p>4.6482</text:p>
          </table:table-cell>
          <table:table-cell office:value-type="string">
            <text:p>P34</text:p>
          </table:table-cell>
          <table:table-cell office:value-type="string">
            <text:p>Fingers relative</text:p>
          </table:table-cell>
        </table:table-row>
        <table:table-row table:style-name="ro2" table:visibility="filter">
          <table:table-cell office:value-type="string">
            <text:p>P34-data/FR/P34FR2</text:p>
          </table:table-cell>
          <table:table-cell office:value-type="float" office:value="2">
            <text:p>2</text:p>
          </table:table-cell>
          <table:table-cell office:value-type="float" office:value="3.0331">
            <text:p>3.0331</text:p>
          </table:table-cell>
          <table:table-cell office:value-type="float" office:value="2.3907">
            <text:p>2.3907</text:p>
          </table:table-cell>
          <table:table-cell office:value-type="float" office:value="-0.399">
            <text:p>-0.399</text:p>
          </table:table-cell>
          <table:table-cell office:value-type="float" office:value="0.4183">
            <text:p>0.4183</text:p>
          </table:table-cell>
          <table:table-cell office:value-type="float" office:value="0.5067">
            <text:p>0.5067</text:p>
          </table:table-cell>
          <table:table-cell office:value-type="float" office:value="0.0133">
            <text:p>0.0133</text:p>
          </table:table-cell>
          <table:table-cell office:value-type="float" office:value="1.555">
            <text:p>1.555</text:p>
          </table:table-cell>
          <table:table-cell office:value-type="float" office:value="4.6791">
            <text:p>4.6791</text:p>
          </table:table-cell>
          <table:table-cell office:value-type="string">
            <text:p>P34</text:p>
          </table:table-cell>
          <table:table-cell office:value-type="string">
            <text:p>Fingers relative</text:p>
          </table:table-cell>
        </table:table-row>
        <table:table-row table:style-name="ro2" table:visibility="filter">
          <table:table-cell office:value-type="string">
            <text:p>P34-data/FR/P34FR1</text:p>
          </table:table-cell>
          <table:table-cell office:value-type="float" office:value="1">
            <text:p>1</text:p>
          </table:table-cell>
          <table:table-cell office:value-type="float" office:value="2.6957">
            <text:p>2.6957</text:p>
          </table:table-cell>
          <table:table-cell office:value-type="float" office:value="0.9556">
            <text:p>0.9556</text:p>
          </table:table-cell>
          <table:table-cell office:value-type="float" office:value="-3.1513">
            <text:p>-3.1513</text:p>
          </table:table-cell>
          <table:table-cell office:value-type="float" office:value="1.0465">
            <text:p>1.0465</text:p>
          </table:table-cell>
          <table:table-cell office:value-type="float" office:value="0.3333">
            <text:p>0.3333</text:p>
          </table:table-cell>
          <table:table-cell office:value-type="float" office:value="0">
            <text:p>0</text:p>
          </table:table-cell>
          <table:table-cell office:value-type="float" office:value="2.338">
            <text:p>2.338</text:p>
          </table:table-cell>
          <table:table-cell office:value-type="float" office:value="4.9625">
            <text:p>4.9625</text:p>
          </table:table-cell>
          <table:table-cell office:value-type="string">
            <text:p>P34</text:p>
          </table:table-cell>
          <table:table-cell office:value-type="string">
            <text:p>Fingers relative</text:p>
          </table:table-cell>
        </table:table-row>
        <table:table-row table:style-name="ro1" table:visibility="filter">
          <table:table-cell office:value-type="string">
            <text:p>P34-data/Trackpad/P34T3</text:p>
          </table:table-cell>
          <table:table-cell office:value-type="float" office:value="3">
            <text:p>3</text:p>
          </table:table-cell>
          <table:table-cell office:value-type="float" office:value="3.6164">
            <text:p>3.6164</text:p>
          </table:table-cell>
          <table:table-cell office:value-type="float" office:value="4.5217">
            <text:p>4.5217</text:p>
          </table:table-cell>
          <table:table-cell office:value-type="float" office:value="0.2963">
            <text:p>0.2963</text:p>
          </table:table-cell>
          <table:table-cell office:value-type="float" office:value="0.2212">
            <text:p>0.2212</text:p>
          </table:table-cell>
          <table:table-cell table:number-columns-repeated="2" office:value-type="float" office:value="0.0133">
            <text:p>0.0133</text:p>
          </table:table-cell>
          <table:table-cell office:value-type="float" office:value="1.5191">
            <text:p>1.5191</text:p>
          </table:table-cell>
          <table:table-cell office:value-type="float" office:value="5.5283">
            <text:p>5.5283</text:p>
          </table:table-cell>
          <table:table-cell office:value-type="string">
            <text:p>P34</text:p>
          </table:table-cell>
          <table:table-cell office:value-type="string">
            <text:p>Trackpad</text:p>
          </table:table-cell>
        </table:table-row>
        <table:table-row table:style-name="ro1" table:visibility="filter">
          <table:table-cell office:value-type="string">
            <text:p>P34-data/Trackpad/P34T1</text:p>
          </table:table-cell>
          <table:table-cell office:value-type="float" office:value="1">
            <text:p>1</text:p>
          </table:table-cell>
          <table:table-cell office:value-type="float" office:value="3.2592">
            <text:p>3.2592</text:p>
          </table:table-cell>
          <table:table-cell office:value-type="float" office:value="3.592">
            <text:p>3.592</text:p>
          </table:table-cell>
          <table:table-cell office:value-type="float" office:value="0.15">
            <text:p>0.15</text:p>
          </table:table-cell>
          <table:table-cell office:value-type="float" office:value="0.2784">
            <text:p>0.2784</text:p>
          </table:table-cell>
          <table:table-cell office:value-type="float" office:value="0.0667">
            <text:p>0.0667</text:p>
          </table:table-cell>
          <table:table-cell office:value-type="float" office:value="0.0133">
            <text:p>0.0133</text:p>
          </table:table-cell>
          <table:table-cell office:value-type="float" office:value="1.6183">
            <text:p>1.6183</text:p>
          </table:table-cell>
          <table:table-cell office:value-type="float" office:value="5.2457">
            <text:p>5.2457</text:p>
          </table:table-cell>
          <table:table-cell office:value-type="string">
            <text:p>P34</text:p>
          </table:table-cell>
          <table:table-cell office:value-type="string">
            <text:p>Trackpad</text:p>
          </table:table-cell>
        </table:table-row>
        <table:table-row table:style-name="ro1" table:visibility="filter">
          <table:table-cell office:value-type="string">
            <text:p>P34-data/Trackpad/P34T2</text:p>
          </table:table-cell>
          <table:table-cell office:value-type="float" office:value="2">
            <text:p>2</text:p>
          </table:table-cell>
          <table:table-cell office:value-type="float" office:value="3.6674">
            <text:p>3.6674</text:p>
          </table:table-cell>
          <table:table-cell office:value-type="float" office:value="3.7804">
            <text:p>3.7804</text:p>
          </table:table-cell>
          <table:table-cell office:value-type="float" office:value="0.0475">
            <text:p>0.0475</text:p>
          </table:table-cell>
          <table:table-cell office:value-type="float" office:value="0.2645">
            <text:p>0.2645</text:p>
          </table:table-cell>
          <table:table-cell office:value-type="float" office:value="0.04">
            <text:p>0.04</text:p>
          </table:table-cell>
          <table:table-cell office:value-type="float" office:value="0.0133">
            <text:p>0.0133</text:p>
          </table:table-cell>
          <table:table-cell office:value-type="float" office:value="1.5547">
            <text:p>1.5547</text:p>
          </table:table-cell>
          <table:table-cell office:value-type="float" office:value="5.6959">
            <text:p>5.6959</text:p>
          </table:table-cell>
          <table:table-cell office:value-type="string">
            <text:p>P34</text:p>
          </table:table-cell>
          <table:table-cell office:value-type="string">
            <text:p>Trackpad</text:p>
          </table:table-cell>
        </table:table-row>
        <table:table-row table:style-name="ro2">
          <table:table-cell office:value-type="string">
            <text:p>P34-data/FA/P34FA3</text:p>
          </table:table-cell>
          <table:table-cell office:value-type="float" office:value="3">
            <text:p>3</text:p>
          </table:table-cell>
          <table:table-cell office:value-type="float" office:value="3.7289">
            <text:p>3.7289</text:p>
          </table:table-cell>
          <table:table-cell office:value-type="float" office:value="3.9717">
            <text:p>3.9717</text:p>
          </table:table-cell>
          <table:table-cell office:value-type="float" office:value="0.0896">
            <text:p>0.0896</text:p>
          </table:table-cell>
          <table:table-cell office:value-type="float" office:value="0.2518">
            <text:p>0.2518</text:p>
          </table:table-cell>
          <table:table-cell office:value-type="float" office:value="0.24">
            <text:p>0.24</text:p>
          </table:table-cell>
          <table:table-cell office:value-type="float" office:value="0.0133">
            <text:p>0.0133</text:p>
          </table:table-cell>
          <table:table-cell office:value-type="float" office:value="1.3911">
            <text:p>1.3911</text:p>
          </table:table-cell>
          <table:table-cell office:value-type="float" office:value="5.195">
            <text:p>5.195</text:p>
          </table:table-cell>
          <table:table-cell office:value-type="string">
            <text:p>P34</text:p>
          </table:table-cell>
          <table:table-cell office:value-type="string">
            <text:p>Fingers absolute</text:p>
          </table:table-cell>
        </table:table-row>
        <table:table-row table:style-name="ro2">
          <table:table-cell office:value-type="string">
            <text:p>P34-data/FA/P34FA1</text:p>
          </table:table-cell>
          <table:table-cell office:value-type="float" office:value="1">
            <text:p>1</text:p>
          </table:table-cell>
          <table:table-cell office:value-type="float" office:value="3.0064">
            <text:p>3.0064</text:p>
          </table:table-cell>
          <table:table-cell office:value-type="float" office:value="1.6509">
            <text:p>1.6509</text:p>
          </table:table-cell>
          <table:table-cell office:value-type="float" office:value="-1.197">
            <text:p>-1.197</text:p>
          </table:table-cell>
          <table:table-cell office:value-type="float" office:value="0.6057">
            <text:p>0.6057</text:p>
          </table:table-cell>
          <table:table-cell office:value-type="float" office:value="0.5733">
            <text:p>0.5733</text:p>
          </table:table-cell>
          <table:table-cell office:value-type="float" office:value="0.0133">
            <text:p>0.0133</text:p>
          </table:table-cell>
          <table:table-cell office:value-type="float" office:value="1.5132">
            <text:p>1.5132</text:p>
          </table:table-cell>
          <table:table-cell office:value-type="float" office:value="4.4411">
            <text:p>4.4411</text:p>
          </table:table-cell>
          <table:table-cell office:value-type="string">
            <text:p>P34</text:p>
          </table:table-cell>
          <table:table-cell office:value-type="string">
            <text:p>Fingers absolute</text:p>
          </table:table-cell>
        </table:table-row>
        <table:table-row table:style-name="ro2">
          <table:table-cell office:value-type="string">
            <text:p>P34-data/FA/P34FA2</text:p>
          </table:table-cell>
          <table:table-cell office:value-type="float" office:value="2">
            <text:p>2</text:p>
          </table:table-cell>
          <table:table-cell office:value-type="float" office:value="4.068">
            <text:p>4.068</text:p>
          </table:table-cell>
          <table:table-cell office:value-type="float" office:value="5.2327">
            <text:p>5.2327</text:p>
          </table:table-cell>
          <table:table-cell office:value-type="float" office:value="0.3291">
            <text:p>0.3291</text:p>
          </table:table-cell>
          <table:table-cell office:value-type="float" office:value="0.1911">
            <text:p>0.1911</text:p>
          </table:table-cell>
          <table:table-cell office:value-type="float" office:value="0.5867">
            <text:p>0.5867</text:p>
          </table:table-cell>
          <table:table-cell office:value-type="float" office:value="0.0133">
            <text:p>0.0133</text:p>
          </table:table-cell>
          <table:table-cell office:value-type="float" office:value="1.4173">
            <text:p>1.4173</text:p>
          </table:table-cell>
          <table:table-cell office:value-type="float" office:value="5.8329">
            <text:p>5.8329</text:p>
          </table:table-cell>
          <table:table-cell office:value-type="string">
            <text:p>P34</text:p>
          </table:table-cell>
          <table:table-cell office:value-type="string">
            <text:p>Fingers absolute</text:p>
          </table:table-cell>
        </table:table-row>
        <table:table-row table:style-name="ro2" table:visibility="filter">
          <table:table-cell office:value-type="string">
            <text:p>11-data/Mouse/11p13</text:p>
          </table:table-cell>
          <table:table-cell office:value-type="float" office:value="3">
            <text:p>3</text:p>
          </table:table-cell>
          <table:table-cell office:value-type="float" office:value="5.808">
            <text:p>5.808</text:p>
          </table:table-cell>
          <table:table-cell office:value-type="float" office:value="4.1054">
            <text:p>4.1054</text:p>
          </table:table-cell>
          <table:table-cell office:value-type="float" office:value="-0.3631">
            <text:p>-0.3631</text:p>
          </table:table-cell>
          <table:table-cell office:value-type="float" office:value="0.2436">
            <text:p>0.2436</text:p>
          </table:table-cell>
          <table:table-cell office:value-type="float" office:value="0.1733">
            <text:p>0.1733</text:p>
          </table:table-cell>
          <table:table-cell office:value-type="float" office:value="0.0133">
            <text:p>0.0133</text:p>
          </table:table-cell>
          <table:table-cell office:value-type="float" office:value="0.9799">
            <text:p>0.9799</text:p>
          </table:table-cell>
          <table:table-cell office:value-type="float" office:value="5.3255">
            <text:p>5.3255</text:p>
          </table:table-cell>
          <table:table-cell office:value-type="float" office:value="11">
            <text:p>11</text:p>
          </table:table-cell>
          <table:table-cell office:value-type="string">
            <text:p>Mouse</text:p>
          </table:table-cell>
        </table:table-row>
        <table:table-row table:style-name="ro2" table:visibility="filter">
          <table:table-cell office:value-type="string">
            <text:p>11-data/Mouse/11p12</text:p>
          </table:table-cell>
          <table:table-cell office:value-type="float" office:value="2">
            <text:p>2</text:p>
          </table:table-cell>
          <table:table-cell office:value-type="float" office:value="5.9178">
            <text:p>5.9178</text:p>
          </table:table-cell>
          <table:table-cell office:value-type="float" office:value="4.4964">
            <text:p>4.4964</text:p>
          </table:table-cell>
          <table:table-cell office:value-type="float" office:value="-0.2908">
            <text:p>-0.2908</text:p>
          </table:table-cell>
          <table:table-cell office:value-type="float" office:value="0.2224">
            <text:p>0.2224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0.9707">
            <text:p>0.9707</text:p>
          </table:table-cell>
          <table:table-cell office:value-type="float" office:value="5.6717">
            <text:p>5.6717</text:p>
          </table:table-cell>
          <table:table-cell office:value-type="float" office:value="11">
            <text:p>11</text:p>
          </table:table-cell>
          <table:table-cell office:value-type="string">
            <text:p>Mouse</text:p>
          </table:table-cell>
        </table:table-row>
        <table:table-row table:style-name="ro2" table:visibility="filter">
          <table:table-cell office:value-type="string">
            <text:p>11-data/Mouse/11p11</text:p>
          </table:table-cell>
          <table:table-cell office:value-type="float" office:value="1">
            <text:p>1</text:p>
          </table:table-cell>
          <table:table-cell office:value-type="float" office:value="5.9537">
            <text:p>5.9537</text:p>
          </table:table-cell>
          <table:table-cell office:value-type="float" office:value="2.3162">
            <text:p>2.3162</text:p>
          </table:table-cell>
          <table:table-cell office:value-type="float" office:value="-1.29">
            <text:p>-1.29</text:p>
          </table:table-cell>
          <table:table-cell office:value-type="float" office:value="0.4317">
            <text:p>0.4317</text:p>
          </table:table-cell>
          <table:table-cell office:value-type="float" office:value="0.0267">
            <text:p>0.0267</text:p>
          </table:table-cell>
          <table:table-cell office:value-type="float" office:value="0.0133">
            <text:p>0.0133</text:p>
          </table:table-cell>
          <table:table-cell office:value-type="float" office:value="0.9149">
            <text:p>0.9149</text:p>
          </table:table-cell>
          <table:table-cell office:value-type="float" office:value="5.0991">
            <text:p>5.0991</text:p>
          </table:table-cell>
          <table:table-cell office:value-type="float" office:value="11">
            <text:p>11</text:p>
          </table:table-cell>
          <table:table-cell office:value-type="string">
            <text:p>Mouse</text:p>
          </table:table-cell>
        </table:table-row>
        <table:table-row table:style-name="ro2" table:visibility="filter">
          <table:table-cell office:value-type="string">
            <text:p>11-data/Mouse/11p14</text:p>
          </table:table-cell>
          <table:table-cell office:value-type="float" office:value="4">
            <text:p>4</text:p>
          </table:table-cell>
          <table:table-cell office:value-type="float" office:value="5.9624">
            <text:p>5.9624</text:p>
          </table:table-cell>
          <table:table-cell office:value-type="float" office:value="4.9404">
            <text:p>4.9404</text:p>
          </table:table-cell>
          <table:table-cell office:value-type="float" office:value="-0.177">
            <text:p>-0.177</text:p>
          </table:table-cell>
          <table:table-cell office:value-type="float" office:value="0.2024">
            <text:p>0.2024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0.9336">
            <text:p>0.9336</text:p>
          </table:table-cell>
          <table:table-cell office:value-type="float" office:value="5.4751">
            <text:p>5.4751</text:p>
          </table:table-cell>
          <table:table-cell office:value-type="float" office:value="11">
            <text:p>11</text:p>
          </table:table-cell>
          <table:table-cell office:value-type="string">
            <text:p>Mouse</text:p>
          </table:table-cell>
        </table:table-row>
        <table:table-row table:style-name="ro2" table:visibility="filter">
          <table:table-cell office:value-type="string">
            <text:p>11-data/FR/11p23</text:p>
          </table:table-cell>
          <table:table-cell office:value-type="float" office:value="3">
            <text:p>3</text:p>
          </table:table-cell>
          <table:table-cell office:value-type="float" office:value="3.7855">
            <text:p>3.7855</text:p>
          </table:table-cell>
          <table:table-cell office:value-type="float" office:value="0.9976">
            <text:p>0.9976</text:p>
          </table:table-cell>
          <table:table-cell office:value-type="float" office:value="-3.0768">
            <text:p>-3.0768</text:p>
          </table:table-cell>
          <table:table-cell office:value-type="float" office:value="1.0024">
            <text:p>1.0024</text:p>
          </table:table-cell>
          <table:table-cell office:value-type="float" office:value="0.08">
            <text:p>0.08</text:p>
          </table:table-cell>
          <table:table-cell office:value-type="float" office:value="0.0133">
            <text:p>0.0133</text:p>
          </table:table-cell>
          <table:table-cell office:value-type="float" office:value="2.0175">
            <text:p>2.0175</text:p>
          </table:table-cell>
          <table:table-cell office:value-type="float" office:value="5.0911">
            <text:p>5.0911</text:p>
          </table:table-cell>
          <table:table-cell office:value-type="float" office:value="11">
            <text:p>11</text:p>
          </table:table-cell>
          <table:table-cell office:value-type="string">
            <text:p>Fingers relative</text:p>
          </table:table-cell>
        </table:table-row>
        <table:table-row table:style-name="ro2" table:visibility="filter">
          <table:table-cell office:value-type="string">
            <text:p>11-data/FR/11p22</text:p>
          </table:table-cell>
          <table:table-cell office:value-type="float" office:value="2">
            <text:p>2</text:p>
          </table:table-cell>
          <table:table-cell office:value-type="float" office:value="2.8021">
            <text:p>2.8021</text:p>
          </table:table-cell>
          <table:table-cell office:value-type="float" office:value="1.159">
            <text:p>1.159</text:p>
          </table:table-cell>
          <table:table-cell office:value-type="float" office:value="-2.2787">
            <text:p>-2.2787</text:p>
          </table:table-cell>
          <table:table-cell office:value-type="float" office:value="0.8628">
            <text:p>0.8628</text:p>
          </table:table-cell>
          <table:table-cell office:value-type="float" office:value="0.0133">
            <text:p>0.0133</text:p>
          </table:table-cell>
          <table:table-cell office:value-type="float" office:value="0.0267">
            <text:p>0.0267</text:p>
          </table:table-cell>
          <table:table-cell office:value-type="float" office:value="1.7829">
            <text:p>1.7829</text:p>
          </table:table-cell>
          <table:table-cell office:value-type="float" office:value="4.7194">
            <text:p>4.7194</text:p>
          </table:table-cell>
          <table:table-cell office:value-type="float" office:value="11">
            <text:p>11</text:p>
          </table:table-cell>
          <table:table-cell office:value-type="string">
            <text:p>Fingers relative</text:p>
          </table:table-cell>
        </table:table-row>
        <table:table-row table:style-name="ro2" table:visibility="filter">
          <table:table-cell office:value-type="string">
            <text:p>11-data/FR/11p24</text:p>
          </table:table-cell>
          <table:table-cell office:value-type="float" office:value="4">
            <text:p>4</text:p>
          </table:table-cell>
          <table:table-cell office:value-type="float" office:value="2.6339">
            <text:p>2.6339</text:p>
          </table:table-cell>
          <table:table-cell office:value-type="float" office:value="1.1569">
            <text:p>1.1569</text:p>
          </table:table-cell>
          <table:table-cell office:value-type="float" office:value="-2.6857">
            <text:p>-2.6857</text:p>
          </table:table-cell>
          <table:table-cell office:value-type="float" office:value="0.8644">
            <text:p>0.8644</text:p>
          </table:table-cell>
          <table:table-cell office:value-type="float" office:value="0.1333">
            <text:p>0.1333</text:p>
          </table:table-cell>
          <table:table-cell office:value-type="float" office:value="0.0533">
            <text:p>0.0533</text:p>
          </table:table-cell>
          <table:table-cell office:value-type="float" office:value="2.2676">
            <text:p>2.2676</text:p>
          </table:table-cell>
          <table:table-cell office:value-type="float" office:value="5.7302">
            <text:p>5.7302</text:p>
          </table:table-cell>
          <table:table-cell office:value-type="float" office:value="11">
            <text:p>11</text:p>
          </table:table-cell>
          <table:table-cell office:value-type="string">
            <text:p>Fingers relative</text:p>
          </table:table-cell>
        </table:table-row>
        <table:table-row table:style-name="ro2" table:visibility="filter">
          <table:table-cell office:value-type="string">
            <text:p>11-data/FR/11p21</text:p>
          </table:table-cell>
          <table:table-cell office:value-type="float" office:value="1">
            <text:p>1</text:p>
          </table:table-cell>
          <table:table-cell office:value-type="float" office:value="2.6074">
            <text:p>2.6074</text:p>
          </table:table-cell>
          <table:table-cell office:value-type="float" office:value="0.6865">
            <text:p>0.6865</text:p>
          </table:table-cell>
          <table:table-cell office:value-type="float" office:value="-5.2338">
            <text:p>-5.2338</text:p>
          </table:table-cell>
          <table:table-cell office:value-type="float" office:value="1.4567">
            <text:p>1.4567</text:p>
          </table:table-cell>
          <table:table-cell office:value-type="float" office:value="0.1733">
            <text:p>0.1733</text:p>
          </table:table-cell>
          <table:table-cell office:value-type="float" office:value="0.0133">
            <text:p>0.0133</text:p>
          </table:table-cell>
          <table:table-cell office:value-type="float" office:value="2.5898">
            <text:p>2.5898</text:p>
          </table:table-cell>
          <table:table-cell office:value-type="float" office:value="5.3702">
            <text:p>5.3702</text:p>
          </table:table-cell>
          <table:table-cell office:value-type="float" office:value="11">
            <text:p>11</text:p>
          </table:table-cell>
          <table:table-cell office:value-type="string">
            <text:p>Fingers relative</text:p>
          </table:table-cell>
        </table:table-row>
        <table:table-row table:style-name="ro1" table:visibility="filter">
          <table:table-cell office:value-type="string">
            <text:p>11-data/Trackpad/11p34</text:p>
          </table:table-cell>
          <table:table-cell office:value-type="float" office:value="4">
            <text:p>4</text:p>
          </table:table-cell>
          <table:table-cell office:value-type="float" office:value="3.3203">
            <text:p>3.3203</text:p>
          </table:table-cell>
          <table:table-cell office:value-type="float" office:value="7.3886">
            <text:p>7.3886</text:p>
          </table:table-cell>
          <table:table-cell office:value-type="float" office:value="0.8454">
            <text:p>0.8454</text:p>
          </table:table-cell>
          <table:table-cell office:value-type="float" office:value="0.1353">
            <text:p>0.1353</text:p>
          </table:table-cell>
          <table:table-cell office:value-type="float" office:value="0.04">
            <text:p>0.04</text:p>
          </table:table-cell>
          <table:table-cell office:value-type="float" office:value="0.0267">
            <text:p>0.0267</text:p>
          </table:table-cell>
          <table:table-cell office:value-type="float" office:value="1.504">
            <text:p>1.504</text:p>
          </table:table-cell>
          <table:table-cell office:value-type="float" office:value="4.8748">
            <text:p>4.8748</text:p>
          </table:table-cell>
          <table:table-cell office:value-type="float" office:value="11">
            <text:p>11</text:p>
          </table:table-cell>
          <table:table-cell office:value-type="string">
            <text:p>Trackpad</text:p>
          </table:table-cell>
        </table:table-row>
        <table:table-row table:style-name="ro1" table:visibility="filter">
          <table:table-cell office:value-type="string">
            <text:p>11-data/Trackpad/11p31</text:p>
          </table:table-cell>
          <table:table-cell office:value-type="float" office:value="1">
            <text:p>1</text:p>
          </table:table-cell>
          <table:table-cell office:value-type="float" office:value="3.7047">
            <text:p>3.7047</text:p>
          </table:table-cell>
          <table:table-cell office:value-type="float" office:value="3.509">
            <text:p>3.509</text:p>
          </table:table-cell>
          <table:table-cell office:value-type="float" office:value="-0.0602">
            <text:p>-0.0602</text:p>
          </table:table-cell>
          <table:table-cell office:value-type="float" office:value="0.285">
            <text:p>0.285</text:p>
          </table:table-cell>
          <table:table-cell office:value-type="float" office:value="0.0667">
            <text:p>0.0667</text:p>
          </table:table-cell>
          <table:table-cell office:value-type="float" office:value="0">
            <text:p>0</text:p>
          </table:table-cell>
          <table:table-cell office:value-type="float" office:value="1.4161">
            <text:p>1.4161</text:p>
          </table:table-cell>
          <table:table-cell office:value-type="float" office:value="5.159">
            <text:p>5.159</text:p>
          </table:table-cell>
          <table:table-cell office:value-type="float" office:value="11">
            <text:p>11</text:p>
          </table:table-cell>
          <table:table-cell office:value-type="string">
            <text:p>Trackpad</text:p>
          </table:table-cell>
        </table:table-row>
        <table:table-row table:style-name="ro1" table:visibility="filter">
          <table:table-cell office:value-type="string">
            <text:p>11-data/Trackpad/11p33</text:p>
          </table:table-cell>
          <table:table-cell office:value-type="float" office:value="3">
            <text:p>3</text:p>
          </table:table-cell>
          <table:table-cell office:value-type="float" office:value="4.2921">
            <text:p>4.2921</text:p>
          </table:table-cell>
          <table:table-cell office:value-type="float" office:value="3.8238">
            <text:p>3.8238</text:p>
          </table:table-cell>
          <table:table-cell office:value-type="float" office:value="-0.1368">
            <text:p>-0.1368</text:p>
          </table:table-cell>
          <table:table-cell office:value-type="float" office:value="0.2615">
            <text:p>0.2615</text:p>
          </table:table-cell>
          <table:table-cell table:number-columns-repeated="2" office:value-type="float" office:value="0.0133">
            <text:p>0.0133</text:p>
          </table:table-cell>
          <table:table-cell office:value-type="float" office:value="1.221">
            <text:p>1.221</text:p>
          </table:table-cell>
          <table:table-cell office:value-type="float" office:value="5.1968">
            <text:p>5.1968</text:p>
          </table:table-cell>
          <table:table-cell office:value-type="float" office:value="11">
            <text:p>11</text:p>
          </table:table-cell>
          <table:table-cell office:value-type="string">
            <text:p>Trackpad</text:p>
          </table:table-cell>
        </table:table-row>
        <table:table-row table:style-name="ro1" table:visibility="filter">
          <table:table-cell office:value-type="string">
            <text:p>11-data/Trackpad/11p32</text:p>
          </table:table-cell>
          <table:table-cell office:value-type="float" office:value="2">
            <text:p>2</text:p>
          </table:table-cell>
          <table:table-cell office:value-type="float" office:value="4.2627">
            <text:p>4.2627</text:p>
          </table:table-cell>
          <table:table-cell office:value-type="float" office:value="3.7708">
            <text:p>3.7708</text:p>
          </table:table-cell>
          <table:table-cell office:value-type="float" office:value="-0.1756">
            <text:p>-0.1756</text:p>
          </table:table-cell>
          <table:table-cell office:value-type="float" office:value="0.2652">
            <text:p>0.2652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1.3599">
            <text:p>1.3599</text:p>
          </table:table-cell>
          <table:table-cell office:value-type="float" office:value="5.7875">
            <text:p>5.7875</text:p>
          </table:table-cell>
          <table:table-cell office:value-type="float" office:value="11">
            <text:p>11</text:p>
          </table:table-cell>
          <table:table-cell office:value-type="string">
            <text:p>Trackpad</text:p>
          </table:table-cell>
        </table:table-row>
        <table:table-row table:style-name="ro2">
          <table:table-cell office:value-type="string">
            <text:p>11-data/FA/11p41</text:p>
          </table:table-cell>
          <table:table-cell office:value-type="float" office:value="1">
            <text:p>1</text:p>
          </table:table-cell>
          <table:table-cell office:value-type="float" office:value="3.5529">
            <text:p>3.5529</text:p>
          </table:table-cell>
          <table:table-cell office:value-type="float" office:value="2.2159">
            <text:p>2.2159</text:p>
          </table:table-cell>
          <table:table-cell office:value-type="float" office:value="-0.7741">
            <text:p>-0.7741</text:p>
          </table:table-cell>
          <table:table-cell office:value-type="float" office:value="0.4513">
            <text:p>0.4513</text:p>
          </table:table-cell>
          <table:table-cell office:value-type="float" office:value="0.0933">
            <text:p>0.0933</text:p>
          </table:table-cell>
          <table:table-cell office:value-type="float" office:value="0.0267">
            <text:p>0.0267</text:p>
          </table:table-cell>
          <table:table-cell office:value-type="float" office:value="1.4581">
            <text:p>1.4581</text:p>
          </table:table-cell>
          <table:table-cell office:value-type="float" office:value="4.9334">
            <text:p>4.9334</text:p>
          </table:table-cell>
          <table:table-cell office:value-type="float" office:value="11">
            <text:p>11</text:p>
          </table:table-cell>
          <table:table-cell office:value-type="string">
            <text:p>Fingers absolute</text:p>
          </table:table-cell>
        </table:table-row>
        <table:table-row table:style-name="ro2">
          <table:table-cell office:value-type="string">
            <text:p>11-data/FA/11p43</text:p>
          </table:table-cell>
          <table:table-cell office:value-type="float" office:value="3">
            <text:p>3</text:p>
          </table:table-cell>
          <table:table-cell office:value-type="float" office:value="3.6072">
            <text:p>3.6072</text:p>
          </table:table-cell>
          <table:table-cell office:value-type="float" office:value="5.6994">
            <text:p>5.6994</text:p>
          </table:table-cell>
          <table:table-cell office:value-type="float" office:value="0.549">
            <text:p>0.549</text:p>
          </table:table-cell>
          <table:table-cell office:value-type="float" office:value="0.1755">
            <text:p>0.1755</text:p>
          </table:table-cell>
          <table:table-cell office:value-type="float" office:value="0.1733">
            <text:p>0.1733</text:p>
          </table:table-cell>
          <table:table-cell office:value-type="float" office:value="0.0533">
            <text:p>0.0533</text:p>
          </table:table-cell>
          <table:table-cell office:value-type="float" office:value="1.4856">
            <text:p>1.4856</text:p>
          </table:table-cell>
          <table:table-cell office:value-type="float" office:value="5.3588">
            <text:p>5.3588</text:p>
          </table:table-cell>
          <table:table-cell office:value-type="float" office:value="11">
            <text:p>11</text:p>
          </table:table-cell>
          <table:table-cell office:value-type="string">
            <text:p>Fingers absolute</text:p>
          </table:table-cell>
        </table:table-row>
        <table:table-row table:style-name="ro2">
          <table:table-cell office:value-type="string">
            <text:p>11-data/FA/11p42</text:p>
          </table:table-cell>
          <table:table-cell office:value-type="float" office:value="2">
            <text:p>2</text:p>
          </table:table-cell>
          <table:table-cell office:value-type="float" office:value="3.9443">
            <text:p>3.9443</text:p>
          </table:table-cell>
          <table:table-cell office:value-type="float" office:value="2.2125">
            <text:p>2.2125</text:p>
          </table:table-cell>
          <table:table-cell office:value-type="float" office:value="-0.9233">
            <text:p>-0.9233</text:p>
          </table:table-cell>
          <table:table-cell office:value-type="float" office:value="0.452">
            <text:p>0.452</text:p>
          </table:table-cell>
          <table:table-cell office:value-type="float" office:value="0.0667">
            <text:p>0.0667</text:p>
          </table:table-cell>
          <table:table-cell office:value-type="float" office:value="0.0133">
            <text:p>0.0133</text:p>
          </table:table-cell>
          <table:table-cell office:value-type="float" office:value="1.2861">
            <text:p>1.2861</text:p>
          </table:table-cell>
          <table:table-cell office:value-type="float" office:value="4.8769">
            <text:p>4.8769</text:p>
          </table:table-cell>
          <table:table-cell office:value-type="float" office:value="11">
            <text:p>11</text:p>
          </table:table-cell>
          <table:table-cell office:value-type="string">
            <text:p>Fingers absolute</text:p>
          </table:table-cell>
        </table:table-row>
        <table:table-row table:style-name="ro2">
          <table:table-cell office:value-type="string">
            <text:p>11-data/FA/11p44</text:p>
          </table:table-cell>
          <table:table-cell office:value-type="float" office:value="4">
            <text:p>4</text:p>
          </table:table-cell>
          <table:table-cell office:value-type="float" office:value="4.0196">
            <text:p>4.0196</text:p>
          </table:table-cell>
          <table:table-cell office:value-type="float" office:value="3.4644">
            <text:p>3.4644</text:p>
          </table:table-cell>
          <table:table-cell office:value-type="float" office:value="-0.1845">
            <text:p>-0.1845</text:p>
          </table:table-cell>
          <table:table-cell office:value-type="float" office:value="0.2886">
            <text:p>0.2886</text:p>
          </table:table-cell>
          <table:table-cell office:value-type="float" office:value="0.12">
            <text:p>0.12</text:p>
          </table:table-cell>
          <table:table-cell office:value-type="float" office:value="0.0133">
            <text:p>0.0133</text:p>
          </table:table-cell>
          <table:table-cell office:value-type="float" office:value="1.1844">
            <text:p>1.1844</text:p>
          </table:table-cell>
          <table:table-cell office:value-type="float" office:value="4.7477">
            <text:p>4.7477</text:p>
          </table:table-cell>
          <table:table-cell office:value-type="float" office:value="11">
            <text:p>11</text:p>
          </table:table-cell>
          <table:table-cell office:value-type="string">
            <text:p>Fingers absolute</text:p>
          </table:table-cell>
        </table:table-row>
        <table:table-row table:style-name="ro1" table:visibility="filter">
          <table:table-cell office:value-type="string">
            <text:p>divya-data/Mouse/divya723</text:p>
          </table:table-cell>
          <table:table-cell office:value-type="float" office:value="3">
            <text:p>3</text:p>
          </table:table-cell>
          <table:table-cell office:value-type="float" office:value="4.8556">
            <text:p>4.8556</text:p>
          </table:table-cell>
          <table:table-cell office:value-type="float" office:value="2.4118">
            <text:p>2.4118</text:p>
          </table:table-cell>
          <table:table-cell office:value-type="float" office:value="-1.029">
            <text:p>-1.029</text:p>
          </table:table-cell>
          <table:table-cell office:value-type="float" office:value="0.4146">
            <text:p>0.4146</text:p>
          </table:table-cell>
          <table:table-cell office:value-type="float" office:value="0.12">
            <text:p>0.12</text:p>
          </table:table-cell>
          <table:table-cell office:value-type="float" office:value="0.0133">
            <text:p>0.0133</text:p>
          </table:table-cell>
          <table:table-cell office:value-type="float" office:value="1.168">
            <text:p>1.168</text:p>
          </table:table-cell>
          <table:table-cell office:value-type="float" office:value="5.2878">
            <text:p>5.2878</text:p>
          </table:table-cell>
          <table:table-cell office:value-type="string">
            <text:p>divya</text:p>
          </table:table-cell>
          <table:table-cell office:value-type="string">
            <text:p>Mouse</text:p>
          </table:table-cell>
        </table:table-row>
        <table:table-row table:style-name="ro1" table:visibility="filter">
          <table:table-cell office:value-type="string">
            <text:p>divya-data/Mouse/divya722</text:p>
          </table:table-cell>
          <table:table-cell office:value-type="float" office:value="2">
            <text:p>2</text:p>
          </table:table-cell>
          <table:table-cell office:value-type="float" office:value="5.1893">
            <text:p>5.1893</text:p>
          </table:table-cell>
          <table:table-cell office:value-type="float" office:value="3.0298">
            <text:p>3.0298</text:p>
          </table:table-cell>
          <table:table-cell office:value-type="float" office:value="-0.7933">
            <text:p>-0.7933</text:p>
          </table:table-cell>
          <table:table-cell office:value-type="float" office:value="0.3301">
            <text:p>0.3301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1.1296">
            <text:p>1.1296</text:p>
          </table:table-cell>
          <table:table-cell office:value-type="float" office:value="5.826">
            <text:p>5.826</text:p>
          </table:table-cell>
          <table:table-cell office:value-type="string">
            <text:p>divya</text:p>
          </table:table-cell>
          <table:table-cell office:value-type="string">
            <text:p>Mouse</text:p>
          </table:table-cell>
        </table:table-row>
        <table:table-row table:style-name="ro1" table:visibility="filter">
          <table:table-cell office:value-type="string">
            <text:p>divya-data/Mouse/divya724</text:p>
          </table:table-cell>
          <table:table-cell office:value-type="float" office:value="4">
            <text:p>4</text:p>
          </table:table-cell>
          <table:table-cell office:value-type="float" office:value="6.0273">
            <text:p>6.0273</text:p>
          </table:table-cell>
          <table:table-cell office:value-type="float" office:value="3.2739">
            <text:p>3.2739</text:p>
          </table:table-cell>
          <table:table-cell office:value-type="float" office:value="-0.667">
            <text:p>-0.667</text:p>
          </table:table-cell>
          <table:table-cell office:value-type="float" office:value="0.3054">
            <text:p>0.3054</text:p>
          </table:table-cell>
          <table:table-cell office:value-type="float" office:value="0.1467">
            <text:p>0.1467</text:p>
          </table:table-cell>
          <table:table-cell office:value-type="float" office:value="0.0133">
            <text:p>0.0133</text:p>
          </table:table-cell>
          <table:table-cell office:value-type="float" office:value="0.895">
            <text:p>0.895</text:p>
          </table:table-cell>
          <table:table-cell office:value-type="float" office:value="5.1139">
            <text:p>5.1139</text:p>
          </table:table-cell>
          <table:table-cell office:value-type="string">
            <text:p>divya</text:p>
          </table:table-cell>
          <table:table-cell office:value-type="string">
            <text:p>Mouse</text:p>
          </table:table-cell>
        </table:table-row>
        <table:table-row table:style-name="ro1" table:visibility="filter">
          <table:table-cell office:value-type="string">
            <text:p>divya-data/Mouse/divya721</text:p>
          </table:table-cell>
          <table:table-cell office:value-type="float" office:value="1">
            <text:p>1</text:p>
          </table:table-cell>
          <table:table-cell office:value-type="float" office:value="5.3571">
            <text:p>5.3571</text:p>
          </table:table-cell>
          <table:table-cell office:value-type="float" office:value="4.021">
            <text:p>4.021</text:p>
          </table:table-cell>
          <table:table-cell office:value-type="float" office:value="-0.2715">
            <text:p>-0.2715</text:p>
          </table:table-cell>
          <table:table-cell office:value-type="float" office:value="0.2487">
            <text:p>0.2487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0.8736">
            <text:p>0.8736</text:p>
          </table:table-cell>
          <table:table-cell office:value-type="float" office:value="4.5958">
            <text:p>4.5958</text:p>
          </table:table-cell>
          <table:table-cell office:value-type="string">
            <text:p>divya</text:p>
          </table:table-cell>
          <table:table-cell office:value-type="string">
            <text:p>Mouse</text:p>
          </table:table-cell>
        </table:table-row>
        <table:table-row table:style-name="ro1" table:visibility="filter">
          <table:table-cell office:value-type="string">
            <text:p>divya-data/FR/divya732</text:p>
          </table:table-cell>
          <table:table-cell office:value-type="float" office:value="2">
            <text:p>2</text:p>
          </table:table-cell>
          <table:table-cell office:value-type="float" office:value="3.4046">
            <text:p>3.4046</text:p>
          </table:table-cell>
          <table:table-cell office:value-type="float" office:value="3.4766">
            <text:p>3.4766</text:p>
          </table:table-cell>
          <table:table-cell office:value-type="float" office:value="0.0856">
            <text:p>0.0856</text:p>
          </table:table-cell>
          <table:table-cell office:value-type="float" office:value="0.2876">
            <text:p>0.2876</text:p>
          </table:table-cell>
          <table:table-cell office:value-type="float" office:value="0.2">
            <text:p>0.2</text:p>
          </table:table-cell>
          <table:table-cell office:value-type="float" office:value="0.0267">
            <text:p>0.0267</text:p>
          </table:table-cell>
          <table:table-cell office:value-type="float" office:value="1.8291">
            <text:p>1.8291</text:p>
          </table:table-cell>
          <table:table-cell office:value-type="float" office:value="5.812">
            <text:p>5.812</text:p>
          </table:table-cell>
          <table:table-cell office:value-type="string">
            <text:p>divya</text:p>
          </table:table-cell>
          <table:table-cell office:value-type="string">
            <text:p>Fingers relative</text:p>
          </table:table-cell>
        </table:table-row>
        <table:table-row table:style-name="ro1" table:visibility="filter">
          <table:table-cell office:value-type="string">
            <text:p>divya-data/FR/divya731</text:p>
          </table:table-cell>
          <table:table-cell office:value-type="float" office:value="1">
            <text:p>1</text:p>
          </table:table-cell>
          <table:table-cell office:value-type="float" office:value="2.8332">
            <text:p>2.8332</text:p>
          </table:table-cell>
          <table:table-cell office:value-type="float" office:value="1.4584">
            <text:p>1.4584</text:p>
          </table:table-cell>
          <table:table-cell office:value-type="float" office:value="-1.65">
            <text:p>-1.65</text:p>
          </table:table-cell>
          <table:table-cell office:value-type="float" office:value="0.6857">
            <text:p>0.6857</text:p>
          </table:table-cell>
          <table:table-cell office:value-type="float" office:value="0.16">
            <text:p>0.16</text:p>
          </table:table-cell>
          <table:table-cell office:value-type="float" office:value="0.0533">
            <text:p>0.0533</text:p>
          </table:table-cell>
          <table:table-cell office:value-type="float" office:value="1.9835">
            <text:p>1.9835</text:p>
          </table:table-cell>
          <table:table-cell office:value-type="float" office:value="5.264">
            <text:p>5.264</text:p>
          </table:table-cell>
          <table:table-cell office:value-type="string">
            <text:p>divya</text:p>
          </table:table-cell>
          <table:table-cell office:value-type="string">
            <text:p>Fingers relative</text:p>
          </table:table-cell>
        </table:table-row>
        <table:table-row table:style-name="ro1" table:visibility="filter">
          <table:table-cell office:value-type="string">
            <text:p>divya-data/FR/divya734</text:p>
          </table:table-cell>
          <table:table-cell office:value-type="float" office:value="4">
            <text:p>4</text:p>
          </table:table-cell>
          <table:table-cell office:value-type="float" office:value="2.653">
            <text:p>2.653</text:p>
          </table:table-cell>
          <table:table-cell office:value-type="float" office:value="5.017">
            <text:p>5.017</text:p>
          </table:table-cell>
          <table:table-cell office:value-type="float" office:value="0.9867">
            <text:p>0.9867</text:p>
          </table:table-cell>
          <table:table-cell office:value-type="float" office:value="0.1993">
            <text:p>0.1993</text:p>
          </table:table-cell>
          <table:table-cell office:value-type="float" office:value="0.0933">
            <text:p>0.0933</text:p>
          </table:table-cell>
          <table:table-cell office:value-type="float" office:value="0.0267">
            <text:p>0.0267</text:p>
          </table:table-cell>
          <table:table-cell office:value-type="float" office:value="2.0976">
            <text:p>2.0976</text:p>
          </table:table-cell>
          <table:table-cell office:value-type="float" office:value="5.5771">
            <text:p>5.5771</text:p>
          </table:table-cell>
          <table:table-cell office:value-type="string">
            <text:p>divya</text:p>
          </table:table-cell>
          <table:table-cell office:value-type="string">
            <text:p>Fingers relative</text:p>
          </table:table-cell>
        </table:table-row>
        <table:table-row table:style-name="ro1" table:visibility="filter">
          <table:table-cell office:value-type="string">
            <text:p>divya-data/FR/divya733</text:p>
          </table:table-cell>
          <table:table-cell office:value-type="float" office:value="3">
            <text:p>3</text:p>
          </table:table-cell>
          <table:table-cell office:value-type="float" office:value="3.4205">
            <text:p>3.4205</text:p>
          </table:table-cell>
          <table:table-cell office:value-type="float" office:value="2.2581">
            <text:p>2.2581</text:p>
          </table:table-cell>
          <table:table-cell office:value-type="float" office:value="-0.6855">
            <text:p>-0.6855</text:p>
          </table:table-cell>
          <table:table-cell office:value-type="float" office:value="0.4429">
            <text:p>0.4429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1.4478">
            <text:p>1.4478</text:p>
          </table:table-cell>
          <table:table-cell office:value-type="float" office:value="4.8159">
            <text:p>4.8159</text:p>
          </table:table-cell>
          <table:table-cell office:value-type="string">
            <text:p>divya</text:p>
          </table:table-cell>
          <table:table-cell office:value-type="string">
            <text:p>Fingers relative</text:p>
          </table:table-cell>
        </table:table-row>
        <table:table-row table:style-name="ro1" table:visibility="filter">
          <table:table-cell office:value-type="string">
            <text:p>divya-data/Trackpad/divya741</text:p>
          </table:table-cell>
          <table:table-cell office:value-type="float" office:value="1">
            <text:p>1</text:p>
          </table:table-cell>
          <table:table-cell office:value-type="float" office:value="4.754">
            <text:p>4.754</text:p>
          </table:table-cell>
          <table:table-cell office:value-type="float" office:value="11.4676">
            <text:p>11.4676</text:p>
          </table:table-cell>
          <table:table-cell office:value-type="float" office:value="0.7306">
            <text:p>0.7306</text:p>
          </table:table-cell>
          <table:table-cell office:value-type="float" office:value="0.0872">
            <text:p>0.0872</text:p>
          </table:table-cell>
          <table:table-cell office:value-type="float" office:value="0.0133">
            <text:p>0.0133</text:p>
          </table:table-cell>
          <table:table-cell office:value-type="float" office:value="0">
            <text:p>0</text:p>
          </table:table-cell>
          <table:table-cell office:value-type="float" office:value="1.1891">
            <text:p>1.1891</text:p>
          </table:table-cell>
          <table:table-cell office:value-type="float" office:value="5.1698">
            <text:p>5.1698</text:p>
          </table:table-cell>
          <table:table-cell office:value-type="string">
            <text:p>divya</text:p>
          </table:table-cell>
          <table:table-cell office:value-type="string">
            <text:p>Trackpad</text:p>
          </table:table-cell>
        </table:table-row>
        <table:table-row table:style-name="ro1" table:visibility="filter">
          <table:table-cell office:value-type="string">
            <text:p>divya-data/Trackpad/Divya742</text:p>
          </table:table-cell>
          <table:table-cell office:value-type="float" office:value="2">
            <text:p>2</text:p>
          </table:table-cell>
          <table:table-cell office:value-type="float" office:value="5.5825">
            <text:p>5.5825</text:p>
          </table:table-cell>
          <table:table-cell office:value-type="float" office:value="3.4359">
            <text:p>3.4359</text:p>
          </table:table-cell>
          <table:table-cell office:value-type="float" office:value="-0.615">
            <text:p>-0.615</text:p>
          </table:table-cell>
          <table:table-cell office:value-type="float" office:value="0.291">
            <text:p>0.291</text:p>
          </table:table-cell>
          <table:table-cell office:value-type="float" office:value="0.0533">
            <text:p>0.0533</text:p>
          </table:table-cell>
          <table:table-cell office:value-type="float" office:value="0">
            <text:p>0</text:p>
          </table:table-cell>
          <table:table-cell office:value-type="float" office:value="1.0077">
            <text:p>1.0077</text:p>
          </table:table-cell>
          <table:table-cell office:value-type="float" office:value="5.5678">
            <text:p>5.5678</text:p>
          </table:table-cell>
          <table:table-cell office:value-type="string">
            <text:p>divya</text:p>
          </table:table-cell>
          <table:table-cell office:value-type="string">
            <text:p>Trackpad</text:p>
          </table:table-cell>
        </table:table-row>
        <table:table-row table:style-name="ro1" table:visibility="filter">
          <table:table-cell office:value-type="string">
            <text:p>divya-data/Trackpad/divya743</text:p>
          </table:table-cell>
          <table:table-cell office:value-type="float" office:value="3">
            <text:p>3</text:p>
          </table:table-cell>
          <table:table-cell office:value-type="float" office:value="4.4795">
            <text:p>4.4795</text:p>
          </table:table-cell>
          <table:table-cell office:value-type="float" office:value="1.6702">
            <text:p>1.6702</text:p>
          </table:table-cell>
          <table:table-cell office:value-type="float" office:value="-1.8307">
            <text:p>-1.8307</text:p>
          </table:table-cell>
          <table:table-cell office:value-type="float" office:value="0.5987">
            <text:p>0.5987</text:p>
          </table:table-cell>
          <table:table-cell office:value-type="float" office:value="0.1333">
            <text:p>0.1333</text:p>
          </table:table-cell>
          <table:table-cell office:value-type="float" office:value="0">
            <text:p>0</text:p>
          </table:table-cell>
          <table:table-cell office:value-type="float" office:value="1.368">
            <text:p>1.368</text:p>
          </table:table-cell>
          <table:table-cell office:value-type="float" office:value="5.3436">
            <text:p>5.3436</text:p>
          </table:table-cell>
          <table:table-cell office:value-type="string">
            <text:p>divya</text:p>
          </table:table-cell>
          <table:table-cell office:value-type="string">
            <text:p>Trackpad</text:p>
          </table:table-cell>
        </table:table-row>
        <table:table-row table:style-name="ro1" table:visibility="filter">
          <table:table-cell office:value-type="string">
            <text:p>divya-data/Trackpad/divya744</text:p>
          </table:table-cell>
          <table:table-cell office:value-type="float" office:value="4">
            <text:p>4</text:p>
          </table:table-cell>
          <table:table-cell office:value-type="float" office:value="3.2584">
            <text:p>3.2584</text:p>
          </table:table-cell>
          <table:table-cell office:value-type="float" office:value="3.6215">
            <text:p>3.6215</text:p>
          </table:table-cell>
          <table:table-cell office:value-type="float" office:value="0.1437">
            <text:p>0.1437</text:p>
          </table:table-cell>
          <table:table-cell office:value-type="float" office:value="0.2761">
            <text:p>0.2761</text:p>
          </table:table-cell>
          <table:table-cell office:value-type="float" office:value="0.0267">
            <text:p>0.0267</text:p>
          </table:table-cell>
          <table:table-cell office:value-type="float" office:value="0">
            <text:p>0</text:p>
          </table:table-cell>
          <table:table-cell office:value-type="float" office:value="1.5039">
            <text:p>1.5039</text:p>
          </table:table-cell>
          <table:table-cell office:value-type="float" office:value="4.926">
            <text:p>4.926</text:p>
          </table:table-cell>
          <table:table-cell office:value-type="string">
            <text:p>divya</text:p>
          </table:table-cell>
          <table:table-cell office:value-type="string">
            <text:p>Trackpad</text:p>
          </table:table-cell>
        </table:table-row>
        <table:table-row table:style-name="ro1">
          <table:table-cell office:value-type="string">
            <text:p>divya-data/FA/divya713</text:p>
          </table:table-cell>
          <table:table-cell office:value-type="float" office:value="3">
            <text:p>3</text:p>
          </table:table-cell>
          <table:table-cell office:value-type="float" office:value="3.4124">
            <text:p>3.4124</text:p>
          </table:table-cell>
          <table:table-cell office:value-type="float" office:value="1.9452">
            <text:p>1.9452</text:p>
          </table:table-cell>
          <table:table-cell office:value-type="float" office:value="-1.0743">
            <text:p>-1.0743</text:p>
          </table:table-cell>
          <table:table-cell office:value-type="float" office:value="0.5141">
            <text:p>0.5141</text:p>
          </table:table-cell>
          <table:table-cell office:value-type="float" office:value="0.1333">
            <text:p>0.1333</text:p>
          </table:table-cell>
          <table:table-cell office:value-type="float" office:value="0.0133">
            <text:p>0.0133</text:p>
          </table:table-cell>
          <table:table-cell office:value-type="float" office:value="1.5512">
            <text:p>1.5512</text:p>
          </table:table-cell>
          <table:table-cell office:value-type="float" office:value="5.0644">
            <text:p>5.0644</text:p>
          </table:table-cell>
          <table:table-cell office:value-type="string">
            <text:p>divya</text:p>
          </table:table-cell>
          <table:table-cell office:value-type="string">
            <text:p>Fingers absolute</text:p>
          </table:table-cell>
        </table:table-row>
        <table:table-row table:style-name="ro1">
          <table:table-cell office:value-type="string">
            <text:p>divya-data/FA/divya714</text:p>
          </table:table-cell>
          <table:table-cell office:value-type="float" office:value="4">
            <text:p>4</text:p>
          </table:table-cell>
          <table:table-cell office:value-type="float" office:value="3.086">
            <text:p>3.086</text:p>
          </table:table-cell>
          <table:table-cell office:value-type="float" office:value="2.3129">
            <text:p>2.3129</text:p>
          </table:table-cell>
          <table:table-cell office:value-type="float" office:value="-0.5394">
            <text:p>-0.5394</text:p>
          </table:table-cell>
          <table:table-cell office:value-type="float" office:value="0.4324">
            <text:p>0.4324</text:p>
          </table:table-cell>
          <table:table-cell office:value-type="float" office:value="0.12">
            <text:p>0.12</text:p>
          </table:table-cell>
          <table:table-cell office:value-type="float" office:value="0.0267">
            <text:p>0.0267</text:p>
          </table:table-cell>
          <table:table-cell office:value-type="float" office:value="1.762">
            <text:p>1.762</text:p>
          </table:table-cell>
          <table:table-cell office:value-type="float" office:value="5.3301">
            <text:p>5.3301</text:p>
          </table:table-cell>
          <table:table-cell office:value-type="string">
            <text:p>divya</text:p>
          </table:table-cell>
          <table:table-cell office:value-type="string">
            <text:p>Fingers absolute</text:p>
          </table:table-cell>
        </table:table-row>
        <table:table-row table:style-name="ro1">
          <table:table-cell office:value-type="string">
            <text:p>divya-data/FA/divya712</text:p>
          </table:table-cell>
          <table:table-cell office:value-type="float" office:value="2">
            <text:p>2</text:p>
          </table:table-cell>
          <table:table-cell office:value-type="float" office:value="2.8401">
            <text:p>2.8401</text:p>
          </table:table-cell>
          <table:table-cell office:value-type="float" office:value="1.7708">
            <text:p>1.7708</text:p>
          </table:table-cell>
          <table:table-cell office:value-type="float" office:value="-1.1223">
            <text:p>-1.1223</text:p>
          </table:table-cell>
          <table:table-cell office:value-type="float" office:value="0.5647">
            <text:p>0.5647</text:p>
          </table:table-cell>
          <table:table-cell office:value-type="float" office:value="0.1867">
            <text:p>0.1867</text:p>
          </table:table-cell>
          <table:table-cell office:value-type="float" office:value="0.0267">
            <text:p>0.0267</text:p>
          </table:table-cell>
          <table:table-cell office:value-type="float" office:value="1.946">
            <text:p>1.946</text:p>
          </table:table-cell>
          <table:table-cell office:value-type="float" office:value="5.4112">
            <text:p>5.4112</text:p>
          </table:table-cell>
          <table:table-cell office:value-type="string">
            <text:p>divya</text:p>
          </table:table-cell>
          <table:table-cell office:value-type="string">
            <text:p>Fingers absolute</text:p>
          </table:table-cell>
        </table:table-row>
        <table:table-row table:style-name="ro2" table:visibility="filter">
          <table:table-cell office:value-type="string">
            <text:p>P33-data/Mouse/P33M3</text:p>
          </table:table-cell>
          <table:table-cell office:value-type="float" office:value="3">
            <text:p>3</text:p>
          </table:table-cell>
          <table:table-cell office:value-type="float" office:value="5.5367">
            <text:p>5.5367</text:p>
          </table:table-cell>
          <table:table-cell office:value-type="float" office:value="-7.3428">
            <text:p>-7.3428</text:p>
          </table:table-cell>
          <table:table-cell office:value-type="float" office:value="1.5522">
            <text:p>1.5522</text:p>
          </table:table-cell>
          <table:table-cell office:value-type="float" office:value="-0.1362">
            <text:p>-0.1362</text:p>
          </table:table-cell>
          <table:table-cell office:value-type="float" office:value="0.0667">
            <text:p>0.0667</text:p>
          </table:table-cell>
          <table:table-cell office:value-type="float" office:value="0">
            <text:p>0</text:p>
          </table:table-cell>
          <table:table-cell office:value-type="float" office:value="0.9654">
            <text:p>0.9654</text:p>
          </table:table-cell>
          <table:table-cell office:value-type="float" office:value="4.3983">
            <text:p>4.3983</text:p>
          </table:table-cell>
          <table:table-cell office:value-type="string">
            <text:p>P33</text:p>
          </table:table-cell>
          <table:table-cell office:value-type="string">
            <text:p>Mouse</text:p>
          </table:table-cell>
        </table:table-row>
        <table:table-row table:style-name="ro2" table:visibility="filter">
          <table:table-cell office:value-type="string">
            <text:p>P33-data/Mouse/P33M1</text:p>
          </table:table-cell>
          <table:table-cell office:value-type="float" office:value="1">
            <text:p>1</text:p>
          </table:table-cell>
          <table:table-cell office:value-type="float" office:value="6.9446">
            <text:p>6.9446</text:p>
          </table:table-cell>
          <table:table-cell office:value-type="float" office:value="2.4679">
            <text:p>2.4679</text:p>
          </table:table-cell>
          <table:table-cell office:value-type="float" office:value="-1.4725">
            <text:p>-1.4725</text:p>
          </table:table-cell>
          <table:table-cell office:value-type="float" office:value="0.4052">
            <text:p>0.4052</text:p>
          </table:table-cell>
          <table:table-cell office:value-type="float" office:value="0.12">
            <text:p>0.12</text:p>
          </table:table-cell>
          <table:table-cell office:value-type="float" office:value="0.0133">
            <text:p>0.0133</text:p>
          </table:table-cell>
          <table:table-cell office:value-type="float" office:value="0.8723">
            <text:p>0.8723</text:p>
          </table:table-cell>
          <table:table-cell office:value-type="float" office:value="5.7953">
            <text:p>5.7953</text:p>
          </table:table-cell>
          <table:table-cell office:value-type="string">
            <text:p>P33</text:p>
          </table:table-cell>
          <table:table-cell office:value-type="string">
            <text:p>Mouse</text:p>
          </table:table-cell>
        </table:table-row>
        <table:table-row table:style-name="ro2" table:visibility="filter">
          <table:table-cell office:value-type="string">
            <text:p>P33-data/Mouse/P33M2</text:p>
          </table:table-cell>
          <table:table-cell office:value-type="float" office:value="2">
            <text:p>2</text:p>
          </table:table-cell>
          <table:table-cell office:value-type="float" office:value="6.4387">
            <text:p>6.4387</text:p>
          </table:table-cell>
          <table:table-cell office:value-type="float" office:value="3.1289">
            <text:p>3.1289</text:p>
          </table:table-cell>
          <table:table-cell office:value-type="float" office:value="-0.7491">
            <text:p>-0.7491</text:p>
          </table:table-cell>
          <table:table-cell office:value-type="float" office:value="0.3196">
            <text:p>0.3196</text:p>
          </table:table-cell>
          <table:table-cell office:value-type="float" office:value="0.08">
            <text:p>0.08</text:p>
          </table:table-cell>
          <table:table-cell office:value-type="float" office:value="0.0133">
            <text:p>0.0133</text:p>
          </table:table-cell>
          <table:table-cell office:value-type="float" office:value="0.7805">
            <text:p>0.7805</text:p>
          </table:table-cell>
          <table:table-cell office:value-type="float" office:value="4.7788">
            <text:p>4.7788</text:p>
          </table:table-cell>
          <table:table-cell office:value-type="string">
            <text:p>P33</text:p>
          </table:table-cell>
          <table:table-cell office:value-type="string">
            <text:p>Mouse</text:p>
          </table:table-cell>
        </table:table-row>
        <table:table-row table:style-name="ro2" table:visibility="filter">
          <table:table-cell office:value-type="string">
            <text:p>P33-data/FR/P33FR1</text:p>
          </table:table-cell>
          <table:table-cell office:value-type="float" office:value="1">
            <text:p>1</text:p>
          </table:table-cell>
          <table:table-cell office:value-type="float" office:value="5.0071">
            <text:p>5.0071</text:p>
          </table:table-cell>
          <table:table-cell office:value-type="float" office:value="-8.8412">
            <text:p>-8.8412</text:p>
          </table:table-cell>
          <table:table-cell office:value-type="float" office:value="1.6402">
            <text:p>1.6402</text:p>
          </table:table-cell>
          <table:table-cell office:value-type="float" office:value="-0.1131">
            <text:p>-0.1131</text:p>
          </table:table-cell>
          <table:table-cell office:value-type="float" office:value="0.16">
            <text:p>0.16</text:p>
          </table:table-cell>
          <table:table-cell office:value-type="float" office:value="0.0133">
            <text:p>0.0133</text:p>
          </table:table-cell>
          <table:table-cell office:value-type="float" office:value="1.0605">
            <text:p>1.0605</text:p>
          </table:table-cell>
          <table:table-cell office:value-type="float" office:value="5.0216">
            <text:p>5.0216</text:p>
          </table:table-cell>
          <table:table-cell office:value-type="string">
            <text:p>P33</text:p>
          </table:table-cell>
          <table:table-cell office:value-type="string">
            <text:p>Fingers relative</text:p>
          </table:table-cell>
        </table:table-row>
        <table:table-row table:style-name="ro2" table:visibility="filter">
          <table:table-cell office:value-type="string">
            <text:p>P33-data/FR/P33FR11</text:p>
          </table:table-cell>
          <table:table-cell office:value-type="float" office:value="1">
            <text:p>1</text:p>
          </table:table-cell>
          <table:table-cell office:value-type="float" office:value="2.5697">
            <text:p>2.5697</text:p>
          </table:table-cell>
          <table:table-cell office:value-type="float" office:value="0.8256">
            <text:p>0.8256</text:p>
          </table:table-cell>
          <table:table-cell office:value-type="float" office:value="-4.6368">
            <text:p>-4.6368</text:p>
          </table:table-cell>
          <table:table-cell office:value-type="float" office:value="1.2112">
            <text:p>1.2112</text:p>
          </table:table-cell>
          <table:table-cell office:value-type="float" office:value="0.2933">
            <text:p>0.2933</text:p>
          </table:table-cell>
          <table:table-cell office:value-type="float" office:value="0.0133">
            <text:p>0.0133</text:p>
          </table:table-cell>
          <table:table-cell office:value-type="float" office:value="2.5525">
            <text:p>2.5525</text:p>
          </table:table-cell>
          <table:table-cell office:value-type="float" office:value="5.9194">
            <text:p>5.9194</text:p>
          </table:table-cell>
          <table:table-cell office:value-type="string">
            <text:p>P33</text:p>
          </table:table-cell>
          <table:table-cell office:value-type="string">
            <text:p>Fingers relative</text:p>
          </table:table-cell>
        </table:table-row>
        <table:table-row table:style-name="ro2" table:visibility="filter">
          <table:table-cell office:value-type="string">
            <text:p>P33-data/FR/P33FR31</text:p>
          </table:table-cell>
          <table:table-cell office:value-type="float" office:value="1">
            <text:p>1</text:p>
          </table:table-cell>
          <table:table-cell office:value-type="float" office:value="2.6697">
            <text:p>2.6697</text:p>
          </table:table-cell>
          <table:table-cell office:value-type="float" office:value="1.9874">
            <text:p>1.9874</text:p>
          </table:table-cell>
          <table:table-cell office:value-type="float" office:value="-0.6345">
            <text:p>-0.6345</text:p>
          </table:table-cell>
          <table:table-cell office:value-type="float" office:value="0.5032">
            <text:p>0.5032</text:p>
          </table:table-cell>
          <table:table-cell office:value-type="float" office:value="0.3467">
            <text:p>0.3467</text:p>
          </table:table-cell>
          <table:table-cell office:value-type="float" office:value="0.0267">
            <text:p>0.0267</text:p>
          </table:table-cell>
          <table:table-cell office:value-type="float" office:value="1.9856">
            <text:p>1.9856</text:p>
          </table:table-cell>
          <table:table-cell office:value-type="float" office:value="5.21">
            <text:p>5.21</text:p>
          </table:table-cell>
          <table:table-cell office:value-type="string">
            <text:p>P33</text:p>
          </table:table-cell>
          <table:table-cell office:value-type="string">
            <text:p>Fingers relative</text:p>
          </table:table-cell>
        </table:table-row>
        <table:table-row table:style-name="ro2" table:visibility="filter">
          <table:table-cell office:value-type="string">
            <text:p>P33-data/FR/P33FR3</text:p>
          </table:table-cell>
          <table:table-cell office:value-type="float" office:value="3">
            <text:p>3</text:p>
          </table:table-cell>
          <table:table-cell office:value-type="float" office:value="3.7541">
            <text:p>3.7541</text:p>
          </table:table-cell>
          <table:table-cell office:value-type="float" office:value="2.1188">
            <text:p>2.1188</text:p>
          </table:table-cell>
          <table:table-cell office:value-type="float" office:value="-0.9379">
            <text:p>-0.9379</text:p>
          </table:table-cell>
          <table:table-cell office:value-type="float" office:value="0.472">
            <text:p>0.472</text:p>
          </table:table-cell>
          <table:table-cell office:value-type="float" office:value="0.1067">
            <text:p>0.1067</text:p>
          </table:table-cell>
          <table:table-cell office:value-type="float" office:value="0.0533">
            <text:p>0.0533</text:p>
          </table:table-cell>
          <table:table-cell office:value-type="float" office:value="1.2935">
            <text:p>1.2935</text:p>
          </table:table-cell>
          <table:table-cell office:value-type="float" office:value="4.7278">
            <text:p>4.7278</text:p>
          </table:table-cell>
          <table:table-cell office:value-type="string">
            <text:p>P33</text:p>
          </table:table-cell>
          <table:table-cell office:value-type="string">
            <text:p>Fingers relative</text:p>
          </table:table-cell>
        </table:table-row>
        <table:table-row table:style-name="ro2" table:visibility="filter">
          <table:table-cell office:value-type="string">
            <text:p>P33-data/FR/P33FR21</text:p>
          </table:table-cell>
          <table:table-cell office:value-type="float" office:value="1">
            <text:p>1</text:p>
          </table:table-cell>
          <table:table-cell office:value-type="float" office:value="3.2117">
            <text:p>3.2117</text:p>
          </table:table-cell>
          <table:table-cell office:value-type="float" office:value="3.8399">
            <text:p>3.8399</text:p>
          </table:table-cell>
          <table:table-cell office:value-type="float" office:value="0.2912">
            <text:p>0.2912</text:p>
          </table:table-cell>
          <table:table-cell office:value-type="float" office:value="0.2604">
            <text:p>0.2604</text:p>
          </table:table-cell>
          <table:table-cell office:value-type="float" office:value="0.2133">
            <text:p>0.2133</text:p>
          </table:table-cell>
          <table:table-cell office:value-type="float" office:value="0.0533">
            <text:p>0.0533</text:p>
          </table:table-cell>
          <table:table-cell office:value-type="float" office:value="1.5393">
            <text:p>1.5393</text:p>
          </table:table-cell>
          <table:table-cell office:value-type="float" office:value="4.8099">
            <text:p>4.8099</text:p>
          </table:table-cell>
          <table:table-cell office:value-type="string">
            <text:p>P33</text:p>
          </table:table-cell>
          <table:table-cell office:value-type="string">
            <text:p>Fingers relative</text:p>
          </table:table-cell>
        </table:table-row>
        <table:table-row table:style-name="ro2" table:visibility="filter">
          <table:table-cell office:value-type="string">
            <text:p>P33-data/FR/P33FR2</text:p>
          </table:table-cell>
          <table:table-cell office:value-type="float" office:value="2">
            <text:p>2</text:p>
          </table:table-cell>
          <table:table-cell office:value-type="float" office:value="2.5181">
            <text:p>2.5181</text:p>
          </table:table-cell>
          <table:table-cell office:value-type="float" office:value="0.3866">
            <text:p>0.3866</text:p>
          </table:table-cell>
          <table:table-cell office:value-type="float" office:value="-10.8107">
            <text:p>-10.8107</text:p>
          </table:table-cell>
          <table:table-cell office:value-type="float" office:value="2.5865">
            <text:p>2.5865</text:p>
          </table:table-cell>
          <table:table-cell office:value-type="float" office:value="0.32">
            <text:p>0.32</text:p>
          </table:table-cell>
          <table:table-cell office:value-type="float" office:value="0.0133">
            <text:p>0.0133</text:p>
          </table:table-cell>
          <table:table-cell office:value-type="float" office:value="2.5904">
            <text:p>2.5904</text:p>
          </table:table-cell>
          <table:table-cell office:value-type="float" office:value="5.1701">
            <text:p>5.1701</text:p>
          </table:table-cell>
          <table:table-cell office:value-type="string">
            <text:p>P33</text:p>
          </table:table-cell>
          <table:table-cell office:value-type="string">
            <text:p>Fingers relative</text:p>
          </table:table-cell>
        </table:table-row>
        <table:table-row table:style-name="ro1" table:visibility="filter">
          <table:table-cell office:value-type="string">
            <text:p>P33-data/Trackpad/P33T1</text:p>
          </table:table-cell>
          <table:table-cell office:value-type="float" office:value="1">
            <text:p>1</text:p>
          </table:table-cell>
          <table:table-cell office:value-type="float" office:value="3.6457">
            <text:p>3.6457</text:p>
          </table:table-cell>
          <table:table-cell office:value-type="float" office:value="2.1732">
            <text:p>2.1732</text:p>
          </table:table-cell>
          <table:table-cell office:value-type="float" office:value="-0.9874">
            <text:p>-0.9874</text:p>
          </table:table-cell>
          <table:table-cell office:value-type="float" office:value="0.4602">
            <text:p>0.4602</text:p>
          </table:table-cell>
          <table:table-cell office:value-type="float" office:value="0.16">
            <text:p>0.16</text:p>
          </table:table-cell>
          <table:table-cell office:value-type="float" office:value="0.0267">
            <text:p>0.0267</text:p>
          </table:table-cell>
          <table:table-cell office:value-type="float" office:value="1.6291">
            <text:p>1.6291</text:p>
          </table:table-cell>
          <table:table-cell office:value-type="float" office:value="5.6113">
            <text:p>5.6113</text:p>
          </table:table-cell>
          <table:table-cell office:value-type="string">
            <text:p>P33</text:p>
          </table:table-cell>
          <table:table-cell office:value-type="string">
            <text:p>Trackpad</text:p>
          </table:table-cell>
        </table:table-row>
        <table:table-row table:style-name="ro1" table:visibility="filter">
          <table:table-cell office:value-type="string">
            <text:p>P33-data/Trackpad/P33T3</text:p>
          </table:table-cell>
          <table:table-cell office:value-type="float" office:value="3">
            <text:p>3</text:p>
          </table:table-cell>
          <table:table-cell office:value-type="float" office:value="3.7112">
            <text:p>3.7112</text:p>
          </table:table-cell>
          <table:table-cell office:value-type="float" office:value="3.5085">
            <text:p>3.5085</text:p>
          </table:table-cell>
          <table:table-cell office:value-type="float" office:value="-0.0669">
            <text:p>-0.0669</text:p>
          </table:table-cell>
          <table:table-cell office:value-type="float" office:value="0.285">
            <text:p>0.285</text:p>
          </table:table-cell>
          <table:table-cell office:value-type="float" office:value="0.08">
            <text:p>0.08</text:p>
          </table:table-cell>
          <table:table-cell office:value-type="float" office:value="0.0267">
            <text:p>0.0267</text:p>
          </table:table-cell>
          <table:table-cell office:value-type="float" office:value="1.1884">
            <text:p>1.1884</text:p>
          </table:table-cell>
          <table:table-cell office:value-type="float" office:value="4.4069">
            <text:p>4.4069</text:p>
          </table:table-cell>
          <table:table-cell office:value-type="string">
            <text:p>P33</text:p>
          </table:table-cell>
          <table:table-cell office:value-type="string">
            <text:p>Trackpad</text:p>
          </table:table-cell>
        </table:table-row>
        <table:table-row table:style-name="ro1" table:visibility="filter">
          <table:table-cell office:value-type="string">
            <text:p>P33-data/Trackpad/P33T2</text:p>
          </table:table-cell>
          <table:table-cell office:value-type="float" office:value="2">
            <text:p>2</text:p>
          </table:table-cell>
          <table:table-cell office:value-type="float" office:value="4.2954">
            <text:p>4.2954</text:p>
          </table:table-cell>
          <table:table-cell office:value-type="float" office:value="3.5578">
            <text:p>3.5578</text:p>
          </table:table-cell>
          <table:table-cell office:value-type="float" office:value="-0.2876">
            <text:p>-0.2876</text:p>
          </table:table-cell>
          <table:table-cell office:value-type="float" office:value="0.2811">
            <text:p>0.2811</text:p>
          </table:table-cell>
          <table:table-cell office:value-type="float" office:value="0.04">
            <text:p>0.04</text:p>
          </table:table-cell>
          <table:table-cell office:value-type="float" office:value="0.0133">
            <text:p>0.0133</text:p>
          </table:table-cell>
          <table:table-cell office:value-type="float" office:value="1.4157">
            <text:p>1.4157</text:p>
          </table:table-cell>
          <table:table-cell office:value-type="float" office:value="6.0593">
            <text:p>6.0593</text:p>
          </table:table-cell>
          <table:table-cell office:value-type="string">
            <text:p>P33</text:p>
          </table:table-cell>
          <table:table-cell office:value-type="string">
            <text:p>Trackpad</text:p>
          </table:table-cell>
        </table:table-row>
        <table:table-row table:style-name="ro2">
          <table:table-cell office:value-type="string">
            <text:p>P33-data/FA/P33FA3</text:p>
          </table:table-cell>
          <table:table-cell office:value-type="float" office:value="3">
            <text:p>3</text:p>
          </table:table-cell>
          <table:table-cell office:value-type="float" office:value="3.4441">
            <text:p>3.4441</text:p>
          </table:table-cell>
          <table:table-cell office:value-type="float" office:value="3.5328">
            <text:p>3.5328</text:p>
          </table:table-cell>
          <table:table-cell office:value-type="float" office:value="-0.0088">
            <text:p>-0.0088</text:p>
          </table:table-cell>
          <table:table-cell office:value-type="float" office:value="0.2831">
            <text:p>0.2831</text:p>
          </table:table-cell>
          <table:table-cell office:value-type="float" office:value="0.2533">
            <text:p>0.2533</text:p>
          </table:table-cell>
          <table:table-cell office:value-type="float" office:value="0.0133">
            <text:p>0.0133</text:p>
          </table:table-cell>
          <table:table-cell office:value-type="float" office:value="1.5337">
            <text:p>1.5337</text:p>
          </table:table-cell>
          <table:table-cell office:value-type="float" office:value="5.2023">
            <text:p>5.2023</text:p>
          </table:table-cell>
          <table:table-cell office:value-type="string">
            <text:p>P33</text:p>
          </table:table-cell>
          <table:table-cell office:value-type="string">
            <text:p>Fingers absolute</text:p>
          </table:table-cell>
        </table:table-row>
        <table:table-row table:style-name="ro2">
          <table:table-cell office:value-type="string">
            <text:p>P33-data/FA/P33FA11</text:p>
          </table:table-cell>
          <table:table-cell office:value-type="float" office:value="1">
            <text:p>1</text:p>
          </table:table-cell>
          <table:table-cell office:value-type="float" office:value="3.2154">
            <text:p>3.2154</text:p>
          </table:table-cell>
          <table:table-cell office:value-type="float" office:value="1.9458">
            <text:p>1.9458</text:p>
          </table:table-cell>
          <table:table-cell office:value-type="float" office:value="-0.8648">
            <text:p>-0.8648</text:p>
          </table:table-cell>
          <table:table-cell office:value-type="float" office:value="0.5139">
            <text:p>0.5139</text:p>
          </table:table-cell>
          <table:table-cell office:value-type="float" office:value="0.52">
            <text:p>0.52</text:p>
          </table:table-cell>
          <table:table-cell office:value-type="float" office:value="0">
            <text:p>0</text:p>
          </table:table-cell>
          <table:table-cell office:value-type="float" office:value="1.3751">
            <text:p>1.3751</text:p>
          </table:table-cell>
          <table:table-cell office:value-type="float" office:value="4.3181">
            <text:p>4.3181</text:p>
          </table:table-cell>
          <table:table-cell office:value-type="string">
            <text:p>P33</text:p>
          </table:table-cell>
          <table:table-cell office:value-type="string">
            <text:p>Fingers absolute</text:p>
          </table:table-cell>
        </table:table-row>
        <table:table-row table:style-name="ro2">
          <table:table-cell office:value-type="string">
            <text:p>P33-data/FA/P33FA31</text:p>
          </table:table-cell>
          <table:table-cell office:value-type="float" office:value="1">
            <text:p>1</text:p>
          </table:table-cell>
          <table:table-cell office:value-type="float" office:value="3.4156">
            <text:p>3.4156</text:p>
          </table:table-cell>
          <table:table-cell office:value-type="float" office:value="2.8231">
            <text:p>2.8231</text:p>
          </table:table-cell>
          <table:table-cell office:value-type="float" office:value="-0.3127">
            <text:p>-0.3127</text:p>
          </table:table-cell>
          <table:table-cell office:value-type="float" office:value="0.3542">
            <text:p>0.3542</text:p>
          </table:table-cell>
          <table:table-cell office:value-type="float" office:value="0.5333">
            <text:p>0.5333</text:p>
          </table:table-cell>
          <table:table-cell office:value-type="float" office:value="0">
            <text:p>0</text:p>
          </table:table-cell>
          <table:table-cell office:value-type="float" office:value="1.529">
            <text:p>1.529</text:p>
          </table:table-cell>
          <table:table-cell office:value-type="float" office:value="5.1056">
            <text:p>5.1056</text:p>
          </table:table-cell>
          <table:table-cell office:value-type="string">
            <text:p>P33</text:p>
          </table:table-cell>
          <table:table-cell office:value-type="string">
            <text:p>Fingers absolute</text:p>
          </table:table-cell>
        </table:table-row>
        <table:table-row table:style-name="ro2">
          <table:table-cell office:value-type="string">
            <text:p>P33-data/FA/P33FA2</text:p>
          </table:table-cell>
          <table:table-cell office:value-type="float" office:value="2">
            <text:p>2</text:p>
          </table:table-cell>
          <table:table-cell office:value-type="float" office:value="3.269">
            <text:p>3.269</text:p>
          </table:table-cell>
          <table:table-cell office:value-type="float" office:value="1.8224">
            <text:p>1.8224</text:p>
          </table:table-cell>
          <table:table-cell office:value-type="float" office:value="-1.2326">
            <text:p>-1.2326</text:p>
          </table:table-cell>
          <table:table-cell office:value-type="float" office:value="0.5487">
            <text:p>0.5487</text:p>
          </table:table-cell>
          <table:table-cell office:value-type="float" office:value="0.48">
            <text:p>0.48</text:p>
          </table:table-cell>
          <table:table-cell office:value-type="float" office:value="0.0133">
            <text:p>0.0133</text:p>
          </table:table-cell>
          <table:table-cell office:value-type="float" office:value="1.7921">
            <text:p>1.7921</text:p>
          </table:table-cell>
          <table:table-cell office:value-type="float" office:value="5.4094">
            <text:p>5.4094</text:p>
          </table:table-cell>
          <table:table-cell office:value-type="string">
            <text:p>P33</text:p>
          </table:table-cell>
          <table:table-cell office:value-type="string">
            <text:p>Fingers absolute</text:p>
          </table:table-cell>
        </table:table-row>
        <table:table-row table:style-name="ro2">
          <table:table-cell office:value-type="string">
            <text:p>P33-data/FA/P33FA1</text:p>
          </table:table-cell>
          <table:table-cell office:value-type="float" office:value="1">
            <text:p>1</text:p>
          </table:table-cell>
          <table:table-cell office:value-type="float" office:value="2.8499">
            <text:p>2.8499</text:p>
          </table:table-cell>
          <table:table-cell office:value-type="float" office:value="1.5195">
            <text:p>1.5195</text:p>
          </table:table-cell>
          <table:table-cell office:value-type="float" office:value="-1.4225">
            <text:p>-1.4225</text:p>
          </table:table-cell>
          <table:table-cell office:value-type="float" office:value="0.6581">
            <text:p>0.6581</text:p>
          </table:table-cell>
          <table:table-cell office:value-type="float" office:value="0.4533">
            <text:p>0.4533</text:p>
          </table:table-cell>
          <table:table-cell office:value-type="float" office:value="0.0267">
            <text:p>0.0267</text:p>
          </table:table-cell>
          <table:table-cell office:value-type="float" office:value="1.7064">
            <text:p>1.7064</text:p>
          </table:table-cell>
          <table:table-cell office:value-type="float" office:value="4.74">
            <text:p>4.74</text:p>
          </table:table-cell>
          <table:table-cell office:value-type="string">
            <text:p>P33</text:p>
          </table:table-cell>
          <table:table-cell office:value-type="string">
            <text:p>Fingers absolute</text:p>
          </table:table-cell>
        </table:table-row>
        <table:table-row table:style-name="ro2">
          <table:table-cell office:value-type="string">
            <text:p>P33-data/FA/P33FA21</text:p>
          </table:table-cell>
          <table:table-cell office:value-type="float" office:value="1">
            <text:p>1</text:p>
          </table:table-cell>
          <table:table-cell office:value-type="float" office:value="3.1598">
            <text:p>3.1598</text:p>
          </table:table-cell>
          <table:table-cell office:value-type="float" office:value="2.6423">
            <text:p>2.6423</text:p>
          </table:table-cell>
          <table:table-cell office:value-type="float" office:value="-0.2692">
            <text:p>-0.2692</text:p>
          </table:table-cell>
          <table:table-cell office:value-type="float" office:value="0.3785">
            <text:p>0.3785</text:p>
          </table:table-cell>
          <table:table-cell office:value-type="float" office:value="0.5867">
            <text:p>0.5867</text:p>
          </table:table-cell>
          <table:table-cell office:value-type="float" office:value="0.0133">
            <text:p>0.0133</text:p>
          </table:table-cell>
          <table:table-cell office:value-type="float" office:value="1.3821">
            <text:p>1.3821</text:p>
          </table:table-cell>
          <table:table-cell office:value-type="float" office:value="4.3439">
            <text:p>4.3439</text:p>
          </table:table-cell>
          <table:table-cell office:value-type="string">
            <text:p>P33</text:p>
          </table:table-cell>
          <table:table-cell office:value-type="string">
            <text:p>Fingers absolute</text:p>
          </table:table-cell>
        </table:table-row>
        <table:table-row table:style-name="ro2" table:visibility="filter">
          <table:table-cell office:value-type="string">
            <text:p>P31-data/Mouse/P31M2</text:p>
          </table:table-cell>
          <table:table-cell office:value-type="float" office:value="2">
            <text:p>2</text:p>
          </table:table-cell>
          <table:table-cell office:value-type="float" office:value="4.8493">
            <text:p>4.8493</text:p>
          </table:table-cell>
          <table:table-cell office:value-type="float" office:value="-4.4848">
            <text:p>-4.4848</text:p>
          </table:table-cell>
          <table:table-cell office:value-type="float" office:value="2.0372">
            <text:p>2.0372</text:p>
          </table:table-cell>
          <table:table-cell office:value-type="float" office:value="-0.223">
            <text:p>-0.223</text:p>
          </table:table-cell>
          <table:table-cell office:value-type="float" office:value="0.3467">
            <text:p>0.3467</text:p>
          </table:table-cell>
          <table:table-cell office:value-type="float" office:value="0.0133">
            <text:p>0.0133</text:p>
          </table:table-cell>
          <table:table-cell office:value-type="float" office:value="1.2101">
            <text:p>1.2101</text:p>
          </table:table-cell>
          <table:table-cell office:value-type="float" office:value="4.7186">
            <text:p>4.7186</text:p>
          </table:table-cell>
          <table:table-cell office:value-type="string">
            <text:p>P31</text:p>
          </table:table-cell>
          <table:table-cell office:value-type="string">
            <text:p>Mouse</text:p>
          </table:table-cell>
        </table:table-row>
        <table:table-row table:style-name="ro2" table:visibility="filter">
          <table:table-cell office:value-type="string">
            <text:p>P31-data/Mouse/P31M1</text:p>
          </table:table-cell>
          <table:table-cell office:value-type="float" office:value="1">
            <text:p>1</text:p>
          </table:table-cell>
          <table:table-cell office:value-type="float" office:value="6.5544">
            <text:p>6.5544</text:p>
          </table:table-cell>
          <table:table-cell office:value-type="float" office:value="6.5571">
            <text:p>6.5571</text:p>
          </table:table-cell>
          <table:table-cell office:value-type="float" office:value="0.0009">
            <text:p>0.0009</text:p>
          </table:table-cell>
          <table:table-cell office:value-type="float" office:value="0.1525">
            <text:p>0.1525</text:p>
          </table:table-cell>
          <table:table-cell office:value-type="float" office:value="0.2">
            <text:p>0.2</text:p>
          </table:table-cell>
          <table:table-cell office:value-type="float" office:value="0.0133">
            <text:p>0.0133</text:p>
          </table:table-cell>
          <table:table-cell office:value-type="float" office:value="0.8212">
            <text:p>0.8212</text:p>
          </table:table-cell>
          <table:table-cell office:value-type="float" office:value="5.3829">
            <text:p>5.3829</text:p>
          </table:table-cell>
          <table:table-cell office:value-type="string">
            <text:p>P31</text:p>
          </table:table-cell>
          <table:table-cell office:value-type="string">
            <text:p>Mouse</text:p>
          </table:table-cell>
        </table:table-row>
        <table:table-row table:style-name="ro2" table:visibility="filter">
          <table:table-cell office:value-type="string">
            <text:p>P31-data/Mouse/P31M3</text:p>
          </table:table-cell>
          <table:table-cell office:value-type="float" office:value="3">
            <text:p>3</text:p>
          </table:table-cell>
          <table:table-cell office:value-type="float" office:value="8.0128">
            <text:p>8.0128</text:p>
          </table:table-cell>
          <table:table-cell office:value-type="float" office:value="7.7388">
            <text:p>7.7388</text:p>
          </table:table-cell>
          <table:table-cell office:value-type="float" office:value="-0.0204">
            <text:p>-0.0204</text:p>
          </table:table-cell>
          <table:table-cell office:value-type="float" office:value="0.1292">
            <text:p>0.1292</text:p>
          </table:table-cell>
          <table:table-cell office:value-type="float" office:value="0.0533">
            <text:p>0.0533</text:p>
          </table:table-cell>
          <table:table-cell office:value-type="float" office:value="0.0133">
            <text:p>0.0133</text:p>
          </table:table-cell>
          <table:table-cell office:value-type="float" office:value="0.5983">
            <text:p>0.5983</text:p>
          </table:table-cell>
          <table:table-cell office:value-type="float" office:value="4.79">
            <text:p>4.79</text:p>
          </table:table-cell>
          <table:table-cell office:value-type="string">
            <text:p>P31</text:p>
          </table:table-cell>
          <table:table-cell office:value-type="string">
            <text:p>Mouse</text:p>
          </table:table-cell>
        </table:table-row>
        <table:table-row table:style-name="ro2" table:visibility="filter">
          <table:table-cell office:value-type="string">
            <text:p>P31-data/FR/P31FR1</text:p>
          </table:table-cell>
          <table:table-cell office:value-type="float" office:value="1">
            <text:p>1</text:p>
          </table:table-cell>
          <table:table-cell office:value-type="float" office:value="6.1554">
            <text:p>6.1554</text:p>
          </table:table-cell>
          <table:table-cell office:value-type="float" office:value="14.6611">
            <text:p>14.6611</text:p>
          </table:table-cell>
          <table:table-cell office:value-type="float" office:value="0.51">
            <text:p>0.51</text:p>
          </table:table-cell>
          <table:table-cell office:value-type="float" office:value="0.0682">
            <text:p>0.0682</text:p>
          </table:table-cell>
          <table:table-cell office:value-type="float" office:value="0.16">
            <text:p>0.16</text:p>
          </table:table-cell>
          <table:table-cell office:value-type="float" office:value="0.0133">
            <text:p>0.0133</text:p>
          </table:table-cell>
          <table:table-cell office:value-type="float" office:value="0.8748">
            <text:p>0.8748</text:p>
          </table:table-cell>
          <table:table-cell office:value-type="float" office:value="4.9662">
            <text:p>4.9662</text:p>
          </table:table-cell>
          <table:table-cell office:value-type="string">
            <text:p>P31</text:p>
          </table:table-cell>
          <table:table-cell office:value-type="string">
            <text:p>Fingers relative</text:p>
          </table:table-cell>
        </table:table-row>
        <table:table-row table:style-name="ro2" table:visibility="filter">
          <table:table-cell office:value-type="string">
            <text:p>P31-data/FR/P31FR2</text:p>
          </table:table-cell>
          <table:table-cell office:value-type="float" office:value="2">
            <text:p>2</text:p>
          </table:table-cell>
          <table:table-cell office:value-type="float" office:value="2.8838">
            <text:p>2.8838</text:p>
          </table:table-cell>
          <table:table-cell office:value-type="float" office:value="1.1686">
            <text:p>1.1686</text:p>
          </table:table-cell>
          <table:table-cell office:value-type="float" office:value="-2.6844">
            <text:p>-2.6844</text:p>
          </table:table-cell>
          <table:table-cell office:value-type="float" office:value="0.8557">
            <text:p>0.8557</text:p>
          </table:table-cell>
          <table:table-cell office:value-type="float" office:value="0.2933">
            <text:p>0.2933</text:p>
          </table:table-cell>
          <table:table-cell office:value-type="float" office:value="0.04">
            <text:p>0.04</text:p>
          </table:table-cell>
          <table:table-cell office:value-type="float" office:value="1.9363">
            <text:p>1.9363</text:p>
          </table:table-cell>
          <table:table-cell office:value-type="float" office:value="5.4043">
            <text:p>5.4043</text:p>
          </table:table-cell>
          <table:table-cell office:value-type="string">
            <text:p>P31</text:p>
          </table:table-cell>
          <table:table-cell office:value-type="string">
            <text:p>Fingers relative</text:p>
          </table:table-cell>
        </table:table-row>
        <table:table-row table:style-name="ro2" table:visibility="filter">
          <table:table-cell office:value-type="string">
            <text:p>P31-data/FR/P31FR3</text:p>
          </table:table-cell>
          <table:table-cell office:value-type="float" office:value="3">
            <text:p>3</text:p>
          </table:table-cell>
          <table:table-cell office:value-type="float" office:value="3.42">
            <text:p>3.42</text:p>
          </table:table-cell>
          <table:table-cell office:value-type="float" office:value="2.557">
            <text:p>2.557</text:p>
          </table:table-cell>
          <table:table-cell office:value-type="float" office:value="-0.4847">
            <text:p>-0.4847</text:p>
          </table:table-cell>
          <table:table-cell office:value-type="float" office:value="0.3911">
            <text:p>0.3911</text:p>
          </table:table-cell>
          <table:table-cell office:value-type="float" office:value="0.2">
            <text:p>0.2</text:p>
          </table:table-cell>
          <table:table-cell office:value-type="float" office:value="0.0533">
            <text:p>0.0533</text:p>
          </table:table-cell>
          <table:table-cell office:value-type="float" office:value="1.5958">
            <text:p>1.5958</text:p>
          </table:table-cell>
          <table:table-cell office:value-type="float" office:value="5.3249">
            <text:p>5.3249</text:p>
          </table:table-cell>
          <table:table-cell office:value-type="string">
            <text:p>P31</text:p>
          </table:table-cell>
          <table:table-cell office:value-type="string">
            <text:p>Fingers relative</text:p>
          </table:table-cell>
        </table:table-row>
        <table:table-row table:style-name="ro1" table:visibility="filter">
          <table:table-cell office:value-type="string">
            <text:p>P31-data/Trackpad/P31T2</text:p>
          </table:table-cell>
          <table:table-cell office:value-type="float" office:value="2">
            <text:p>2</text:p>
          </table:table-cell>
          <table:table-cell office:value-type="float" office:value="4.0177">
            <text:p>4.0177</text:p>
          </table:table-cell>
          <table:table-cell office:value-type="float" office:value="3.0634">
            <text:p>3.0634</text:p>
          </table:table-cell>
          <table:table-cell office:value-type="float" office:value="-0.3538">
            <text:p>-0.3538</text:p>
          </table:table-cell>
          <table:table-cell office:value-type="float" office:value="0.3264">
            <text:p>0.3264</text:p>
          </table:table-cell>
          <table:table-cell office:value-type="float" office:value="0.1067">
            <text:p>0.1067</text:p>
          </table:table-cell>
          <table:table-cell office:value-type="float" office:value="0.04">
            <text:p>0.04</text:p>
          </table:table-cell>
          <table:table-cell office:value-type="float" office:value="1.2235">
            <text:p>1.2235</text:p>
          </table:table-cell>
          <table:table-cell office:value-type="float" office:value="4.832">
            <text:p>4.832</text:p>
          </table:table-cell>
          <table:table-cell office:value-type="string">
            <text:p>P31</text:p>
          </table:table-cell>
          <table:table-cell office:value-type="string">
            <text:p>Trackpad</text:p>
          </table:table-cell>
        </table:table-row>
        <table:table-row table:style-name="ro1" table:visibility="filter">
          <table:table-cell office:value-type="string">
            <text:p>P31-data/Trackpad/P31T1</text:p>
          </table:table-cell>
          <table:table-cell office:value-type="float" office:value="1">
            <text:p>1</text:p>
          </table:table-cell>
          <table:table-cell office:value-type="float" office:value="3.8816">
            <text:p>3.8816</text:p>
          </table:table-cell>
          <table:table-cell office:value-type="float" office:value="3.5511">
            <text:p>3.5511</text:p>
          </table:table-cell>
          <table:table-cell office:value-type="float" office:value="-0.1342">
            <text:p>-0.1342</text:p>
          </table:table-cell>
          <table:table-cell office:value-type="float" office:value="0.2816">
            <text:p>0.2816</text:p>
          </table:table-cell>
          <table:table-cell office:value-type="float" office:value="0.2267">
            <text:p>0.2267</text:p>
          </table:table-cell>
          <table:table-cell office:value-type="float" office:value="0">
            <text:p>0</text:p>
          </table:table-cell>
          <table:table-cell office:value-type="float" office:value="1.4718">
            <text:p>1.4718</text:p>
          </table:table-cell>
          <table:table-cell office:value-type="float" office:value="5.7069">
            <text:p>5.7069</text:p>
          </table:table-cell>
          <table:table-cell office:value-type="string">
            <text:p>P31</text:p>
          </table:table-cell>
          <table:table-cell office:value-type="string">
            <text:p>Trackpad</text:p>
          </table:table-cell>
        </table:table-row>
        <table:table-row table:style-name="ro1" table:visibility="filter">
          <table:table-cell office:value-type="string">
            <text:p>P31-data/Trackpad/P31T3</text:p>
          </table:table-cell>
          <table:table-cell office:value-type="float" office:value="3">
            <text:p>3</text:p>
          </table:table-cell>
          <table:table-cell office:value-type="float" office:value="3.6009">
            <text:p>3.6009</text:p>
          </table:table-cell>
          <table:table-cell office:value-type="float" office:value="4.7008">
            <text:p>4.7008</text:p>
          </table:table-cell>
          <table:table-cell office:value-type="float" office:value="0.2936">
            <text:p>0.2936</text:p>
          </table:table-cell>
          <table:table-cell office:value-type="float" office:value="0.2127">
            <text:p>0.2127</text:p>
          </table:table-cell>
          <table:table-cell office:value-type="float" office:value="0.0533">
            <text:p>0.0533</text:p>
          </table:table-cell>
          <table:table-cell office:value-type="float" office:value="0.0267">
            <text:p>0.0267</text:p>
          </table:table-cell>
          <table:table-cell office:value-type="float" office:value="1.264">
            <text:p>1.264</text:p>
          </table:table-cell>
          <table:table-cell office:value-type="float" office:value="4.5488">
            <text:p>4.5488</text:p>
          </table:table-cell>
          <table:table-cell office:value-type="string">
            <text:p>P31</text:p>
          </table:table-cell>
          <table:table-cell office:value-type="string">
            <text:p>Trackpad</text:p>
          </table:table-cell>
        </table:table-row>
        <table:table-row table:style-name="ro2">
          <table:table-cell office:value-type="string">
            <text:p>P31-data/FA/P31FA1</text:p>
          </table:table-cell>
          <table:table-cell office:value-type="float" office:value="1">
            <text:p>1</text:p>
          </table:table-cell>
          <table:table-cell office:value-type="float" office:value="3.7445">
            <text:p>3.7445</text:p>
          </table:table-cell>
          <table:table-cell office:value-type="float" office:value="4.8168">
            <text:p>4.8168</text:p>
          </table:table-cell>
          <table:table-cell office:value-type="float" office:value="0.2644">
            <text:p>0.2644</text:p>
          </table:table-cell>
          <table:table-cell office:value-type="float" office:value="0.2076">
            <text:p>0.2076</text:p>
          </table:table-cell>
          <table:table-cell office:value-type="float" office:value="0.2533">
            <text:p>0.2533</text:p>
          </table:table-cell>
          <table:table-cell office:value-type="float" office:value="0.0133">
            <text:p>0.0133</text:p>
          </table:table-cell>
          <table:table-cell office:value-type="float" office:value="1.2742">
            <text:p>1.2742</text:p>
          </table:table-cell>
          <table:table-cell office:value-type="float" office:value="4.7441">
            <text:p>4.7441</text:p>
          </table:table-cell>
          <table:table-cell office:value-type="string">
            <text:p>P31</text:p>
          </table:table-cell>
          <table:table-cell office:value-type="string">
            <text:p>Fingers absolute</text:p>
          </table:table-cell>
        </table:table-row>
        <table:table-row table:style-name="ro2">
          <table:table-cell office:value-type="string">
            <text:p>P31-data/FA/P31FA2</text:p>
          </table:table-cell>
          <table:table-cell office:value-type="float" office:value="2">
            <text:p>2</text:p>
          </table:table-cell>
          <table:table-cell office:value-type="float" office:value="3.414">
            <text:p>3.414</text:p>
          </table:table-cell>
          <table:table-cell office:value-type="float" office:value="5.9518">
            <text:p>5.9518</text:p>
          </table:table-cell>
          <table:table-cell office:value-type="float" office:value="0.8279">
            <text:p>0.8279</text:p>
          </table:table-cell>
          <table:table-cell office:value-type="float" office:value="0.168">
            <text:p>0.168</text:p>
          </table:table-cell>
          <table:table-cell office:value-type="float" office:value="0.7467">
            <text:p>0.7467</text:p>
          </table:table-cell>
          <table:table-cell office:value-type="float" office:value="0">
            <text:p>0</text:p>
          </table:table-cell>
          <table:table-cell office:value-type="float" office:value="1.9267">
            <text:p>1.9267</text:p>
          </table:table-cell>
          <table:table-cell office:value-type="float" office:value="6.6938">
            <text:p>6.6938</text:p>
          </table:table-cell>
          <table:table-cell office:value-type="string">
            <text:p>P31</text:p>
          </table:table-cell>
          <table:table-cell office:value-type="string">
            <text:p>Fingers absolute</text:p>
          </table:table-cell>
        </table:table-row>
        <table:table-row table:style-name="ro2">
          <table:table-cell office:value-type="string">
            <text:p>P31-data/FA/P31FA3</text:p>
          </table:table-cell>
          <table:table-cell office:value-type="float" office:value="3">
            <text:p>3</text:p>
          </table:table-cell>
          <table:table-cell office:value-type="float" office:value="3.4703">
            <text:p>3.4703</text:p>
          </table:table-cell>
          <table:table-cell office:value-type="float" office:value="4.4883">
            <text:p>4.4883</text:p>
          </table:table-cell>
          <table:table-cell office:value-type="float" office:value="0.3077">
            <text:p>0.3077</text:p>
          </table:table-cell>
          <table:table-cell office:value-type="float" office:value="0.2228">
            <text:p>0.2228</text:p>
          </table:table-cell>
          <table:table-cell office:value-type="float" office:value="0.3333">
            <text:p>0.3333</text:p>
          </table:table-cell>
          <table:table-cell office:value-type="float" office:value="0.04">
            <text:p>0.04</text:p>
          </table:table-cell>
          <table:table-cell office:value-type="float" office:value="1.343">
            <text:p>1.343</text:p>
          </table:table-cell>
          <table:table-cell office:value-type="float" office:value="4.531">
            <text:p>4.531</text:p>
          </table:table-cell>
          <table:table-cell office:value-type="string">
            <text:p>P31</text:p>
          </table:table-cell>
          <table:table-cell office:value-type="string">
            <text:p>Fingers absolute</text:p>
          </table:table-cell>
        </table:table-row>
      </table:table>
      <table:named-expressions/>
      <table:database-ranges>
        <table:database-range table:name="__Anonymous_Sheet_DB__0" table:target-range-address="'MT and error analysis'.A1:'MT and error analysis'.L86" table:display-filter-buttons="true" table:orientation="column"/>
        <table:database-range table:name="__Anonymous_Sheet_DB__1" table:target-range-address="MT.A1:MT.L86" table:display-filter-buttons="true">
          <table:filter>
            <table:filter-and>
              <table:filter-condition table:field-number="11" table:value="Fingers absolute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02T13:01:40</dc:date>
    <dc:creator>julian </dc:creator>
    <meta:generator>LibreOffice/3.5$Linux_x86 LibreOffice_project/350m1$Build-2</meta:generator>
    <meta:editing-duration>P0D</meta:editing-duration>
    <meta:editing-cycles>1</meta:editing-cycles>
    <meta:document-statistic meta:table-count="2" meta:cell-count="206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 chart:regression-type="linear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right" chart:symbol-width="0.25cm" chart:symbol-height="0.25cm" chart:regression-type="linear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8" style:family="chart">
      <style:graphic-properties svg:stroke-color="#7e0021"/>
    </style:style>
    <style:style style:name="ch9" style:family="chart" style:data-style-name="N0">
      <style:chart-properties chart:symbol-type="named-symbol" chart:symbol-name="arrow-left" chart:symbol-width="0.25cm" chart:symbol-height="0.25cm" chart:regression-type="linear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0" style:family="chart">
      <style:graphic-properties svg:stroke-color="#83caff"/>
    </style:style>
    <style:style style:name="ch11" style:family="chart" style:data-style-name="N0">
      <style:chart-properties chart:symbol-type="named-symbol" chart:symbol-name="bow-tie" chart:symbol-width="0.25cm" chart:symbol-height="0.25cm" chart:regression-type="linear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>
      <style:graphic-properties svg:stroke-color="#314004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054cm" svg:height="11.465cm" xlink:href=".." xlink:type="simple" chart:class="chart:scatter" chart:style-name="ch1">
        <chart:title svg:x="10.298cm" svg:y="0.365cm" chart:style-name="ch2">
          <text:p>Error rate- MT - Outlier rate</text:p>
        </chart:title>
        <chart:legend chart:legend-position="end" svg:x="21.059cm" svg:y="4.188cm" style:legend-expansion="high" chart:style-name="ch3"/>
        <chart:plot-area chart:style-name="ch4" table:cell-range-address="'MT and error analysis'.B2:'MT and error analysis'.B86 'MT and error analysis'.G1:'MT and error analysis'.I86" chart:data-source-has-labels="row" svg:x="1.079cm" svg:y="1.138cm" svg:width="17.921cm" svg:height="9.381cm">
          <chartooo:coordinate-region svg:x="1.806cm" svg:y="1.338cm" svg:width="16.954cm" svg:height="8.53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MT and error analysis'.G2:'MT and error analysis'.G86" chart:label-cell-address="'MT and error analysis'.G1:'MT and error analysis'.G1" chart:class="chart:scatter">
            <chart:domain table:cell-range-address="'MT and error analysis'.B2:'MT and error analysis'.B86"/>
            <chart:regression-curve chart:style-name="ch8">
              <chart:equation chart:display-r-square="true" svg:x="19.228cm" svg:y="7.863cm"/>
            </chart:regression-curve>
            <chart:data-point chart:repeated="85"/>
          </chart:series>
          <chart:series chart:style-name="ch9" chart:values-cell-range-address="'MT and error analysis'.H2:'MT and error analysis'.H86" chart:label-cell-address="'MT and error analysis'.H1:'MT and error analysis'.H1" chart:class="chart:scatter">
            <chart:regression-curve chart:style-name="ch10">
              <chart:equation chart:display-r-square="true" svg:x="19.722cm" svg:y="9.614cm"/>
            </chart:regression-curve>
            <chart:data-point chart:repeated="85"/>
          </chart:series>
          <chart:series chart:style-name="ch11" chart:values-cell-range-address="'MT and error analysis'.I2:'MT and error analysis'.I86" chart:label-cell-address="'MT and error analysis'.I1:'MT and error analysis'.I1" chart:class="chart:scatter">
            <chart:regression-curve chart:style-name="ch12">
              <chart:equation chart:display-r-square="true" svg:x="18.746cm" svg:y="0.536cm"/>
            </chart:regression-curve>
            <chart:data-point chart:repeated="8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ErrorRate</text:p>
                <draw:g>
                  <svg:desc>'MT and error analysis'.G1:'MT and error analysis'.G1</svg:desc>
                </draw:g>
              </table:table-cell>
              <table:table-cell office:value-type="string">
                <text:p> outlierRate</text:p>
                <draw:g>
                  <svg:desc>'MT and error analysis'.H1:'MT and error analysis'.H1</svg:desc>
                </draw:g>
              </table:table-cell>
              <table:table-cell office:value-type="string">
                <text:p> meanMovetime</text:p>
                <draw:g>
                  <svg:desc>'MT and error analysis'.I1:'MT and error analysis'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MT and error analysis'.B2:'MT and error analysis'.B86</svg:desc>
                </draw:g>
              </table:table-cell>
              <table:table-cell office:value-type="float" office:value="0.0933">
                <text:p>0.0933</text:p>
                <draw:g>
                  <svg:desc>'MT and error analysis'.G2:'MT and error analysis'.G86</svg:desc>
                </draw:g>
              </table:table-cell>
              <table:table-cell office:value-type="float" office:value="0.0133">
                <text:p>0.0133</text:p>
                <draw:g>
                  <svg:desc>'MT and error analysis'.H2:'MT and error analysis'.H86</svg:desc>
                </draw:g>
              </table:table-cell>
              <table:table-cell office:value-type="float" office:value="0.8341">
                <text:p>0.8341</text:p>
                <draw:g>
                  <svg:desc>'MT and error analysis'.I2:'MT and error analysis'.I8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1067">
                <text:p>0.1067</text:p>
              </table:table-cell>
              <table:table-cell office:value-type="float" office:value="0">
                <text:p>0</text:p>
              </table:table-cell>
              <table:table-cell office:value-type="float" office:value="0.8683">
                <text:p>0.86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8">
                <text:p>0.08</text:p>
              </table:table-cell>
              <table:table-cell office:value-type="float" office:value="0.0267">
                <text:p>0.0267</text:p>
              </table:table-cell>
              <table:table-cell office:value-type="float" office:value="0.7449">
                <text:p>0.74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1067">
                <text:p>0.1067</text:p>
              </table:table-cell>
              <table:table-cell office:value-type="float" office:value="0.0267">
                <text:p>0.0267</text:p>
              </table:table-cell>
              <table:table-cell office:value-type="float" office:value="2.0378">
                <text:p>2.03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  <table:table-cell office:value-type="float" office:value="1.8472">
                <text:p>1.84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1467">
                <text:p>0.1467</text:p>
              </table:table-cell>
              <table:table-cell office:value-type="float" office:value="0.0267">
                <text:p>0.0267</text:p>
              </table:table-cell>
              <table:table-cell office:value-type="float" office:value="2.2389">
                <text:p>2.23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.2133">
                <text:p>0.2133</text:p>
              </table:table-cell>
              <table:table-cell office:value-type="float" office:value="0.0267">
                <text:p>0.0267</text:p>
              </table:table-cell>
              <table:table-cell office:value-type="float" office:value="1.8503">
                <text:p>1.85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0.0933">
                <text:p>0.0933</text:p>
              </table:table-cell>
              <table:table-cell office:value-type="float" office:value="0.0133">
                <text:p>0.0133</text:p>
              </table:table-cell>
              <table:table-cell office:value-type="float" office:value="1.3736">
                <text:p>1.37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.08">
                <text:p>0.08</text:p>
              </table:table-cell>
              <table:table-cell office:value-type="float" office:value="0.0133">
                <text:p>0.0133</text:p>
              </table:table-cell>
              <table:table-cell office:value-type="float" office:value="1.3959">
                <text:p>1.39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0.28">
                <text:p>0.28</text:p>
              </table:table-cell>
              <table:table-cell office:value-type="float" office:value="0.0267">
                <text:p>0.0267</text:p>
              </table:table-cell>
              <table:table-cell office:value-type="float" office:value="1.7317">
                <text:p>1.73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3867">
                <text:p>0.3867</text:p>
              </table:table-cell>
              <table:table-cell office:value-type="float" office:value="0.04">
                <text:p>0.04</text:p>
              </table:table-cell>
              <table:table-cell office:value-type="float" office:value="2.1726">
                <text:p>2.17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0.36">
                <text:p>0.36</text:p>
              </table:table-cell>
              <table:table-cell office:value-type="float" office:value="0">
                <text:p>0</text:p>
              </table:table-cell>
              <table:table-cell office:value-type="float" office:value="1.8534">
                <text:p>1.85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0.0667">
                <text:p>0.0667</text:p>
              </table:table-cell>
              <table:table-cell office:value-type="float" office:value="0.0133">
                <text:p>0.0133</text:p>
              </table:table-cell>
              <table:table-cell office:value-type="float" office:value="0.8393">
                <text:p>0.83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0.0533">
                <text:p>0.0533</text:p>
              </table:table-cell>
              <table:table-cell office:value-type="float" office:value="0">
                <text:p>0</text:p>
              </table:table-cell>
              <table:table-cell office:value-type="float" office:value="0.7798">
                <text:p>0.77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0.04">
                <text:p>0.04</text:p>
              </table:table-cell>
              <table:table-cell office:value-type="float" office:value="0.0133">
                <text:p>0.0133</text:p>
              </table:table-cell>
              <table:table-cell office:value-type="float" office:value="0.7679">
                <text:p>0.76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0.4267">
                <text:p>0.4267</text:p>
              </table:table-cell>
              <table:table-cell office:value-type="float" office:value="0.0667">
                <text:p>0.0667</text:p>
              </table:table-cell>
              <table:table-cell office:value-type="float" office:value="2.8215">
                <text:p>2.82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0.5067">
                <text:p>0.5067</text:p>
              </table:table-cell>
              <table:table-cell office:value-type="float" office:value="0.0133">
                <text:p>0.0133</text:p>
              </table:table-cell>
              <table:table-cell office:value-type="float" office:value="1.555">
                <text:p>1.5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0.3333">
                <text:p>0.3333</text:p>
              </table:table-cell>
              <table:table-cell office:value-type="float" office:value="0">
                <text:p>0</text:p>
              </table:table-cell>
              <table:table-cell office:value-type="float" office:value="2.338">
                <text:p>2.3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0.0133">
                <text:p>0.0133</text:p>
              </table:table-cell>
              <table:table-cell office:value-type="float" office:value="0.0133">
                <text:p>0.0133</text:p>
              </table:table-cell>
              <table:table-cell office:value-type="float" office:value="1.5191">
                <text:p>1.51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.0667">
                <text:p>0.0667</text:p>
              </table:table-cell>
              <table:table-cell office:value-type="float" office:value="0.0133">
                <text:p>0.0133</text:p>
              </table:table-cell>
              <table:table-cell office:value-type="float" office:value="1.6183">
                <text:p>1.61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0.04">
                <text:p>0.04</text:p>
              </table:table-cell>
              <table:table-cell office:value-type="float" office:value="0.0133">
                <text:p>0.0133</text:p>
              </table:table-cell>
              <table:table-cell office:value-type="float" office:value="1.5547">
                <text:p>1.55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">
                <text:p>3</text:p>
              </table:table-cell>
              <table:table-cell office:value-type="float" office:value="0.24">
                <text:p>0.24</text:p>
              </table:table-cell>
              <table:table-cell office:value-type="float" office:value="0.0133">
                <text:p>0.0133</text:p>
              </table:table-cell>
              <table:table-cell office:value-type="float" office:value="1.3911">
                <text:p>1.39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0.5733">
                <text:p>0.5733</text:p>
              </table:table-cell>
              <table:table-cell office:value-type="float" office:value="0.0133">
                <text:p>0.0133</text:p>
              </table:table-cell>
              <table:table-cell office:value-type="float" office:value="1.5132">
                <text:p>1.51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0.5867">
                <text:p>0.5867</text:p>
              </table:table-cell>
              <table:table-cell office:value-type="float" office:value="0.0133">
                <text:p>0.0133</text:p>
              </table:table-cell>
              <table:table-cell office:value-type="float" office:value="1.4173">
                <text:p>1.41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">
                <text:p>3</text:p>
              </table:table-cell>
              <table:table-cell office:value-type="float" office:value="0.1733">
                <text:p>0.1733</text:p>
              </table:table-cell>
              <table:table-cell office:value-type="float" office:value="0.0133">
                <text:p>0.0133</text:p>
              </table:table-cell>
              <table:table-cell office:value-type="float" office:value="0.9799">
                <text:p>0.97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.9707">
                <text:p>0.97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0.0267">
                <text:p>0.0267</text:p>
              </table:table-cell>
              <table:table-cell office:value-type="float" office:value="0.0133">
                <text:p>0.0133</text:p>
              </table:table-cell>
              <table:table-cell office:value-type="float" office:value="0.9149">
                <text:p>0.91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.9336">
                <text:p>0.93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">
                <text:p>3</text:p>
              </table:table-cell>
              <table:table-cell office:value-type="float" office:value="0.08">
                <text:p>0.08</text:p>
              </table:table-cell>
              <table:table-cell office:value-type="float" office:value="0.0133">
                <text:p>0.0133</text:p>
              </table:table-cell>
              <table:table-cell office:value-type="float" office:value="2.0175">
                <text:p>2.01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0.0133">
                <text:p>0.0133</text:p>
              </table:table-cell>
              <table:table-cell office:value-type="float" office:value="0.0267">
                <text:p>0.0267</text:p>
              </table:table-cell>
              <table:table-cell office:value-type="float" office:value="1.7829">
                <text:p>1.78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0.1333">
                <text:p>0.1333</text:p>
              </table:table-cell>
              <table:table-cell office:value-type="float" office:value="0.0533">
                <text:p>0.0533</text:p>
              </table:table-cell>
              <table:table-cell office:value-type="float" office:value="2.2676">
                <text:p>2.26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0.1733">
                <text:p>0.1733</text:p>
              </table:table-cell>
              <table:table-cell office:value-type="float" office:value="0.0133">
                <text:p>0.0133</text:p>
              </table:table-cell>
              <table:table-cell office:value-type="float" office:value="2.5898">
                <text:p>2.58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0.0267">
                <text:p>0.0267</text:p>
              </table:table-cell>
              <table:table-cell office:value-type="float" office:value="1.504">
                <text:p>1.5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0.0667">
                <text:p>0.0667</text:p>
              </table:table-cell>
              <table:table-cell office:value-type="float" office:value="0">
                <text:p>0</text:p>
              </table:table-cell>
              <table:table-cell office:value-type="float" office:value="1.4161">
                <text:p>1.41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">
                <text:p>3</text:p>
              </table:table-cell>
              <table:table-cell office:value-type="float" office:value="0.0133">
                <text:p>0.0133</text:p>
              </table:table-cell>
              <table:table-cell office:value-type="float" office:value="0.0133">
                <text:p>0.0133</text:p>
              </table:table-cell>
              <table:table-cell office:value-type="float" office:value="1.221">
                <text:p>1.2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1.3599">
                <text:p>1.35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0.0933">
                <text:p>0.0933</text:p>
              </table:table-cell>
              <table:table-cell office:value-type="float" office:value="0.0267">
                <text:p>0.0267</text:p>
              </table:table-cell>
              <table:table-cell office:value-type="float" office:value="1.4581">
                <text:p>1.45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">
                <text:p>3</text:p>
              </table:table-cell>
              <table:table-cell office:value-type="float" office:value="0.1733">
                <text:p>0.1733</text:p>
              </table:table-cell>
              <table:table-cell office:value-type="float" office:value="0.0533">
                <text:p>0.0533</text:p>
              </table:table-cell>
              <table:table-cell office:value-type="float" office:value="1.4856">
                <text:p>1.48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">
                <text:p>2</text:p>
              </table:table-cell>
              <table:table-cell office:value-type="float" office:value="0.0667">
                <text:p>0.0667</text:p>
              </table:table-cell>
              <table:table-cell office:value-type="float" office:value="0.0133">
                <text:p>0.0133</text:p>
              </table:table-cell>
              <table:table-cell office:value-type="float" office:value="1.2861">
                <text:p>1.28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0.12">
                <text:p>0.12</text:p>
              </table:table-cell>
              <table:table-cell office:value-type="float" office:value="0.0133">
                <text:p>0.0133</text:p>
              </table:table-cell>
              <table:table-cell office:value-type="float" office:value="1.1844">
                <text:p>1.18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0.12">
                <text:p>0.12</text:p>
              </table:table-cell>
              <table:table-cell office:value-type="float" office:value="0.0133">
                <text:p>0.0133</text:p>
              </table:table-cell>
              <table:table-cell office:value-type="float" office:value="1.168">
                <text:p>1.1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">
                <text:p>2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1.1296">
                <text:p>1.12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0.1467">
                <text:p>0.1467</text:p>
              </table:table-cell>
              <table:table-cell office:value-type="float" office:value="0.0133">
                <text:p>0.0133</text:p>
              </table:table-cell>
              <table:table-cell office:value-type="float" office:value="0.895">
                <text:p>0.8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  <table:table-cell office:value-type="float" office:value="0.8736">
                <text:p>0.87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.0267">
                <text:p>0.0267</text:p>
              </table:table-cell>
              <table:table-cell office:value-type="float" office:value="1.8291">
                <text:p>1.82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0.16">
                <text:p>0.16</text:p>
              </table:table-cell>
              <table:table-cell office:value-type="float" office:value="0.0533">
                <text:p>0.0533</text:p>
              </table:table-cell>
              <table:table-cell office:value-type="float" office:value="1.9835">
                <text:p>1.98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">
                <text:p>4</text:p>
              </table:table-cell>
              <table:table-cell office:value-type="float" office:value="0.0933">
                <text:p>0.0933</text:p>
              </table:table-cell>
              <table:table-cell office:value-type="float" office:value="0.0267">
                <text:p>0.0267</text:p>
              </table:table-cell>
              <table:table-cell office:value-type="float" office:value="2.0976">
                <text:p>2.09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1.4478">
                <text:p>1.44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0.0133">
                <text:p>0.0133</text:p>
              </table:table-cell>
              <table:table-cell office:value-type="float" office:value="0">
                <text:p>0</text:p>
              </table:table-cell>
              <table:table-cell office:value-type="float" office:value="1.1891">
                <text:p>1.18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">
                <text:p>2</text:p>
              </table:table-cell>
              <table:table-cell office:value-type="float" office:value="0.0533">
                <text:p>0.0533</text:p>
              </table:table-cell>
              <table:table-cell office:value-type="float" office:value="0">
                <text:p>0</text:p>
              </table:table-cell>
              <table:table-cell office:value-type="float" office:value="1.0077">
                <text:p>1.00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">
                <text:p>3</text:p>
              </table:table-cell>
              <table:table-cell office:value-type="float" office:value="0.1333">
                <text:p>0.1333</text:p>
              </table:table-cell>
              <table:table-cell office:value-type="float" office:value="0">
                <text:p>0</text:p>
              </table:table-cell>
              <table:table-cell office:value-type="float" office:value="1.368">
                <text:p>1.3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">
                <text:p>4</text:p>
              </table:table-cell>
              <table:table-cell office:value-type="float" office:value="0.0267">
                <text:p>0.0267</text:p>
              </table:table-cell>
              <table:table-cell office:value-type="float" office:value="0">
                <text:p>0</text:p>
              </table:table-cell>
              <table:table-cell office:value-type="float" office:value="1.5039">
                <text:p>1.50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">
                <text:p>3</text:p>
              </table:table-cell>
              <table:table-cell office:value-type="float" office:value="0.1333">
                <text:p>0.1333</text:p>
              </table:table-cell>
              <table:table-cell office:value-type="float" office:value="0.0133">
                <text:p>0.0133</text:p>
              </table:table-cell>
              <table:table-cell office:value-type="float" office:value="1.5512">
                <text:p>1.55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">
                <text:p>4</text:p>
              </table:table-cell>
              <table:table-cell office:value-type="float" office:value="0.12">
                <text:p>0.12</text:p>
              </table:table-cell>
              <table:table-cell office:value-type="float" office:value="0.0267">
                <text:p>0.0267</text:p>
              </table:table-cell>
              <table:table-cell office:value-type="float" office:value="1.762">
                <text:p>1.7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">
                <text:p>2</text:p>
              </table:table-cell>
              <table:table-cell office:value-type="float" office:value="0.1867">
                <text:p>0.1867</text:p>
              </table:table-cell>
              <table:table-cell office:value-type="float" office:value="0.0267">
                <text:p>0.0267</text:p>
              </table:table-cell>
              <table:table-cell office:value-type="float" office:value="1.946">
                <text:p>1.9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">
                <text:p>3</text:p>
              </table:table-cell>
              <table:table-cell office:value-type="float" office:value="0.0667">
                <text:p>0.0667</text:p>
              </table:table-cell>
              <table:table-cell office:value-type="float" office:value="0">
                <text:p>0</text:p>
              </table:table-cell>
              <table:table-cell office:value-type="float" office:value="0.9654">
                <text:p>0.96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">
                <text:p>1</text:p>
              </table:table-cell>
              <table:table-cell office:value-type="float" office:value="0.12">
                <text:p>0.12</text:p>
              </table:table-cell>
              <table:table-cell office:value-type="float" office:value="0.0133">
                <text:p>0.0133</text:p>
              </table:table-cell>
              <table:table-cell office:value-type="float" office:value="0.8723">
                <text:p>0.87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">
                <text:p>2</text:p>
              </table:table-cell>
              <table:table-cell office:value-type="float" office:value="0.08">
                <text:p>0.08</text:p>
              </table:table-cell>
              <table:table-cell office:value-type="float" office:value="0.0133">
                <text:p>0.0133</text:p>
              </table:table-cell>
              <table:table-cell office:value-type="float" office:value="0.7805">
                <text:p>0.78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">
                <text:p>1</text:p>
              </table:table-cell>
              <table:table-cell office:value-type="float" office:value="0.16">
                <text:p>0.16</text:p>
              </table:table-cell>
              <table:table-cell office:value-type="float" office:value="0.0133">
                <text:p>0.0133</text:p>
              </table:table-cell>
              <table:table-cell office:value-type="float" office:value="1.0605">
                <text:p>1.06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0.2933">
                <text:p>0.2933</text:p>
              </table:table-cell>
              <table:table-cell office:value-type="float" office:value="0.0133">
                <text:p>0.0133</text:p>
              </table:table-cell>
              <table:table-cell office:value-type="float" office:value="2.5525">
                <text:p>2.55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  <table:table-cell office:value-type="float" office:value="0.3467">
                <text:p>0.3467</text:p>
              </table:table-cell>
              <table:table-cell office:value-type="float" office:value="0.0267">
                <text:p>0.0267</text:p>
              </table:table-cell>
              <table:table-cell office:value-type="float" office:value="1.9856">
                <text:p>1.98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">
                <text:p>3</text:p>
              </table:table-cell>
              <table:table-cell office:value-type="float" office:value="0.1067">
                <text:p>0.1067</text:p>
              </table:table-cell>
              <table:table-cell office:value-type="float" office:value="0.0533">
                <text:p>0.0533</text:p>
              </table:table-cell>
              <table:table-cell office:value-type="float" office:value="1.2935">
                <text:p>1.29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  <table:table-cell office:value-type="float" office:value="0.2133">
                <text:p>0.2133</text:p>
              </table:table-cell>
              <table:table-cell office:value-type="float" office:value="0.0533">
                <text:p>0.0533</text:p>
              </table:table-cell>
              <table:table-cell office:value-type="float" office:value="1.5393">
                <text:p>1.53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">
                <text:p>2</text:p>
              </table:table-cell>
              <table:table-cell office:value-type="float" office:value="0.32">
                <text:p>0.32</text:p>
              </table:table-cell>
              <table:table-cell office:value-type="float" office:value="0.0133">
                <text:p>0.0133</text:p>
              </table:table-cell>
              <table:table-cell office:value-type="float" office:value="2.5904">
                <text:p>2.59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0.16">
                <text:p>0.16</text:p>
              </table:table-cell>
              <table:table-cell office:value-type="float" office:value="0.0267">
                <text:p>0.0267</text:p>
              </table:table-cell>
              <table:table-cell office:value-type="float" office:value="1.6291">
                <text:p>1.629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0.08">
                <text:p>0.08</text:p>
              </table:table-cell>
              <table:table-cell office:value-type="float" office:value="0.0267">
                <text:p>0.0267</text:p>
              </table:table-cell>
              <table:table-cell office:value-type="float" office:value="1.1884">
                <text:p>1.18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0.04">
                <text:p>0.04</text:p>
              </table:table-cell>
              <table:table-cell office:value-type="float" office:value="0.0133">
                <text:p>0.0133</text:p>
              </table:table-cell>
              <table:table-cell office:value-type="float" office:value="1.4157">
                <text:p>1.415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">
                <text:p>3</text:p>
              </table:table-cell>
              <table:table-cell office:value-type="float" office:value="0.2533">
                <text:p>0.2533</text:p>
              </table:table-cell>
              <table:table-cell office:value-type="float" office:value="0.0133">
                <text:p>0.0133</text:p>
              </table:table-cell>
              <table:table-cell office:value-type="float" office:value="1.5337">
                <text:p>1.533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">
                <text:p>1</text:p>
              </table:table-cell>
              <table:table-cell office:value-type="float" office:value="0.52">
                <text:p>0.52</text:p>
              </table:table-cell>
              <table:table-cell office:value-type="float" office:value="0">
                <text:p>0</text:p>
              </table:table-cell>
              <table:table-cell office:value-type="float" office:value="1.3751">
                <text:p>1.375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">
                <text:p>1</text:p>
              </table:table-cell>
              <table:table-cell office:value-type="float" office:value="0.5333">
                <text:p>0.5333</text:p>
              </table:table-cell>
              <table:table-cell office:value-type="float" office:value="0">
                <text:p>0</text:p>
              </table:table-cell>
              <table:table-cell office:value-type="float" office:value="1.529">
                <text:p>1.52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">
                <text:p>2</text:p>
              </table:table-cell>
              <table:table-cell office:value-type="float" office:value="0.48">
                <text:p>0.48</text:p>
              </table:table-cell>
              <table:table-cell office:value-type="float" office:value="0.0133">
                <text:p>0.0133</text:p>
              </table:table-cell>
              <table:table-cell office:value-type="float" office:value="1.7921">
                <text:p>1.792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">
                <text:p>1</text:p>
              </table:table-cell>
              <table:table-cell office:value-type="float" office:value="0.4533">
                <text:p>0.4533</text:p>
              </table:table-cell>
              <table:table-cell office:value-type="float" office:value="0.0267">
                <text:p>0.0267</text:p>
              </table:table-cell>
              <table:table-cell office:value-type="float" office:value="1.7064">
                <text:p>1.706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">
                <text:p>1</text:p>
              </table:table-cell>
              <table:table-cell office:value-type="float" office:value="0.5867">
                <text:p>0.5867</text:p>
              </table:table-cell>
              <table:table-cell office:value-type="float" office:value="0.0133">
                <text:p>0.0133</text:p>
              </table:table-cell>
              <table:table-cell office:value-type="float" office:value="1.3821">
                <text:p>1.382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">
                <text:p>2</text:p>
              </table:table-cell>
              <table:table-cell office:value-type="float" office:value="0.3467">
                <text:p>0.3467</text:p>
              </table:table-cell>
              <table:table-cell office:value-type="float" office:value="0.0133">
                <text:p>0.0133</text:p>
              </table:table-cell>
              <table:table-cell office:value-type="float" office:value="1.2101">
                <text:p>1.21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  <table:table-cell office:value-type="float" office:value="0.0133">
                <text:p>0.0133</text:p>
              </table:table-cell>
              <table:table-cell office:value-type="float" office:value="0.8212">
                <text:p>0.82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">
                <text:p>3</text:p>
              </table:table-cell>
              <table:table-cell office:value-type="float" office:value="0.0533">
                <text:p>0.0533</text:p>
              </table:table-cell>
              <table:table-cell office:value-type="float" office:value="0.0133">
                <text:p>0.0133</text:p>
              </table:table-cell>
              <table:table-cell office:value-type="float" office:value="0.5983">
                <text:p>0.598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">
                <text:p>1</text:p>
              </table:table-cell>
              <table:table-cell office:value-type="float" office:value="0.16">
                <text:p>0.16</text:p>
              </table:table-cell>
              <table:table-cell office:value-type="float" office:value="0.0133">
                <text:p>0.0133</text:p>
              </table:table-cell>
              <table:table-cell office:value-type="float" office:value="0.8748">
                <text:p>0.87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">
                <text:p>2</text:p>
              </table:table-cell>
              <table:table-cell office:value-type="float" office:value="0.2933">
                <text:p>0.2933</text:p>
              </table:table-cell>
              <table:table-cell office:value-type="float" office:value="0.04">
                <text:p>0.04</text:p>
              </table:table-cell>
              <table:table-cell office:value-type="float" office:value="1.9363">
                <text:p>1.936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0533">
                <text:p>0.0533</text:p>
              </table:table-cell>
              <table:table-cell office:value-type="float" office:value="1.5958">
                <text:p>1.59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">
                <text:p>2</text:p>
              </table:table-cell>
              <table:table-cell office:value-type="float" office:value="0.1067">
                <text:p>0.1067</text:p>
              </table:table-cell>
              <table:table-cell office:value-type="float" office:value="0.04">
                <text:p>0.04</text:p>
              </table:table-cell>
              <table:table-cell office:value-type="float" office:value="1.2235">
                <text:p>1.223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  <table:table-cell office:value-type="float" office:value="0.2267">
                <text:p>0.2267</text:p>
              </table:table-cell>
              <table:table-cell office:value-type="float" office:value="0">
                <text:p>0</text:p>
              </table:table-cell>
              <table:table-cell office:value-type="float" office:value="1.4718">
                <text:p>1.471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">
                <text:p>3</text:p>
              </table:table-cell>
              <table:table-cell office:value-type="float" office:value="0.0533">
                <text:p>0.0533</text:p>
              </table:table-cell>
              <table:table-cell office:value-type="float" office:value="0.0267">
                <text:p>0.0267</text:p>
              </table:table-cell>
              <table:table-cell office:value-type="float" office:value="1.264">
                <text:p>1.2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">
                <text:p>1</text:p>
              </table:table-cell>
              <table:table-cell office:value-type="float" office:value="0.2533">
                <text:p>0.2533</text:p>
              </table:table-cell>
              <table:table-cell office:value-type="float" office:value="0.0133">
                <text:p>0.0133</text:p>
              </table:table-cell>
              <table:table-cell office:value-type="float" office:value="1.2742">
                <text:p>1.27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">
                <text:p>2</text:p>
              </table:table-cell>
              <table:table-cell office:value-type="float" office:value="0.7467">
                <text:p>0.7467</text:p>
              </table:table-cell>
              <table:table-cell office:value-type="float" office:value="0">
                <text:p>0</text:p>
              </table:table-cell>
              <table:table-cell office:value-type="float" office:value="1.9267">
                <text:p>1.92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">
                <text:p>3</text:p>
              </table:table-cell>
              <table:table-cell office:value-type="float" office:value="0.3333">
                <text:p>0.3333</text:p>
              </table:table-cell>
              <table:table-cell office:value-type="float" office:value="0.04">
                <text:p>0.04</text:p>
              </table:table-cell>
              <table:table-cell office:value-type="float" office:value="1.343">
                <text:p>1.3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054cm" svg:height="11.465cm" xlink:href=".." xlink:type="simple" chart:class="chart:scatter" chart:style-name="ch1">
        <chart:title svg:x="12.071cm" svg:y="0.365cm" chart:style-name="ch2">
          <text:p>meanIDe</text:p>
        </chart:title>
        <chart:legend chart:legend-position="end" svg:x="23.844cm" svg:y="5.433cm" style:legend-expansion="high" chart:style-name="ch3"/>
        <chart:plot-area chart:style-name="ch4" table:cell-range-address="'MT and error analysis'.B2:'MT and error analysis'.B86 'MT and error analysis'.J1:'MT and error analysis'.J1" chart:data-source-has-labels="row" svg:x="1.37cm" svg:y="1.138cm" svg:width="17.63cm" svg:height="9.38cm">
          <chartooo:coordinate-region svg:x="1.806cm" svg:y="1.337cm" svg:width="16.954cm" svg:height="8.53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MT and error analysis'.J2:'MT and error analysis'.J86" chart:label-cell-address="'MT and error analysis'.J1:'MT and error analysis'.J1" chart:class="chart:scatter">
            <chart:domain table:cell-range-address="'MT and error analysis'.B2:'MT and error analysis'.B86"/>
            <chart:data-point chart:repeated="8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meanIDe</text:p>
                <draw:g>
                  <svg:desc>'MT and error analysis'.J1:'MT and error analysis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MT and error analysis'.B2:'MT and error analysis'.B86</svg:desc>
                </draw:g>
              </table:table-cell>
              <table:table-cell office:value-type="float" office:value="5.1724">
                <text:p>5.1724</text:p>
                <draw:g>
                  <svg:desc>'MT and error analysis'.J2:'MT and error analysis'.J8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.1032">
                <text:p>5.10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.0345">
                <text:p>5.03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.1816">
                <text:p>5.18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5.1226">
                <text:p>5.12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5.3278">
                <text:p>5.32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5.0899">
                <text:p>5.08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3284">
                <text:p>5.32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5.132">
                <text:p>5.1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4.9385">
                <text:p>4.93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4.9459">
                <text:p>4.94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4.9088">
                <text:p>4.90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4.9819">
                <text:p>4.98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5.4584">
                <text:p>5.45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5.2599">
                <text:p>5.25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4.6482">
                <text:p>4.64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4.6791">
                <text:p>4.67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4.9625">
                <text:p>4.96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5.5283">
                <text:p>5.52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5.2457">
                <text:p>5.24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5.6959">
                <text:p>5.69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">
                <text:p>3</text:p>
              </table:table-cell>
              <table:table-cell office:value-type="float" office:value="5.195">
                <text:p>5.1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4.4411">
                <text:p>4.44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5.8329">
                <text:p>5.83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">
                <text:p>3</text:p>
              </table:table-cell>
              <table:table-cell office:value-type="float" office:value="5.3255">
                <text:p>5.32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5.6717">
                <text:p>5.67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5.0991">
                <text:p>5.09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">
                <text:p>4</text:p>
              </table:table-cell>
              <table:table-cell office:value-type="float" office:value="5.4751">
                <text:p>5.47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">
                <text:p>3</text:p>
              </table:table-cell>
              <table:table-cell office:value-type="float" office:value="5.0911">
                <text:p>5.09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4.7194">
                <text:p>4.71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5.7302">
                <text:p>5.73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5.3702">
                <text:p>5.37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  <table:table-cell office:value-type="float" office:value="4.8748">
                <text:p>4.87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5.159">
                <text:p>5.1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">
                <text:p>3</text:p>
              </table:table-cell>
              <table:table-cell office:value-type="float" office:value="5.1968">
                <text:p>5.19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5.7875">
                <text:p>5.78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4.9334">
                <text:p>4.93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">
                <text:p>3</text:p>
              </table:table-cell>
              <table:table-cell office:value-type="float" office:value="5.3588">
                <text:p>5.35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">
                <text:p>2</text:p>
              </table:table-cell>
              <table:table-cell office:value-type="float" office:value="4.8769">
                <text:p>4.87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4.7477">
                <text:p>4.74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5.2878">
                <text:p>5.28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">
                <text:p>2</text:p>
              </table:table-cell>
              <table:table-cell office:value-type="float" office:value="5.826">
                <text:p>5.82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5.1139">
                <text:p>5.11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  <table:table-cell office:value-type="float" office:value="4.5958">
                <text:p>4.59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5.812">
                <text:p>5.8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5.264">
                <text:p>5.2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">
                <text:p>4</text:p>
              </table:table-cell>
              <table:table-cell office:value-type="float" office:value="5.5771">
                <text:p>5.57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">
                <text:p>3</text:p>
              </table:table-cell>
              <table:table-cell office:value-type="float" office:value="4.8159">
                <text:p>4.81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5.1698">
                <text:p>5.16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">
                <text:p>2</text:p>
              </table:table-cell>
              <table:table-cell office:value-type="float" office:value="5.5678">
                <text:p>5.56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">
                <text:p>3</text:p>
              </table:table-cell>
              <table:table-cell office:value-type="float" office:value="5.3436">
                <text:p>5.34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">
                <text:p>4</text:p>
              </table:table-cell>
              <table:table-cell office:value-type="float" office:value="4.926">
                <text:p>4.9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">
                <text:p>3</text:p>
              </table:table-cell>
              <table:table-cell office:value-type="float" office:value="5.0644">
                <text:p>5.06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">
                <text:p>4</text:p>
              </table:table-cell>
              <table:table-cell office:value-type="float" office:value="5.3301">
                <text:p>5.33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">
                <text:p>2</text:p>
              </table:table-cell>
              <table:table-cell office:value-type="float" office:value="5.4112">
                <text:p>5.41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">
                <text:p>3</text:p>
              </table:table-cell>
              <table:table-cell office:value-type="float" office:value="4.3983">
                <text:p>4.39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">
                <text:p>1</text:p>
              </table:table-cell>
              <table:table-cell office:value-type="float" office:value="5.7953">
                <text:p>5.79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">
                <text:p>2</text:p>
              </table:table-cell>
              <table:table-cell office:value-type="float" office:value="4.7788">
                <text:p>4.778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">
                <text:p>1</text:p>
              </table:table-cell>
              <table:table-cell office:value-type="float" office:value="5.0216">
                <text:p>5.02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5.9194">
                <text:p>5.91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  <table:table-cell office:value-type="float" office:value="5.21">
                <text:p>5.2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">
                <text:p>3</text:p>
              </table:table-cell>
              <table:table-cell office:value-type="float" office:value="4.7278">
                <text:p>4.727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  <table:table-cell office:value-type="float" office:value="4.8099">
                <text:p>4.80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">
                <text:p>2</text:p>
              </table:table-cell>
              <table:table-cell office:value-type="float" office:value="5.1701">
                <text:p>5.17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5.6113">
                <text:p>5.61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4.4069">
                <text:p>4.406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6.0593">
                <text:p>6.059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">
                <text:p>3</text:p>
              </table:table-cell>
              <table:table-cell office:value-type="float" office:value="5.2023">
                <text:p>5.20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">
                <text:p>1</text:p>
              </table:table-cell>
              <table:table-cell office:value-type="float" office:value="4.3181">
                <text:p>4.318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">
                <text:p>1</text:p>
              </table:table-cell>
              <table:table-cell office:value-type="float" office:value="5.1056">
                <text:p>5.10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">
                <text:p>2</text:p>
              </table:table-cell>
              <table:table-cell office:value-type="float" office:value="5.4094">
                <text:p>5.409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">
                <text:p>1</text:p>
              </table:table-cell>
              <table:table-cell office:value-type="float" office:value="4.74">
                <text:p>4.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">
                <text:p>1</text:p>
              </table:table-cell>
              <table:table-cell office:value-type="float" office:value="4.3439">
                <text:p>4.343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">
                <text:p>2</text:p>
              </table:table-cell>
              <table:table-cell office:value-type="float" office:value="4.7186">
                <text:p>4.718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">
                <text:p>1</text:p>
              </table:table-cell>
              <table:table-cell office:value-type="float" office:value="5.3829">
                <text:p>5.382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">
                <text:p>3</text:p>
              </table:table-cell>
              <table:table-cell office:value-type="float" office:value="4.79">
                <text:p>4.7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">
                <text:p>1</text:p>
              </table:table-cell>
              <table:table-cell office:value-type="float" office:value="4.9662">
                <text:p>4.966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">
                <text:p>2</text:p>
              </table:table-cell>
              <table:table-cell office:value-type="float" office:value="5.4043">
                <text:p>5.404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">
                <text:p>3</text:p>
              </table:table-cell>
              <table:table-cell office:value-type="float" office:value="5.3249">
                <text:p>5.324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">
                <text:p>2</text:p>
              </table:table-cell>
              <table:table-cell office:value-type="float" office:value="4.832">
                <text:p>4.8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  <table:table-cell office:value-type="float" office:value="5.7069">
                <text:p>5.706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">
                <text:p>3</text:p>
              </table:table-cell>
              <table:table-cell office:value-type="float" office:value="4.5488">
                <text:p>4.548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">
                <text:p>1</text:p>
              </table:table-cell>
              <table:table-cell office:value-type="float" office:value="4.7441">
                <text:p>4.744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">
                <text:p>2</text:p>
              </table:table-cell>
              <table:table-cell office:value-type="float" office:value="6.6938">
                <text:p>6.693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">
                <text:p>3</text:p>
              </table:table-cell>
              <table:table-cell office:value-type="float" office:value="4.531">
                <text:p>4.5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89cm" svg:y="4.201cm" style:legend-expansion="high" chart:style-name="ch2"/>
        <chart:plot-area chart:style-name="ch3" table:cell-range-address="MT.I1:MT.J86" chart:data-source-has-labels="row" svg:x="0.77cm" svg:y="0.855cm" svg:width="12.38cm" svg:height="7.545cm">
          <chartooo:coordinate-region svg:x="1.497cm" svg:y="1.055cm" svg:width="11.559cm" svg:height="6.6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T.I2:MT.I86" chart:label-cell-address="MT.J1:MT.J1" chart:class="chart:scatter">
            <chart:domain table:cell-range-address="MT.J2:MT.J86"/>
            <chart:data-point chart:repeated="2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 meanIDe</text:p>
                <draw:g>
                  <svg:desc>MT.J1:MT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9385">
                <text:p>4.9385</text:p>
                <draw:g>
                  <svg:desc>MT.J2:MT.J86</svg:desc>
                </draw:g>
              </table:table-cell>
              <table:table-cell office:value-type="float" office:value="1.7317">
                <text:p>1.7317</text:p>
                <draw:g>
                  <svg:desc>MT.I2:MT.I8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9459">
                <text:p>4.9459</text:p>
              </table:table-cell>
              <table:table-cell office:value-type="float" office:value="2.1726">
                <text:p>2.17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9088">
                <text:p>4.9088</text:p>
              </table:table-cell>
              <table:table-cell office:value-type="float" office:value="1.8534">
                <text:p>1.85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195">
                <text:p>5.195</text:p>
              </table:table-cell>
              <table:table-cell office:value-type="float" office:value="1.3911">
                <text:p>1.39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4411">
                <text:p>4.4411</text:p>
              </table:table-cell>
              <table:table-cell office:value-type="float" office:value="1.5132">
                <text:p>1.51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8329">
                <text:p>5.8329</text:p>
              </table:table-cell>
              <table:table-cell office:value-type="float" office:value="1.4173">
                <text:p>1.41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9334">
                <text:p>4.9334</text:p>
              </table:table-cell>
              <table:table-cell office:value-type="float" office:value="1.4581">
                <text:p>1.45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3588">
                <text:p>5.3588</text:p>
              </table:table-cell>
              <table:table-cell office:value-type="float" office:value="1.4856">
                <text:p>1.48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8769">
                <text:p>4.8769</text:p>
              </table:table-cell>
              <table:table-cell office:value-type="float" office:value="1.2861">
                <text:p>1.28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7477">
                <text:p>4.7477</text:p>
              </table:table-cell>
              <table:table-cell office:value-type="float" office:value="1.1844">
                <text:p>1.18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0644">
                <text:p>5.0644</text:p>
              </table:table-cell>
              <table:table-cell office:value-type="float" office:value="1.5512">
                <text:p>1.55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3301">
                <text:p>5.3301</text:p>
              </table:table-cell>
              <table:table-cell office:value-type="float" office:value="1.762">
                <text:p>1.7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4112">
                <text:p>5.4112</text:p>
              </table:table-cell>
              <table:table-cell office:value-type="float" office:value="1.946">
                <text:p>1.9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2023">
                <text:p>5.2023</text:p>
              </table:table-cell>
              <table:table-cell office:value-type="float" office:value="1.5337">
                <text:p>1.53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3181">
                <text:p>4.3181</text:p>
              </table:table-cell>
              <table:table-cell office:value-type="float" office:value="1.3751">
                <text:p>1.37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1056">
                <text:p>5.1056</text:p>
              </table:table-cell>
              <table:table-cell office:value-type="float" office:value="1.529">
                <text:p>1.5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4094">
                <text:p>5.4094</text:p>
              </table:table-cell>
              <table:table-cell office:value-type="float" office:value="1.7921">
                <text:p>1.79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74">
                <text:p>4.74</text:p>
              </table:table-cell>
              <table:table-cell office:value-type="float" office:value="1.7064">
                <text:p>1.70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3439">
                <text:p>4.3439</text:p>
              </table:table-cell>
              <table:table-cell office:value-type="float" office:value="1.3821">
                <text:p>1.38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7441">
                <text:p>4.7441</text:p>
              </table:table-cell>
              <table:table-cell office:value-type="float" office:value="1.2742">
                <text:p>1.27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6938">
                <text:p>6.6938</text:p>
              </table:table-cell>
              <table:table-cell office:value-type="float" office:value="1.9267">
                <text:p>1.92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531">
                <text:p>4.531</text:p>
              </table:table-cell>
              <table:table-cell office:value-type="float" office:value="1.343">
                <text:p>1.34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